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Cantarell" svg:font-family="Cantarell" style:font-family-generic="system" style:font-pitch="variable"/>
    <style:font-face style:name="Cantarell1" svg:font-family="Cantarell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Nastaliq Urdu" svg:font-family="'Noto Nastaliq Urdu'" style:font-family-generic="system" style:font-pitch="variable"/>
    <style:font-face style:name="Noto Sans CJK SC" svg:font-family="'Noto Sans CJK SC'" style:font-family-generic="swiss" style:font-pitch="variable"/>
    <style:font-face style:name="Noto Sans CJK SC1" svg:font-family="'Noto Sans CJK SC'" style:font-family-generic="system" style:font-pitch="variable"/>
    <style:font-face style:name="Noto Sans CJK SC2" svg:font-family="'Noto Sans CJK SC'" style:font-family-generic="swiss"/>
    <style:font-face style:name="Roboto" svg:font-family="Roboto" style:font-family-generic="system" style:font-pitch="variable"/>
    <style:font-face style:name="Roboto1" svg:font-family="Roboto" style:font-family-generic="swiss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9571in"/>
    </style:style>
    <style:style style:name="co2" style:family="table-column">
      <style:table-column-properties fo:break-before="auto" style:column-width="9.6992in"/>
    </style:style>
    <style:style style:name="co3" style:family="table-column">
      <style:table-column-properties fo:break-before="auto" style:column-width="13.752in"/>
    </style:style>
    <style:style style:name="co4" style:family="table-column">
      <style:table-column-properties fo:break-before="auto" style:column-width="2.452in"/>
    </style:style>
    <style:style style:name="co5" style:family="table-column">
      <style:table-column-properties fo:break-before="auto" style:column-width="1.2902in"/>
    </style:style>
    <style:style style:name="co6" style:family="table-column">
      <style:table-column-properties fo:break-before="auto" style:column-width="2.0602in"/>
    </style:style>
    <style:style style:name="co7" style:family="table-column">
      <style:table-column-properties fo:break-before="auto" style:column-width="1.278in"/>
    </style:style>
    <style:style style:name="co8" style:family="table-column">
      <style:table-column-properties fo:break-before="auto" style:column-width="0.9366in"/>
    </style:style>
    <style:style style:name="co9" style:family="table-column">
      <style:table-column-properties fo:break-before="auto" style:column-width="0.6335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0.661in"/>
    </style:style>
    <style:style style:name="co12" style:family="table-column">
      <style:table-column-properties fo:break-before="auto" style:column-width="1.2311in"/>
    </style:style>
    <style:style style:name="co13" style:family="table-column">
      <style:table-column-properties fo:break-before="auto" style:column-width="0.9402in"/>
    </style:style>
    <style:style style:name="co14" style:family="table-column">
      <style:table-column-properties fo:break-before="auto" style:column-width="1.4929in"/>
    </style:style>
    <style:style style:name="co15" style:family="table-column">
      <style:table-column-properties fo:break-before="auto" style:column-width="0.4882in"/>
    </style:style>
    <style:style style:name="co16" style:family="table-column">
      <style:table-column-properties fo:break-before="auto" style:column-width="0.611in"/>
    </style:style>
    <style:style style:name="co17" style:family="table-column">
      <style:table-column-properties fo:break-before="auto" style:column-width="2.9445in"/>
    </style:style>
    <style:style style:name="co18" style:family="table-column">
      <style:table-column-properties fo:break-before="auto" style:column-width="0.6909in"/>
    </style:style>
    <style:style style:name="co19" style:family="table-column">
      <style:table-column-properties fo:break-before="auto" style:column-width="3.1591in"/>
    </style:style>
    <style:style style:name="co20" style:family="table-column">
      <style:table-column-properties fo:break-before="auto" style:column-width="2.7457in"/>
    </style:style>
    <style:style style:name="co21" style:family="table-column">
      <style:table-column-properties fo:break-before="auto" style:column-width="3.4972in"/>
    </style:style>
    <style:style style:name="co22" style:family="table-column">
      <style:table-column-properties fo:break-before="auto" style:column-width="0.5409in"/>
    </style:style>
    <style:style style:name="co23" style:family="table-column">
      <style:table-column-properties fo:break-before="auto" style:column-width="0.5992in"/>
    </style:style>
    <style:style style:name="ro1" style:family="table-row">
      <style:table-row-properties style:row-height="0.2382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992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2071in" fo:break-before="auto" style:use-optimal-row-height="false"/>
    </style:style>
    <style:style style:name="ro7" style:family="table-row">
      <style:table-row-properties style:row-height="0.178in" fo:break-before="auto" style:use-optimal-row-height="false"/>
    </style:style>
    <style:style style:name="ro8" style:family="table-row">
      <style:table-row-properties style:row-height="0.228in" fo:break-before="auto" style:use-optimal-row-height="true"/>
    </style:style>
    <style:style style:name="ro9" style:family="table-row">
      <style:table-row-properties style:row-height="0.1835in" fo:break-before="auto" style:use-optimal-row-height="true"/>
    </style:style>
    <style:style style:name="ta1" style:family="table" style:master-page-name="PageStyle_5f_books">
      <style:table-properties table:display="true" style:writing-mode="lr-tb"/>
    </style:style>
    <style:style style:name="ta2" style:family="table" style:master-page-name="PageStyle_5f_tests">
      <style:table-properties table:display="true" style:writing-mode="lr-tb"/>
    </style:style>
    <style:style style:name="ta3" style:family="table" style:master-page-name="PageStyle_5f_docs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Calibri" fo:font-size="11pt" style:font-name-asian="Calibri" style:font-size-asian="11pt" style:font-size-complex="11pt"/>
    </style:style>
    <style:style style:name="ce25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Roboto" style:language-asian="zh" style:country-asian="CN" style:font-style-asian="normal" style:font-weight-asian="normal" style:font-name-complex="Roboto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wrap-option="wrap"/>
      <style:text-properties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Noto Nastaliq Urdu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style:font-name="Calibri" fo:font-size="11pt" style:font-name-asian="Calibri" style:font-size-asian="11pt" style:font-size-complex="11pt"/>
    </style:style>
    <style:style style:name="ce23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Calibri" fo:font-size="11pt" fo:font-weight="normal" style:font-name-asian="Calibri" style:font-size-asian="11pt" style:font-weight-asian="normal" style:font-size-complex="11pt" style:font-weight-complex="normal"/>
    </style:style>
    <style:style style:name="ce37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2e3436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ntarel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style:font-name-asian="Calibri" style:font-size-asian="11pt" style:font-size-complex="11pt"/>
    </style:style>
    <style:style style:name="ce42" style:family="table-cell" style:parent-style-name="Default" style:data-style-name="N4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style:font-name-asian="Calibri" style:font-size-asian="11pt" style:font-size-complex="11pt"/>
    </style:style>
    <style:style style:name="ce43" style:family="table-cell" style:parent-style-name="Default" style:data-style-name="N81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fo:font-weight="normal" style:font-name-asian="Calibri" style:font-size-asian="11pt" style:font-weight-asian="normal" style:font-size-complex="11pt" style:font-weight-complex="normal"/>
    </style:style>
    <style:style style:name="ce38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Noto Sans CJK SC" fo:font-size="10.5pt" style:font-name-asian="Noto Sans CJK SC" style:font-size-asian="10.5pt" style:font-size-complex="10.5pt"/>
    </style:style>
    <style:style style:name="ce46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language-asian="zh" style:country-asian="CN" style:font-style-asian="normal" style:font-weight-asian="normal" style:font-name-complex="Noto Nastaliq Urdu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Noto Sans CJK SC" fo:font-size="10.5pt" fo:font-style="normal" fo:text-shadow="none" style:text-underline-style="none" fo:font-weight="normal" style:font-name-asian="Noto Sans CJK SC" style:font-size-asian="10.5pt" style:font-style-asian="normal" style:font-weight-asian="normal" style:font-size-complex="10.5pt" style:font-style-complex="normal" style:font-weight-complex="normal"/>
    </style:style>
    <style:style style:name="ce48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Noto Sans CJK SC" fo:font-size="10.5pt" fo:font-style="normal" fo:text-shadow="none" style:text-underline-style="none" fo:font-weight="normal" style:font-name-asian="Noto Sans CJK SC" style:font-size-asian="10.5pt" style:font-style-asian="normal" style:font-weight-asian="normal" style:font-size-complex="10.5pt" style:font-style-complex="normal" style:font-weight-complex="normal"/>
    </style:style>
    <style:style style:name="ce55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ext-properties style:font-name="Noto Sans CJK SC" fo:font-size="10.5pt" style:font-name-asian="Noto Sans CJK SC" style:font-size-asian="10.5pt" style:font-size-complex="10.5pt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Noto Sans CJK SC2" style:font-name-asian="Noto Sans CJK SC2"/>
    </style:style>
    <style:style style:name="T3" style:family="text">
      <style:text-properties fo:color="#000000" style:font-name="Noto Sans CJK SC2" fo:font-size="11pt" fo:font-weight="normal" style:text-underline-style="none" style:text-underline-color="font-color" style:text-line-through-type="none" fo:font-style="normal" style:text-outline="false" fo:text-shadow="none" style:text-position="0% 100%" style:font-name-asian="Noto Sans CJK SC2" style:font-size-asian="11pt" style:font-size-complex="11pt" style:font-weight-asian="normal" style:font-weight-complex="normal" style:font-style-asian="normal" style:font-style-complex="normal"/>
    </style:style>
    <style:style style:name="T4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Calibri"/>
    </style:style>
    <style:style style:name="T5" style:family="text">
      <style:text-properties fo:color="#2e3436" style:font-name="Cantarell1" fo:font-size="6.40000009536743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US" style:language-asian="zh" style:country-asian="CN" style:language-complex="hi" style:country-complex="IN" style:font-name-asian="Cantarell1" style:font-name-complex="Cantarell1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color="#000000" style:font-name="Noto Sans CJK SC2" fo:font-size="11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Noto Sans CJK SC2" style:font-name-complex="Free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complex="Free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" style:font-name-asian="Noto Sans CJK SC"/>
    </style:style>
    <style:style style:name="T8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complex="Free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Noto Sans CJK SC2" style:font-name-asian="Noto Sans CJK SC2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ooks" table:style-name="ta1">
        <office:forms form:automatic-focus="false" form:apply-design-mode="false"/>
        <table:table-column table:style-name="co1" table:default-cell-style-name="ce24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9" table:default-cell-style-name="ce24"/>
        <table:table-column table:style-name="co10" table:number-columns-repeated="16374" table:default-cell-style-name="ce24"/>
        <table:table-column table:style-name="co10" table:default-cell-style-name="ce28"/>
        <table:table-row table:style-name="ro1">
          <table:table-cell table:style-name="ce1" office:value-type="string" calcext:value-type="string">
            <text:p><text:span text:style-name="T1">MD5</text:span><text:span text:style-name="T2">校验码</text:span></text:p>
          </table:table-cell>
          <table:table-cell table:style-name="ce1" office:value-type="string" calcext:value-type="string">
            <text:p>书名</text:p>
          </table:table-cell>
          <table:table-cell table:style-name="ce1" office:value-type="string" calcext:value-type="string">
            <text:p><text:span text:style-name="T3">作者</text:span><text:span text:style-name="T4">/</text:span><text:span text:style-name="T2">编者</text:span></text:p>
          </table:table-cell>
          <table:table-cell table:style-name="ce1" office:value-type="string" calcext:value-type="string">
            <text:p>译者</text:p>
          </table:table-cell>
          <table:table-cell table:style-name="ce1" office:value-type="string" calcext:value-type="string">
            <text:p>版次/出版年份</text:p>
          </table:table-cell>
          <table:table-cell table:style-name="ce1" office:value-type="string" calcext:value-type="string">
            <text:p>出版社</text:p>
          </table:table-cell>
          <table:table-cell table:style-name="ce1" office:value-type="string" calcext:value-type="string">
            <text:p><text:span text:style-name="T1">ISBN</text:span><text:span text:style-name="T2">码</text:span></text:p>
          </table:table-cell>
          <table:table-cell table:style-name="ce1" office:value-type="string" calcext:value-type="string">
            <text:p>文件类型</text:p>
          </table:table-cell>
          <table:table-cell office:value-type="string" calcext:value-type="string">
            <text:p>备注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000559972bfd10a2a6a8a9e34dfd2205</text:p>
          </table:table-cell>
          <table:table-cell office:value-type="string" calcext:value-type="string">
            <text:p>Б. П. 吉米多维奇高等数学习题精选精解</text:p>
          </table:table-cell>
          <table:table-cell office:value-type="string" calcext:value-type="string">
            <text:p>张天德/蒋晓芸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477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065c9c8a499d1d5614aff3ebbdfd0f9</text:p>
          </table:table-cell>
          <table:table-cell table:style-name="ce23" office:value-type="string" calcext:value-type="string">
            <text:p>英语品中国：科技篇</text:p>
          </table:table-cell>
          <table:table-cell table:style-name="ce23" office:value-type="string" calcext:value-type="string">
            <text:p><text:span text:style-name="T3">张钫炜</text:span><text:span text:style-name="T4">/</text:span><text:span text:style-name="T2">赵欣</text:span><text:span text:style-name="T4">/</text:span><text:span text:style-name="T2">袁方</text:span><text:span text:style-name="T4">/</text:span><text:span text:style-name="T2">王姗姗</text:span></text:p>
          </table:table-cell>
          <table:table-cell table:style-name="ce23"/>
          <table:table-cell office:value-type="string" calcext:value-type="string">
            <text:p>1</text:p>
          </table:table-cell>
          <table:table-cell table:style-name="ce23" office:value-type="string" calcext:value-type="string">
            <text:p>清华大学出版社</text:p>
          </table:table-cell>
          <table:table-cell office:value-type="string" calcext:value-type="string">
            <text:p>978730259323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5a94d9250b2f41ef7e7959c5ceef758</text:p>
          </table:table-cell>
          <table:table-cell office:value-type="string" calcext:value-type="string">
            <text:p>电路分析基础/Electric Circuits</text:p>
          </table:table-cell>
          <table:table-cell office:value-type="string" calcext:value-type="string">
            <text:p>James W. Nilsson/Susan A. Riedel/王宏祥/张民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2283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5d67011b2d1ded27ecdf15b88c0b9b1</text:p>
          </table:table-cell>
          <table:table-cell office:value-type="string" calcext:value-type="string">
            <text:p>数字电路与逻辑设计学习指导</text:p>
          </table:table-cell>
          <table:table-cell office:value-type="string" calcext:value-type="string">
            <text:p>刘培植/胡春静/郭琳/孙文生/刘丽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72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6fa27d50ba4a4baae1b665ea48fd677</text:p>
          </table:table-cell>
          <table:table-cell office:value-type="string" calcext:value-type="string">
            <text:p>理论物理学教程 第10卷 物理动理学 第2版</text:p>
          </table:table-cell>
          <table:table-cell table:style-name="ce23" office:value-type="string" calcext:value-type="string">
            <text:p>E. М. 粟弗席兹/Л. П. 皮塔耶夫斯基</text:p>
          </table:table-cell>
          <table:table-cell office:value-type="string" calcext:value-type="string">
            <text:p>徐锡申/徐春华/黄京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306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71070dd231e0de83f8096a72d78fdda</text:p>
          </table:table-cell>
          <table:table-cell office:value-type="string" calcext:value-type="string">
            <text:p>Think Python: How to Think Like a Computer Scientist</text:p>
          </table:table-cell>
          <table:table-cell office:value-type="string" calcext:value-type="string">
            <text:p>Allen Downey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Green Tea Press</text:p>
          </table:table-cell>
          <table:table-cell office:value-type="string" calcext:value-type="string">
            <text:p>97814919394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9215b9ab8b9644bd6bbb90253809f98</text:p>
          </table:table-cell>
          <table:table-cell office:value-type="string" calcext:value-type="string">
            <text:p>高等数学 下册</text:p>
          </table:table-cell>
          <table:table-cell office:value-type="string" calcext:value-type="string">
            <text:p>李忠/周建莹</text:p>
          </table:table-cell>
          <table:table-cell table:number-columns-repeated="2"/>
          <table:table-cell office:value-type="string" calcext:value-type="string">
            <text:p>北京大学出版社</text:p>
          </table:table-cell>
          <table:table-cell office:value-type="string" calcext:value-type="string">
            <text:p>97873010743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cb44163b35dc9438f0dd3c6610e8a75</text:p>
          </table:table-cell>
          <table:table-cell office:value-type="string" calcext:value-type="string">
            <text:p>Java 核心技术 卷I 基础知识（原书第10版）</text:p>
          </table:table-cell>
          <table:table-cell office:value-type="string" calcext:value-type="string">
            <text:p>Cay S. Horstmann</text:p>
          </table:table-cell>
          <table:table-cell office:value-type="string" calcext:value-type="string">
            <text:p>周立新/陈波/叶乃文/邝劲筠/杜永萍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5474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cc89d10a05aab6a66002a87de26261e</text:p>
          </table:table-cell>
          <table:table-cell office:value-type="string" calcext:value-type="string">
            <text:p>数值分析</text:p>
          </table:table-cell>
          <table:table-cell office:value-type="string" calcext:value-type="string">
            <text:p>Timothy Saner</text:p>
          </table:table-cell>
          <table:table-cell office:value-type="string" calcext:value-type="string">
            <text:p>吴兆金/王国英/范红军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175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d24315e4049f6946e12f5efa6f7fc68</text:p>
          </table:table-cell>
          <table:table-cell office:value-type="string" calcext:value-type="string">
            <text:p>The Consumer Society</text:p>
          </table:table-cell>
          <table:table-cell office:value-type="string" calcext:value-type="string">
            <text:p>Jean Baudrillard</text:p>
          </table:table-cell>
          <table:table-cell table:number-columns-repeated="2"/>
          <table:table-cell office:value-type="string" calcext:value-type="string">
            <text:p>SAGE Publications</text:p>
          </table:table-cell>
          <table:table-cell office:value-type="string" calcext:value-type="string">
            <text:p>978147399454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5" office:value-type="string" calcext:value-type="string">
            <text:p>0d4d151172fda23b51cf4d2abfb384c1</text:p>
          </table:table-cell>
          <table:table-cell office:value-type="string" calcext:value-type="string">
            <text:p>Database Systems: A pracital Approach to Design, Implementation, and Management</text:p>
          </table:table-cell>
          <table:table-cell office:value-type="string" calcext:value-type="string">
            <text:p>Thomas M. Connolly/Carolyn E. Begg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12920611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d66fac61560e69cc3ccb2a5ed644311</text:p>
          </table:table-cell>
          <table:table-cell office:value-type="string" calcext:value-type="string">
            <text:p>数据结构与算法分析：C语言描述（原书第2版）</text:p>
          </table:table-cell>
          <table:table-cell office:value-type="string" calcext:value-type="string">
            <text:p>Mark Allen Weiss</text:p>
          </table:table-cell>
          <table:table-cell office:value-type="string" calcext:value-type="string">
            <text:p>冯舜玺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2748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d696116eb3937a892c6bdffc6b6a203</text:p>
          </table:table-cell>
          <table:table-cell table:style-name="ce23" office:value-type="string" calcext:value-type="string">
            <text:p>电子电路测量与设计实验</text:p>
          </table:table-cell>
          <table:table-cell table:style-name="ce23" office:value-type="string" calcext:value-type="string">
            <text:p><text:span text:style-name="T3">陈凌霄</text:span><text:span text:style-name="T4">/</text:span><text:span text:style-name="T2">孙丹丹</text:span><text:span text:style-name="T4">/</text:span><text:span text:style-name="T2">张晓磊</text:span><text:span text:style-name="T4">/</text:span><text:span text:style-name="T2">高英</text:span></text:p>
          </table:table-cell>
          <table:table-cell table:style-name="ce23"/>
          <table:table-cell office:value-type="string" calcext:value-type="string">
            <text:p>2</text:p>
          </table:table-cell>
          <table:table-cell table:style-name="ce23" office:value-type="string" calcext:value-type="string">
            <text:p>北京邮电大学出版社</text:p>
          </table:table-cell>
          <table:table-cell office:value-type="string" calcext:value-type="string">
            <text:p>97875635618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eaf50a7f27a71479671187316367702</text:p>
          </table:table-cell>
          <table:table-cell office:value-type="string" calcext:value-type="string">
            <text:p>Beginning Python</text:p>
          </table:table-cell>
          <table:table-cell office:value-type="string" calcext:value-type="string">
            <text:p>Peter Norton/Alex Samuel/David Aitel/Eric Foster-Johnson/Leonard Richardson/Jason Diamond/Aleatha Parker/Michael Roberts</text:p>
          </table:table-cell>
          <table:table-cell table:number-columns-repeated="2"/>
          <table:table-cell office:value-type="string" calcext:value-type="string">
            <text:p>Wiley</text:p>
          </table:table-cell>
          <table:table-cell office:value-type="string" calcext:value-type="string">
            <text:p>978076459654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2bec49abc8fa7762f1ecc9e143a0884</text:p>
          </table:table-cell>
          <table:table-cell office:value-type="string" calcext:value-type="string">
            <text:p>Python编程案例教程</text:p>
          </table:table-cell>
          <table:table-cell office:value-type="string" calcext:value-type="string">
            <text:p>刘庆/姚丽娜/余美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航空工业出版社</text:p>
          </table:table-cell>
          <table:table-cell office:value-type="string" calcext:value-type="string">
            <text:p>97875165166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30d471e1558ffe03f523396c18f3f42</text:p>
          </table:table-cell>
          <table:table-cell office:value-type="string" calcext:value-type="string">
            <text:p>新概念物理教程 力学</text:p>
          </table:table-cell>
          <table:table-cell office:value-type="string" calcext:value-type="string">
            <text:p>赵凯华/罗蔚茵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5201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362ba8173ccc20cb8c4477075f15933</text:p>
          </table:table-cell>
          <table:table-cell office:value-type="string" calcext:value-type="string">
            <text:p>经济学原理 第7版 宏观经济学分册</text:p>
          </table:table-cell>
          <table:table-cell office:value-type="string" calcext:value-type="string">
            <text:p>N. Gregory Mankiw</text:p>
          </table:table-cell>
          <table:table-cell office:value-type="string" calcext:value-type="string">
            <text:p>梁小国/梁砾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北京大学出版社</text:p>
          </table:table-cell>
          <table:table-cell office:value-type="string" calcext:value-type="string">
            <text:p>978730125688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3f647b47f1e40e4b3c35294cbc1386e</text:p>
          </table:table-cell>
          <table:table-cell office:value-type="string" calcext:value-type="string">
            <text:p>Fundamentals of Computer Graphics</text:p>
          </table:table-cell>
          <table:table-cell office:value-type="string" calcext:value-type="string">
            <text:p>Steve Marschner/Peter Shirley/Michael Ashichmin/Michael Gleicher/Naty Hoffman/Garrett Johnson/Tamara Munzner/Erik reinhard/William B. Thompson/Peter Willemsen/Brian Wyvill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CRC Press</text:p>
          </table:table-cell>
          <table:table-cell office:value-type="string" calcext:value-type="string">
            <text:p>97814822294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765e8a076c70fe1849dd6845a3ead4a</text:p>
          </table:table-cell>
          <table:table-cell office:value-type="string" calcext:value-type="string">
            <text:p>离散数学</text:p>
          </table:table-cell>
          <table:table-cell office:value-type="string" calcext:value-type="string">
            <text:p>耿素云/屈婉玲/张立昂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2507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1770d21fd4b201904c70fd09217e0205</text:p>
          </table:table-cell>
          <table:table-cell table:style-name="ce23" office:value-type="string" calcext:value-type="string">
            <text:p>大学物理学 力学、热学</text:p>
          </table:table-cell>
          <table:table-cell table:style-name="ce23" office:value-type="string" calcext:value-type="string">
            <text:p><text:span text:style-name="T3">张三慧</text:span><text:span text:style-name="T4">/</text:span><text:span text:style-name="T2">安宇</text:span><text:span text:style-name="T4">/</text:span><text:span text:style-name="T2">阮东</text:span><text:span text:style-name="T4">/</text:span><text:span text:style-name="T2">李岩松</text:span></text:p>
          </table:table-cell>
          <table:table-cell table:style-name="ce23"/>
          <table:table-cell office:value-type="string" calcext:value-type="string">
            <text:p>4</text:p>
          </table:table-cell>
          <table:table-cell table:style-name="ce23" office:value-type="string" calcext:value-type="string">
            <text:p>清华大学出版社</text:p>
          </table:table-cell>
          <table:table-cell office:value-type="string" calcext:value-type="string">
            <text:p>978730250980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1382952f766888214de441eb889ea9</text:p>
          </table:table-cell>
          <table:table-cell office:value-type="string" calcext:value-type="string">
            <text:p>数学模型（第四版）习题参考解答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1149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2b073e555284e0d7e245bcd2875719</text:p>
          </table:table-cell>
          <table:table-cell office:value-type="string" calcext:value-type="string">
            <text:p>半导体物理学</text:p>
          </table:table-cell>
          <table:table-cell office:value-type="string" calcext:value-type="string">
            <text:p>刘恩科/朱秉升/罗晋生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200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9952a85656a0b6f7b0d02c1a3d1c55</text:p>
          </table:table-cell>
          <table:table-cell office:value-type="string" calcext:value-type="string">
            <text:p>电磁场与电磁波</text:p>
          </table:table-cell>
          <table:table-cell office:value-type="string" calcext:value-type="string">
            <text:p>焦其祥/王亚峰/李书芳/李莉/张阳安/高泽华/张欣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64006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8b392d7e9d8b8d2a33a23c9662b4d55</text:p>
          </table:table-cell>
          <table:table-cell office:value-type="string" calcext:value-type="string">
            <text:p>数学物理方法学习指导</text:p>
          </table:table-cell>
          <table:table-cell office:value-type="string" calcext:value-type="string">
            <text:p>郭玉翠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2256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c7de65abc52ac975562e1835f8755a</text:p>
          </table:table-cell>
          <table:table-cell office:value-type="string" calcext:value-type="string">
            <text:p>编译原理与技术（第2版）学习指导与习题解析</text:p>
          </table:table-cell>
          <table:table-cell office:value-type="string" calcext:value-type="string">
            <text:p>李文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4958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977a0d5d0850d0f23c64165c31bff77</text:p>
          </table:table-cell>
          <table:table-cell office:value-type="string" calcext:value-type="string">
            <text:p>线性代数及其应用（原书第3版）</text:p>
          </table:table-cell>
          <table:table-cell office:value-type="string" calcext:value-type="string">
            <text:p>David C. Lay</text:p>
          </table:table-cell>
          <table:table-cell office:value-type="string" calcext:value-type="string">
            <text:p>刘深泉/洪毅/马东魁/郭国雄/刘勇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709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ab766b920293f29c6f1cb9913316d3b</text:p>
          </table:table-cell>
          <table:table-cell office:value-type="string" calcext:value-type="string">
            <text:p>MATLAB在信号与系统中的应用</text:p>
          </table:table-cell>
          <table:table-cell office:value-type="string" calcext:value-type="string">
            <text:p>尹霄丽/张健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9957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af8dcccf2c8b4255f1a86d4e691ae29</text:p>
          </table:table-cell>
          <table:table-cell office:value-type="string" calcext:value-type="string">
            <text:p>全新版大学高阶英语 综合教程 学生用书 3</text:p>
          </table:table-cell>
          <table:table-cell office:value-type="string" calcext:value-type="string">
            <text:p>夏国佐/吴晓真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680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df16655ff72f820ce3621b27cce5791</text:p>
          </table:table-cell>
          <table:table-cell office:value-type="string" calcext:value-type="string">
            <text:p>算法笔记</text:p>
          </table:table-cell>
          <table:table-cell office:value-type="string" calcext:value-type="string">
            <text:p>刁瑞/谢研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8671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ed4abdf0ae528182b4c2d4ce8e37b43</text:p>
          </table:table-cell>
          <table:table-cell office:value-type="string" calcext:value-type="string">
            <text:p>编译原理与技术</text:p>
          </table:table-cell>
          <table:table-cell office:value-type="string" calcext:value-type="string">
            <text:p>李文生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4414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1ee8d03b91962aeed0897d766857830a</text:p>
          </table:table-cell>
          <table:table-cell table:style-name="ce23" office:value-type="string" calcext:value-type="string">
            <text:p>计算机操作系统：慕课版</text:p>
          </table:table-cell>
          <table:table-cell table:style-name="ce23" office:value-type="string" calcext:value-type="string">
            <text:p><text:span text:style-name="T3">汤小丹</text:span><text:span text:style-name="T4">/</text:span><text:span text:style-name="T2">王红玲</text:span><text:span text:style-name="T4">/</text:span><text:span text:style-name="T2">姜华</text:span><text:span text:style-name="T4">/</text:span><text:span text:style-name="T2">汤子瀛</text:span></text:p>
          </table:table-cell>
          <table:table-cell table:style-name="ce23"/>
          <table:table-cell office:value-type="string" calcext:value-type="string">
            <text:p>1</text:p>
          </table:table-cell>
          <table:table-cell table:style-name="ce23" office:value-type="string" calcext:value-type="string">
            <text:p>人民邮电出版社</text:p>
          </table:table-cell>
          <table:table-cell office:value-type="string" calcext:value-type="string">
            <text:p>978711556115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f799fb0a7cf62a1c80bde156bf5b577</text:p>
          </table:table-cell>
          <table:table-cell office:value-type="string" calcext:value-type="string">
            <text:p>图解密码技术</text:p>
          </table:table-cell>
          <table:table-cell office:value-type="string" calcext:value-type="string">
            <text:p>结城浩/周自恒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7362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20e94908b5923c47cefbbd81f10b518</text:p>
          </table:table-cell>
          <table:table-cell table:style-name="ce23" office:value-type="string" calcext:value-type="string">
            <text:p>工程数学 矢量分析与场论</text:p>
          </table:table-cell>
          <table:table-cell table:style-name="ce23" office:value-type="string" calcext:value-type="string">
            <text:p>谢树艺</text:p>
          </table:table-cell>
          <table:table-cell table:style-name="ce23"/>
          <table:table-cell office:value-type="string" calcext:value-type="string">
            <text:p>3</text:p>
          </table:table-cell>
          <table:table-cell table:style-name="ce23" office:value-type="string" calcext:value-type="string">
            <text:p>高等教育出版社</text:p>
          </table:table-cell>
          <table:table-cell office:value-type="string" calcext:value-type="string">
            <text:p>978704016324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307dd58db8bd27a6f176de750e53df2</text:p>
          </table:table-cell>
          <table:table-cell office:value-type="string" calcext:value-type="string">
            <text:p>视听说教程1学生用书</text:p>
          </table:table-cell>
          <table:table-cell office:value-type="string" calcext:value-type="string">
            <text:p>徐锦芬/刘文波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6627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469ffa9527a29ae4a0a12122bb97811</text:p>
          </table:table-cell>
          <table:table-cell office:value-type="string" calcext:value-type="string">
            <text:p>Database System Concepts</text:p>
          </table:table-cell>
          <table:table-cell office:value-type="string" calcext:value-type="string">
            <text:p>Abraham Silberschatz/Henry E. Korth/S. Sudarshan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Mc Graw Hill Education</text:p>
          </table:table-cell>
          <table:table-cell office:value-type="string" calcext:value-type="string">
            <text:p>978007352332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46b8cddd307923c9a825585c701bcaa</text:p>
          </table:table-cell>
          <table:table-cell office:value-type="string" calcext:value-type="string">
            <text:p>A Tour of C++</text:p>
          </table:table-cell>
          <table:table-cell office:value-type="string" calcext:value-type="string">
            <text:p>Bjarne Stroustrup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13499783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708e0de459e6adacede29ef9dec0cbe</text:p>
          </table:table-cell>
          <table:table-cell table:style-name="ce23" office:value-type="string" calcext:value-type="string">
            <text:p>大学计算机基础</text:p>
          </table:table-cell>
          <table:table-cell table:style-name="ce23" office:value-type="string" calcext:value-type="string">
            <text:p>牛少彰</text:p>
          </table:table-cell>
          <table:table-cell table:style-name="ce23"/>
          <table:table-cell office:value-type="string" calcext:value-type="string">
            <text:p>3</text:p>
          </table:table-cell>
          <table:table-cell table:style-name="ce23" office:value-type="string" calcext:value-type="string">
            <text:p>北京邮电大学出版社</text:p>
          </table:table-cell>
          <table:table-cell office:value-type="string" calcext:value-type="string">
            <text:p>97875635557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8c11c43cdb4e7eab2618a8f25ca15c9</text:p>
          </table:table-cell>
          <table:table-cell office:value-type="string" calcext:value-type="string">
            <text:p>线性代数/Linear Algebra</text:p>
          </table:table-cell>
          <table:table-cell office:value-type="string" calcext:value-type="string">
            <text:p>张文博/杨娟/仝辉/杨建奎/郭永江/周清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46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8f409eeb6a5e89338dbdfb75b67cd7e</text:p>
          </table:table-cell>
          <table:table-cell office:value-type="string" calcext:value-type="string">
            <text:p>新大学日语标准教程（基础篇）1</text:p>
          </table:table-cell>
          <table:table-cell office:value-type="string" calcext:value-type="string">
            <text:p>陈俊森/郑玉和/赵刚/仁科喜久子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9938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a9703343767a1b7778098a4475101b0</text:p>
          </table:table-cell>
          <table:table-cell office:value-type="string" calcext:value-type="string">
            <text:p>Computer Systems: A Programmer’s Perspective</text:p>
          </table:table-cell>
          <table:table-cell office:value-type="string" calcext:value-type="string">
            <text:p>Randal E. Bryant/Bryant O’Hallaron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13610804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ba0f86ba5452286a2872c8f44c9e69f</text:p>
          </table:table-cell>
          <table:table-cell office:value-type="string" calcext:value-type="string">
            <text:p>物理学教程（第三版）习题分析与解答</text:p>
          </table:table-cell>
          <table:table-cell office:value-type="string" calcext:value-type="string">
            <text:p>马文蔚/包刚/韦娜/殷实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493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fbeb7ab88f7f9054fa43da9d4a9a7ca</text:p>
          </table:table-cell>
          <table:table-cell office:value-type="string" calcext:value-type="string">
            <text:p>新概念物理教程 电磁学</text:p>
          </table:table-cell>
          <table:table-cell office:value-type="string" calcext:value-type="string">
            <text:p>赵凯华/陈熙谋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020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5" office:value-type="string" calcext:value-type="string">
            <text:p>2fd92f3c7e38ad5c136015a7e6a3ffcf</text:p>
          </table:table-cell>
          <table:table-cell office:value-type="string" calcext:value-type="string">
            <text:p>Computer Systems: A Programmer’s Perspective</text:p>
          </table:table-cell>
          <table:table-cell office:value-type="string" calcext:value-type="string">
            <text:p>Randal E. Bryant/David R. O’ Hallaron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12921017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1601606ba85971d6e51bd1327bda68e</text:p>
          </table:table-cell>
          <table:table-cell office:value-type="string" calcext:value-type="string">
            <text:p>工程数学 复变函数（第四版）同步辅导及习题全解</text:p>
          </table:table-cell>
          <table:table-cell office:value-type="string" calcext:value-type="string">
            <text:p>苏志平/郭志梅</text:p>
          </table:table-cell>
          <table:table-cell table:number-columns-repeated="2"/>
          <table:table-cell office:value-type="string" calcext:value-type="string">
            <text:p>中国水利水电出版社</text:p>
          </table:table-cell>
          <table:table-cell office:value-type="string" calcext:value-type="string">
            <text:p>978750846678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2a4b5a7d6f540371f641e655ded6ec0</text:p>
          </table:table-cell>
          <table:table-cell table:style-name="ce23" office:value-type="string" calcext:value-type="string">
            <text:p>高等代数 下册</text:p>
          </table:table-cell>
          <table:table-cell table:style-name="ce23" office:value-type="string" calcext:value-type="string">
            <text:p>丘维声</text:p>
          </table:table-cell>
          <table:table-cell table:style-name="ce23"/>
          <table:table-cell office:value-type="string" calcext:value-type="string">
            <text:p>3</text:p>
          </table:table-cell>
          <table:table-cell table:style-name="ce23" office:value-type="string" calcext:value-type="string">
            <text:p>高等教育出版社</text:p>
          </table:table-cell>
          <table:table-cell office:value-type="string" calcext:value-type="string">
            <text:p>978704042235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2bf1b77f6079fec59c7234944d42b58</text:p>
          </table:table-cell>
          <table:table-cell office:value-type="string" calcext:value-type="string">
            <text:p>深入理解计算机系统（原书第3版）</text:p>
          </table:table-cell>
          <table:table-cell office:value-type="string" calcext:value-type="string">
            <text:p>Randal E. Bryant/David R. O’Hallaron</text:p>
          </table:table-cell>
          <table:table-cell office:value-type="string" calcext:value-type="string">
            <text:p>龚奕利/贺莲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54493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32997c311e2387ae423538e3aba6834</text:p>
          </table:table-cell>
          <table:table-cell office:value-type="string" calcext:value-type="string">
            <text:p>理论物理学教程 第6卷 流体动力学 第5版</text:p>
          </table:table-cell>
          <table:table-cell table:style-name="ce23" office:value-type="string" calcext:value-type="string">
            <text:p>Л. Д. 朗道/E. М. 粟弗席兹</text:p>
          </table:table-cell>
          <table:table-cell office:value-type="string" calcext:value-type="string">
            <text:p>李植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4659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439e1d8caa517dd4d40629962618aa6</text:p>
          </table:table-cell>
          <table:table-cell table:style-name="ce23" office:value-type="string" calcext:value-type="string">
            <text:p>大学物理学 下册</text:p>
          </table:table-cell>
          <table:table-cell table:style-name="ce23" office:value-type="string" calcext:value-type="string">
            <text:p><text:span text:style-name="T3">吴百诗</text:span><text:span text:style-name="T4">/</text:span><text:span text:style-name="T2">罗春荣</text:span><text:span text:style-name="T4">/</text:span><text:span text:style-name="T2">马永庚</text:span><text:span text:style-name="T4">/</text:span><text:span text:style-name="T2">张孝林</text:span></text:p>
          </table:table-cell>
          <table:table-cell table:style-name="ce23"/>
          <table:table-cell office:value-type="string" calcext:value-type="string">
            <text:p>1</text:p>
          </table:table-cell>
          <table:table-cell table:style-name="ce23" office:value-type="string" calcext:value-type="string">
            <text:p>高等教育出版社</text:p>
          </table:table-cell>
          <table:table-cell office:value-type="string" calcext:value-type="string">
            <text:p>978704015815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47ec8f725088b8f12fe1a68bfe2f587</text:p>
          </table:table-cell>
          <table:table-cell table:style-name="ce23" office:value-type="string" calcext:value-type="string">
            <text:p>数字电路与逻辑设计</text:p>
          </table:table-cell>
          <table:table-cell table:style-name="ce23" office:value-type="string" calcext:value-type="string">
            <text:p><text:span text:style-name="T3">刘培植</text:span><text:span text:style-name="T4">/</text:span><text:span text:style-name="T2">胡春静</text:span><text:span text:style-name="T4">/</text:span><text:span text:style-name="T2">郭琳</text:span><text:span text:style-name="T4">/</text:span><text:span text:style-name="T2">孙文生</text:span><text:span text:style-name="T4">/</text:span><text:span text:style-name="T2">刘丽华</text:span></text:p>
          </table:table-cell>
          <table:table-cell table:style-name="ce23"/>
          <table:table-cell office:value-type="string" calcext:value-type="string">
            <text:p>2</text:p>
          </table:table-cell>
          <table:table-cell table:style-name="ce23" office:value-type="string" calcext:value-type="string">
            <text:p>北京邮电大学出版社</text:p>
          </table:table-cell>
          <table:table-cell office:value-type="string" calcext:value-type="string">
            <text:p>978756353387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4d685c30d68913bc37dbdd15f993266</text:p>
          </table:table-cell>
          <table:table-cell office:value-type="string" calcext:value-type="string">
            <text:p>Java语言程序设计与数据结构（基础篇）</text:p>
          </table:table-cell>
          <table:table-cell office:value-type="string" calcext:value-type="string">
            <text:p>Y. Daniel Liang</text:p>
          </table:table-cell>
          <table:table-cell office:value-type="string" calcext:value-type="string">
            <text:p>戴开宇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60074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4dcff3d4e7faaaa747a5e2c0adf5ff8</text:p>
          </table:table-cell>
          <table:table-cell office:value-type="string" calcext:value-type="string">
            <text:p>计算机导论与程序设计基础</text:p>
          </table:table-cell>
          <table:table-cell office:value-type="string" calcext:value-type="string">
            <text:p>张雷/周春燕/艾波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132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5af4353636279f6572da915e782a833</text:p>
          </table:table-cell>
          <table:table-cell table:style-name="ce23" office:value-type="string" calcext:value-type="string">
            <text:p>离散数学结构/Discrete Mathematical Structures</text:p>
          </table:table-cell>
          <table:table-cell office:value-type="string" calcext:value-type="string">
            <text:p>Bernard Kolman/Robert C. Busby/Sharon Cutler Ross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009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5" office:value-type="string" calcext:value-type="string">
            <text:p>373f437400dd4d3d53d8bf11cde57af7</text:p>
          </table:table-cell>
          <table:table-cell office:value-type="string" calcext:value-type="string">
            <text:p>计算机系统结构学习指导与题解</text:p>
          </table:table-cell>
          <table:table-cell office:value-type="string" calcext:value-type="string">
            <text:p>张晨曦/刘依/沈立/孙大一/李江峰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957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76e69c9ca2df90bdf5748c3c16bda69</text:p>
          </table:table-cell>
          <table:table-cell office:value-type="string" calcext:value-type="string">
            <text:p>Operating System Concepts</text:p>
          </table:table-cell>
          <table:table-cell office:value-type="string" calcext:value-type="string">
            <text:p>Abraham Silberschatz/Peter Baer Galvin/Greg Gagne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812938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7dd011efb2c7715274b577f3ee63b0d</text:p>
          </table:table-cell>
          <table:table-cell office:value-type="string" calcext:value-type="string">
            <text:p>大学英语实验教程（阅读）1</text:p>
          </table:table-cell>
          <table:table-cell office:value-type="string" calcext:value-type="string">
            <text:p>范姣莲/连晶晶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451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869d408e8ca241c4e055a1666851767</text:p>
          </table:table-cell>
          <table:table-cell office:value-type="string" calcext:value-type="string">
            <text:p>工科数学分析基础教学辅导书 下册</text:p>
          </table:table-cell>
          <table:table-cell office:value-type="string" calcext:value-type="string">
            <text:p>武忠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198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b597d14bfeab1e5eaeb5582e7c8f9a8</text:p>
          </table:table-cell>
          <table:table-cell table:style-name="ce23" office:value-type="string" calcext:value-type="string">
            <text:p>应用密码学</text:p>
          </table:table-cell>
          <table:table-cell table:style-name="ce23" office:value-type="string" calcext:value-type="string">
            <text:p><text:span text:style-name="T3">雷敏</text:span><text:span text:style-name="T4">/</text:span><text:span text:style-name="T2">杨义先</text:span></text:p>
          </table:table-cell>
          <table:table-cell table:style-name="ce23"/>
          <table:table-cell office:value-type="string" calcext:value-type="string">
            <text:p>3</text:p>
          </table:table-cell>
          <table:table-cell table:style-name="ce23" office:value-type="string" calcext:value-type="string">
            <text:p>北京邮电大学出版社</text:p>
          </table:table-cell>
          <table:table-cell office:value-type="string" calcext:value-type="string">
            <text:p>97875635661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b6d735bea40f502a8e0bdc04f016d70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谢希仁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0295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b71117af25ad5f9e702bf33899c2ef0</text:p>
          </table:table-cell>
          <table:table-cell table:style-name="ce23" office:value-type="string" calcext:value-type="string">
            <text:p>高等数学 下册</text:p>
          </table:table-cell>
          <table:table-cell table:style-name="ce23" office:value-type="string" calcext:value-type="string">
            <text:p>北京邮电大学数学系</text:p>
          </table:table-cell>
          <table:table-cell table:style-name="ce23"/>
          <table:table-cell office:value-type="string" calcext:value-type="string">
            <text:p>2</text:p>
          </table:table-cell>
          <table:table-cell table:style-name="ce23" office:value-type="string" calcext:value-type="string">
            <text:p>北京邮电大学出版社</text:p>
          </table:table-cell>
          <table:table-cell office:value-type="string" calcext:value-type="string">
            <text:p>97875635536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cf9fa8e25025f1134cca21a99f5bd51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吕玉琴/俎云霄/张健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923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ddd1d4a0f47e21679af623963614cea</text:p>
          </table:table-cell>
          <table:table-cell office:value-type="string" calcext:value-type="string">
            <text:p>数据结构与算法</text:p>
          </table:table-cell>
          <table:table-cell office:value-type="string" calcext:value-type="string">
            <text:p>徐雅静/肖波/马占宇/黄平牧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175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eba821057e920c1347821208b6b12a9</text:p>
          </table:table-cell>
          <table:table-cell table:style-name="ce23" office:value-type="string" calcext:value-type="string">
            <text:p>新概念物理教程 光学</text:p>
          </table:table-cell>
          <table:table-cell table:style-name="ce23" office:value-type="string" calcext:value-type="string">
            <text:p>赵凯华</text:p>
          </table:table-cell>
          <table:table-cell table:style-name="ce23"/>
          <table:table-cell office:value-type="string" calcext:value-type="string">
            <text:p>1</text:p>
          </table:table-cell>
          <table:table-cell table:style-name="ce23" office:value-type="string" calcext:value-type="string">
            <text:p>高等教育出版社</text:p>
          </table:table-cell>
          <table:table-cell office:value-type="string" calcext:value-type="string">
            <text:p>978704015562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f3f3ed4a935ba8b936248f0f6014b66</text:p>
          </table:table-cell>
          <table:table-cell table:style-name="ce23" office:value-type="string" calcext:value-type="string">
            <text:p>大学物理学 上册</text:p>
          </table:table-cell>
          <table:table-cell table:style-name="ce23" office:value-type="string" calcext:value-type="string">
            <text:p><text:span text:style-name="T3">吴百诗</text:span><text:span text:style-name="T4">/</text:span><text:span text:style-name="T2">罗春荣</text:span><text:span text:style-name="T4">/</text:span><text:span text:style-name="T2">马永庚</text:span><text:span text:style-name="T4">/</text:span><text:span text:style-name="T2">张孝林</text:span></text:p>
          </table:table-cell>
          <table:table-cell table:style-name="ce23"/>
          <table:table-cell office:value-type="string" calcext:value-type="string">
            <text:p>1</text:p>
          </table:table-cell>
          <table:table-cell table:style-name="ce23" office:value-type="string" calcext:value-type="string">
            <text:p>高等教育出版社</text:p>
          </table:table-cell>
          <table:table-cell office:value-type="string" calcext:value-type="string">
            <text:p>97870401557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fac6cab591ee2da4b1551c49dd801da</text:p>
          </table:table-cell>
          <table:table-cell office:value-type="string" calcext:value-type="string">
            <text:p>光纤通信系统</text:p>
          </table:table-cell>
          <table:table-cell office:value-type="string" calcext:value-type="string">
            <text:p>Govind P. Agrawal</text:p>
          </table:table-cell>
          <table:table-cell office:value-type="string" calcext:value-type="string">
            <text:p>贾东方/忻向军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814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203c9aaf3ddf7447f147625d65f297b</text:p>
          </table:table-cell>
          <table:table-cell office:value-type="string" calcext:value-type="string">
            <text:p>离散数学</text:p>
          </table:table-cell>
          <table:table-cell table:style-name="ce37" office:value-type="string" calcext:value-type="string">
            <text:p><text:span text:style-name="T5">邓俊辉</text:span>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1908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28187ce4a8635d5472693f597e45014</text:p>
          </table:table-cell>
          <table:table-cell office:value-type="string" calcext:value-type="string">
            <text:p>思想道德与法治：2023年版</text:p>
          </table:table-cell>
          <table:table-cell office:value-type="string" calcext:value-type="string">
            <text:p>《思想道德与法治（2023年版）》编写组</text:p>
          </table:table-cell>
          <table:table-cell/>
          <table:table-cell office:value-type="string" calcext:value-type="string">
            <text:p>2023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990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4bc6d4d52be12e46679c2166987a256</text:p>
          </table:table-cell>
          <table:table-cell office:value-type="string" calcext:value-type="string">
            <text:p>工科数学分析基础教学辅导书 上册</text:p>
          </table:table-cell>
          <table:table-cell office:value-type="string" calcext:value-type="string">
            <text:p>武忠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005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4d5aeeeccbc036be55297f3a175e837</text:p>
          </table:table-cell>
          <table:table-cell office:value-type="string" calcext:value-type="string">
            <text:p>密码学原理与实践（第三版）</text:p>
          </table:table-cell>
          <table:table-cell office:value-type="string" calcext:value-type="string">
            <text:p>Douglas R. Stinson</text:p>
          </table:table-cell>
          <table:table-cell office:value-type="string" calcext:value-type="string">
            <text:p>冯登国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797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5399c27ec4a96ae6d826948c746302b</text:p>
          </table:table-cell>
          <table:table-cell office:value-type="string" calcext:value-type="string">
            <text:p>Б. П. 吉米多维奇数学分析习题集题解 1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90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5786cd09764cb66c8afde5244fdc95c</text:p>
          </table:table-cell>
          <table:table-cell office:value-type="string" calcext:value-type="string">
            <text:p>离散数学及其应用/Discrete Mathematics and Its Applications</text:p>
          </table:table-cell>
          <table:table-cell office:value-type="string" calcext:value-type="string">
            <text:p>Kenneth H. Roson</text:p>
          </table:table-cell>
          <table:table-cell/>
          <table:table-cell office:value-type="string" calcext:value-type="string">
            <text:p>8</text:p>
          </table:table-cell>
          <table:table-cell office:value-type="string" calcext:value-type="string">
            <text:p>Mc Graw Hill Education</text:p>
          </table:table-cell>
          <table:table-cell office:value-type="string" calcext:value-type="string">
            <text:p>978125967651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6" office:value-type="string" calcext:value-type="string">
            <text:p>46ab086bad733201969fafa81ea2f142</text:p>
          </table:table-cell>
          <table:table-cell office:value-type="string" calcext:value-type="string">
            <text:p>物理光学学习指导与题解</text:p>
          </table:table-cell>
          <table:table-cell office:value-type="string" calcext:value-type="string">
            <text:p>刘翠红/张伟/黄峰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984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76afb576b270023204c2c95413bdd09</text:p>
          </table:table-cell>
          <table:table-cell office:value-type="string" calcext:value-type="string">
            <text:p>概率论与数理统计/Probability Theory and Mathematical Statistics</text:p>
          </table:table-cell>
          <table:table-cell office:value-type="string" calcext:value-type="string">
            <text:p>王学丽/杨建奎/郭永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169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78c9559138dcb88dd1552c973788727</text:p>
          </table:table-cell>
          <table:table-cell office:value-type="string" calcext:value-type="string">
            <text:p>全新版大学英语综合教程学生用书3</text:p>
          </table:table-cell>
          <table:table-cell office:value-type="string" calcext:value-type="string">
            <text:p>李荫华/王德明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372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7941ac5cb2b3947862f2aed19bec27e</text:p>
          </table:table-cell>
          <table:table-cell office:value-type="string" calcext:value-type="string">
            <text:p>理论物理学教程 第9卷 统计物理学II（凝聚态理论） 第4版</text:p>
          </table:table-cell>
          <table:table-cell table:style-name="ce23" office:value-type="string" calcext:value-type="string">
            <text:p>E. М. 粟弗席兹/Л. П. 皮塔耶夫斯基</text:p>
          </table:table-cell>
          <table:table-cell office:value-type="string" calcext:value-type="string">
            <text:p>王锡绂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416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99086a51b571be5e49007812fdcd7c8</text:p>
          </table:table-cell>
          <table:table-cell office:value-type="string" calcext:value-type="string">
            <text:p>通信原理习题集</text:p>
          </table:table-cell>
          <table:table-cell office:value-type="string" calcext:value-type="string">
            <text:p>杨鸿文/桑林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110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61949bdb42c49872544de9a2659f42</text:p>
          </table:table-cell>
          <table:table-cell office:value-type="string" calcext:value-type="string">
            <text:p>程控数字交换与现代通信网</text:p>
          </table:table-cell>
          <table:table-cell office:value-type="string" calcext:value-type="string">
            <text:p>叶敏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0291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cb3372f96a5019d764376cedd949412</text:p>
          </table:table-cell>
          <table:table-cell office:value-type="string" calcext:value-type="string">
            <text:p>新概念物理教程 热学</text:p>
          </table:table-cell>
          <table:table-cell office:value-type="string" calcext:value-type="string">
            <text:p>赵凯华/罗蔚茵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7680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e04cfc1548959eeaf378db64b53b3d2</text:p>
          </table:table-cell>
          <table:table-cell office:value-type="string" calcext:value-type="string">
            <text:p>物理学大题典 电磁学与电动力学</text:p>
          </table:table-cell>
          <table:table-cell office:value-type="string" calcext:value-type="string">
            <text:p>刘金英/陈银华/赵叔平/尤峻汉/朱俊杰/胡友秋</text:p>
          </table:table-cell>
          <table:table-cell table:number-columns-repeated="2"/>
          <table:table-cell office:value-type="string" calcext:value-type="string">
            <text:p>科学出版社</text:p>
          </table:table-cell>
          <table:table-cell office:value-type="string" calcext:value-type="string">
            <text:p>97870301549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f951d10a5466f4a9e2f425b7856e6ba</text:p>
          </table:table-cell>
          <table:table-cell office:value-type="string" calcext:value-type="string">
            <text:p>数学模型（第三版）习题参考解答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194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05c3b1c51804b6347863acf2fb0a0ef</text:p>
          </table:table-cell>
          <table:table-cell office:value-type="string" calcext:value-type="string">
            <text:p>理论物理学教程 第4卷 量子电动力学 第4版</text:p>
          </table:table-cell>
          <table:table-cell table:style-name="ce23" office:value-type="string" calcext:value-type="string">
            <text:p>В. Б. 别列斯捷茨基/E. М. 粟弗席兹/Л. П. 皮塔耶夫斯基</text:p>
          </table:table-cell>
          <table:table-cell office:value-type="string" calcext:value-type="string">
            <text:p>朱允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159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0734eef24f997c8876d5f82d58b4f77</text:p>
          </table:table-cell>
          <table:table-cell office:value-type="string" calcext:value-type="string">
            <text:p>社会工程：防范钓鱼欺诈</text:p>
          </table:table-cell>
          <table:table-cell office:value-type="string" calcext:value-type="string">
            <text:p>Christopher Hadnagy</text:p>
          </table:table-cell>
          <table:table-cell office:value-type="string" calcext:value-type="string">
            <text:p>肖诗尧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43547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10b6f23d13c96e1720a74916203954e</text:p>
          </table:table-cell>
          <table:table-cell table:style-name="ce23" office:value-type="string" calcext:value-type="string">
            <text:p>组合数学引论</text:p>
          </table:table-cell>
          <table:table-cell table:style-name="ce23" office:value-type="string" calcext:value-type="string">
            <text:p><text:span text:style-name="T3">许胤龙</text:span><text:span text:style-name="T4">/</text:span><text:span text:style-name="T2">孙淑玲</text:span></text:p>
          </table:table-cell>
          <table:table-cell table:style-name="ce23"/>
          <table:table-cell office:value-type="string" calcext:value-type="string">
            <text:p>2</text:p>
          </table:table-cell>
          <table:table-cell table:style-name="ce23" office:value-type="string" calcext:value-type="string">
            <text:p>中国科学技术大学出版社</text:p>
          </table:table-cell>
          <table:table-cell office:value-type="string" calcext:value-type="string">
            <text:p>978731202665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11ef3cda6181ff7f4279d5e1d100351</text:p>
          </table:table-cell>
          <table:table-cell table:style-name="ce23" office:value-type="string" calcext:value-type="string">
            <text:p>数字信号处理</text:p>
          </table:table-cell>
          <table:table-cell table:style-name="ce23" office:value-type="string" calcext:value-type="string">
            <text:p><text:span text:style-name="T3">高西全</text:span><text:span text:style-name="T4">/</text:span><text:span text:style-name="T2">丁玉美</text:span></text:p>
          </table:table-cell>
          <table:table-cell table:style-name="ce23"/>
          <table:table-cell office:value-type="string" calcext:value-type="string">
            <text:p>4</text:p>
          </table:table-cell>
          <table:table-cell table:style-name="ce23" office:value-type="string" calcext:value-type="string">
            <text:p>西安电子科技大学出版社</text:p>
          </table:table-cell>
          <table:table-cell office:value-type="string" calcext:value-type="string">
            <text:p>97875606395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1a645280ae361ae78392ebbfbdaa37c</text:p>
          </table:table-cell>
          <table:table-cell office:value-type="string" calcext:value-type="string">
            <text:p>运筹学</text:p>
          </table:table-cell>
          <table:table-cell office:value-type="string" calcext:value-type="string">
            <text:p>卓新建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340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24868387fdc7521e6507563e7d7f511</text:p>
          </table:table-cell>
          <table:table-cell table:style-name="ce23" office:value-type="string" calcext:value-type="string">
            <text:p>习近平新时代中国特色社会主义思想概论</text:p>
          </table:table-cell>
          <table:table-cell table:style-name="ce23" office:value-type="string" calcext:value-type="string">
            <text:p>习近平新时代中国特色社会主义思想概论编写组</text:p>
          </table:table-cell>
          <table:table-cell table:style-name="ce23"/>
          <table:table-cell office:value-type="string" calcext:value-type="string">
            <text:p>2023</text:p>
          </table:table-cell>
          <table:table-cell table:style-name="ce23" office:value-type="string" calcext:value-type="string">
            <text:p><text:span text:style-name="T3">高等教育出版社</text:span><text:span text:style-name="T4">/</text:span><text:span text:style-name="T2">人民出版社</text:span></text:p>
          </table:table-cell>
          <table:table-cell office:value-type="string" calcext:value-type="string">
            <text:p>97870406105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26d3407d543c60ccd90ada0964d76ee</text:p>
          </table:table-cell>
          <table:table-cell office:value-type="string" calcext:value-type="string">
            <text:p>计算机网络：自顶向下方法（原书第七版）</text:p>
          </table:table-cell>
          <table:table-cell office:value-type="string" calcext:value-type="string">
            <text:p>James F. Kurose/Keith W.Ross</text:p>
          </table:table-cell>
          <table:table-cell office:value-type="string" calcext:value-type="string">
            <text:p>陈鸣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5997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49bd5295685a240c4eae6ea37948884</text:p>
          </table:table-cell>
          <table:table-cell table:style-name="ce23" office:value-type="string" calcext:value-type="string">
            <text:p>大学物理学 中册</text:p>
          </table:table-cell>
          <table:table-cell table:style-name="ce23" office:value-type="string" calcext:value-type="string">
            <text:p><text:span text:style-name="T3">吴百诗</text:span><text:span text:style-name="T4">/</text:span><text:span text:style-name="T2">罗春荣</text:span><text:span text:style-name="T4">/</text:span><text:span text:style-name="T2">马永庚</text:span><text:span text:style-name="T4">/</text:span><text:span text:style-name="T2">张孝林</text:span></text:p>
          </table:table-cell>
          <table:table-cell table:style-name="ce23"/>
          <table:table-cell office:value-type="string" calcext:value-type="string">
            <text:p>1</text:p>
          </table:table-cell>
          <table:table-cell table:style-name="ce23" office:value-type="string" calcext:value-type="string">
            <text:p>高等教育出版社</text:p>
          </table:table-cell>
          <table:table-cell office:value-type="string" calcext:value-type="string">
            <text:p>978704015571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49f303b6ebc12b204bd545acab3eb9e</text:p>
          </table:table-cell>
          <table:table-cell office:value-type="string" calcext:value-type="string">
            <text:p>Linear Algebra and Its Applications</text:p>
          </table:table-cell>
          <table:table-cell office:value-type="string" calcext:value-type="string">
            <text:p>Gilbert Strang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Thomson Brooks/Cole</text:p>
          </table:table-cell>
          <table:table-cell office:value-type="string" calcext:value-type="string">
            <text:p>97805344220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4ea0e5a92fe6b708caedf213efd18f3</text:p>
          </table:table-cell>
          <table:table-cell office:value-type="string" calcext:value-type="string">
            <text:p>离散数学结构习题与解答</text:p>
          </table:table-cell>
          <table:table-cell office:value-type="string" calcext:value-type="string">
            <text:p>王家𫷷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0919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4ed72b53165a9a0441bc4fe3fdff917</text:p>
          </table:table-cell>
          <table:table-cell office:value-type="string" calcext:value-type="string">
            <text:p>矩阵论</text:p>
          </table:table-cell>
          <table:table-cell office:value-type="string" calcext:value-type="string">
            <text:p>张凯院/徐仲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西北工业大学出版社</text:p>
          </table:table-cell>
          <table:table-cell office:value-type="string" calcext:value-type="string">
            <text:p>97875612557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779d0f9490dc6b721b4c9eb101f2f21</text:p>
          </table:table-cell>
          <table:table-cell office:value-type="string" calcext:value-type="string">
            <text:p>社会工程：安全体系中的人性漏洞</text:p>
          </table:table-cell>
          <table:table-cell office:value-type="string" calcext:value-type="string">
            <text:p>Christopher Hadnagy</text:p>
          </table:table-cell>
          <table:table-cell office:value-type="string" calcext:value-type="string">
            <text:p>陆道宏/杜娟/邱璟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3538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84397f272ee33d11491cf78011abee2</text:p>
          </table:table-cell>
          <table:table-cell table:style-name="ce23" office:value-type="string" calcext:value-type="string">
            <text:p>计算机网络：自顶向下方法（原书第八版）</text:p>
          </table:table-cell>
          <table:table-cell table:style-name="ce23" office:value-type="string" calcext:value-type="string">
            <text:p>James F. Kurose/Keith W. Ross</text:p>
          </table:table-cell>
          <table:table-cell table:style-name="ce23" office:value-type="string" calcext:value-type="string">
            <text:p>陈鸣</text:p>
          </table:table-cell>
          <table:table-cell office:value-type="string" calcext:value-type="string">
            <text:p>1</text:p>
          </table:table-cell>
          <table:table-cell table:style-name="ce23" office:value-type="string" calcext:value-type="string">
            <text:p>机械工业出版社</text:p>
          </table:table-cell>
          <table:table-cell office:value-type="string" calcext:value-type="string">
            <text:p>97871117123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8b89e10c57425ce7cceb5dad17fde5b</text:p>
          </table:table-cell>
          <table:table-cell table:style-name="ce23" office:value-type="string" calcext:value-type="string">
            <text:p>形式语言与自动机</text:p>
          </table:table-cell>
          <table:table-cell table:style-name="ce23" office:value-type="string" calcext:value-type="string">
            <text:p><text:span text:style-name="T3">杨娟</text:span><text:span text:style-name="T4">/</text:span><text:span text:style-name="T2">石川</text:span><text:span text:style-name="T4">/</text:span><text:span text:style-name="T2">王柏</text:span></text:p>
          </table:table-cell>
          <table:table-cell table:style-name="ce23"/>
          <table:table-cell office:value-type="string" calcext:value-type="string">
            <text:p>2</text:p>
          </table:table-cell>
          <table:table-cell table:style-name="ce23" office:value-type="string" calcext:value-type="string">
            <text:p>北京邮电大学出版社</text:p>
          </table:table-cell>
          <table:table-cell office:value-type="string" calcext:value-type="string">
            <text:p>978756354997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a6058e26290543bdfce4481414585f7</text:p>
          </table:table-cell>
          <table:table-cell office:value-type="string" calcext:value-type="string">
            <text:p>Discrete and Combinatorial Mathematics – An Applied Introduction</text:p>
          </table:table-cell>
          <table:table-cell office:value-type="string" calcext:value-type="string">
            <text:p>Palph P. Grimaldi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20172634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d03a7496666f9bb241b73c28fa527a0</text:p>
          </table:table-cell>
          <table:table-cell office:value-type="string" calcext:value-type="string">
            <text:p>Б. П. 吉米多维奇数学分析习题集题解 4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e8a15d1410d9831b6c93c8b62e387bb</text:p>
          </table:table-cell>
          <table:table-cell table:style-name="ce23" office:value-type="string" calcext:value-type="string">
            <text:p>工科数学分析基础 下册</text:p>
          </table:table-cell>
          <table:table-cell table:style-name="ce23" office:value-type="string" calcext:value-type="string">
            <text:p><text:span text:style-name="T3">王绵森</text:span><text:span text:style-name="T4">/</text:span><text:span text:style-name="T2">马知恩</text:span></text:p>
          </table:table-cell>
          <table:table-cell table:style-name="ce23"/>
          <table:table-cell office:value-type="string" calcext:value-type="string">
            <text:p>3</text:p>
          </table:table-cell>
          <table:table-cell table:style-name="ce23" office:value-type="string" calcext:value-type="string">
            <text:p>高等教育出版社</text:p>
          </table:table-cell>
          <table:table-cell office:value-type="string" calcext:value-type="string">
            <text:p>97870404911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edefa4dee186e0e25de5b6012f4655f</text:p>
          </table:table-cell>
          <table:table-cell office:value-type="string" calcext:value-type="string">
            <text:p>信号与系统 上册</text:p>
          </table:table-cell>
          <table:table-cell office:value-type="string" calcext:value-type="string">
            <text:p>郑君里/应启珩/杨为理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07981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fc43cb745c14415890cde51f7772125</text:p>
          </table:table-cell>
          <table:table-cell office:value-type="string" calcext:value-type="string">
            <text:p>算法数论：格、数域、曲线和密码学</text:p>
          </table:table-cell>
          <table:table-cell office:value-type="string" calcext:value-type="string">
            <text:p>J.P. Puhler/P. Stevenhagen</text:p>
          </table:table-cell>
          <table:table-cell office:value-type="string" calcext:value-type="string">
            <text:p>王元/冯克勤/张俊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012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00a47858f280bae6a4d52792a07ed60</text:p>
          </table:table-cell>
          <table:table-cell office:value-type="string" calcext:value-type="string">
            <text:p>随机信号分析与处理</text:p>
          </table:table-cell>
          <table:table-cell office:value-type="string" calcext:value-type="string">
            <text:p>罗鹏飞/张文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2899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0d948647e7c2e9d5b7c41807a2680e6</text:p>
          </table:table-cell>
          <table:table-cell office:value-type="string" calcext:value-type="string">
            <text:p>离散数学与组合数学（第5版）</text:p>
          </table:table-cell>
          <table:table-cell office:value-type="string" calcext:value-type="string">
            <text:p>Ralph P. Grimaldi</text:p>
          </table:table-cell>
          <table:table-cell office:value-type="string" calcext:value-type="string">
            <text:p>林永钢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4416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10aca40599a0f42ecaa2b20bb95850c</text:p>
          </table:table-cell>
          <table:table-cell office:value-type="string" calcext:value-type="string">
            <text:p>Fundamentals of Computer Graphics</text:p>
          </table:table-cell>
          <table:table-cell office:value-type="string" calcext:value-type="string">
            <text:p>Peter Shirley/Steve Marschner/Michael Ashikhmin/Michael Gleicher/Naty Hoffman/Garrett Johnson/Tamara Munzner/Erik Reinhard/Kelvin Sung/Willian B. Thompson/Peter Willemsen/Brian Wyvill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CRC Press</text:p>
          </table:table-cell>
          <table:table-cell office:value-type="string" calcext:value-type="string">
            <text:p>97814398655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2d8ab20ac19daa09ad453dd252b80c3</text:p>
          </table:table-cell>
          <table:table-cell table:style-name="ce23" office:value-type="string" calcext:value-type="string">
            <text:p>信号与系统（第三版）习题解析</text:p>
          </table:table-cell>
          <table:table-cell table:style-name="ce23" office:value-type="string" calcext:value-type="string">
            <text:p>谷源涛</text:p>
          </table:table-cell>
          <table:table-cell table:style-name="ce23"/>
          <table:table-cell office:value-type="string" calcext:value-type="string">
            <text:p>1</text:p>
          </table:table-cell>
          <table:table-cell table:style-name="ce23" office:value-type="string" calcext:value-type="string">
            <text:p>高等教育出版社</text:p>
          </table:table-cell>
          <table:table-cell office:value-type="string" calcext:value-type="string">
            <text:p>978704031601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43349041f9bc8ab891db6fbb7e93a01</text:p>
          </table:table-cell>
          <table:table-cell office:value-type="string" calcext:value-type="string">
            <text:p>Б. П. 吉米多维奇数学分析习题集题解 6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5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5c525d65939c5026df092f68a3cf2f4</text:p>
          </table:table-cell>
          <table:table-cell office:value-type="string" calcext:value-type="string">
            <text:p>C程序设计语言</text:p>
          </table:table-cell>
          <table:table-cell office:value-type="string" calcext:value-type="string">
            <text:p>Brian W. Kernighan/Dennis M. Ritchie</text:p>
          </table:table-cell>
          <table:table-cell office:value-type="string" calcext:value-type="string">
            <text:p>徐宝文/李志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280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7b1ae01879c8d4ca862c4827c2aa31a</text:p>
          </table:table-cell>
          <table:table-cell office:value-type="string" calcext:value-type="string">
            <text:p>理论物理学教程 第5卷 统计物理学I 第5版</text:p>
          </table:table-cell>
          <table:table-cell table:style-name="ce23" office:value-type="string" calcext:value-type="string">
            <text:p>Л. Д. 朗道/E. М. 粟弗席兹</text:p>
          </table:table-cell>
          <table:table-cell office:value-type="string" calcext:value-type="string">
            <text:p>束仁贵/束莼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057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86ba1fb30d0a12f75512ad1e0863462</text:p>
          </table:table-cell>
          <table:table-cell office:value-type="string" calcext:value-type="string">
            <text:p>线性代数（原书第8版）</text:p>
          </table:table-cell>
          <table:table-cell office:value-type="string" calcext:value-type="string">
            <text:p>Steven J. Leon</text:p>
          </table:table-cell>
          <table:table-cell office:value-type="string" calcext:value-type="string">
            <text:p>张文博/张丽静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3134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8eaf713ff6d2297e4a40e8ab8519aaa</text:p>
          </table:table-cell>
          <table:table-cell office:value-type="string" calcext:value-type="string">
            <text:p>MySQL必知必会</text:p>
          </table:table-cell>
          <table:table-cell office:value-type="string" calcext:value-type="string">
            <text:p>Ben Forta</text:p>
          </table:table-cell>
          <table:table-cell office:value-type="string" calcext:value-type="string">
            <text:p>刘晓霞/钟鸣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19112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a7c3b94a1ab6c903d2a324d2f824652</text:p>
          </table:table-cell>
          <table:table-cell table:style-name="ce23" office:value-type="string" calcext:value-type="string">
            <text:p>理论物理学教程 第1卷 力学 第5版</text:p>
          </table:table-cell>
          <table:table-cell table:style-name="ce23" office:value-type="string" calcext:value-type="string">
            <text:p>Л. Д. 朗道/E. М. 粟弗席兹</text:p>
          </table:table-cell>
          <table:table-cell table:style-name="ce23" office:value-type="string" calcext:value-type="string">
            <text:p>李俊峰/鞠国兴</text:p>
          </table:table-cell>
          <table:table-cell office:value-type="string" calcext:value-type="string">
            <text:p>1</text:p>
          </table:table-cell>
          <table:table-cell table:style-name="ce23" office:value-type="string" calcext:value-type="string">
            <text:p>高等教育出版社</text:p>
          </table:table-cell>
          <table:table-cell office:value-type="string" calcext:value-type="string">
            <text:p>97870402084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a9b2b59b06cf3ed0919dcd5d11aa6ba</text:p>
          </table:table-cell>
          <table:table-cell office:value-type="string" calcext:value-type="string">
            <text:p>数字逻辑</text:p>
          </table:table-cell>
          <table:table-cell office:value-type="string" calcext:value-type="string">
            <text:p>白中英/谢松云/朱正东/方维/吴俊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36909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b34f7e70671dc91d384b263e4098571</text:p>
          </table:table-cell>
          <table:table-cell office:value-type="string" calcext:value-type="string">
            <text:p>线性代数附册 学习辅导与习题全解：同济 第五版</text:p>
          </table:table-cell>
          <table:table-cell office:value-type="string" calcext:value-type="string">
            <text:p>同济大学数学系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50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6b5ddaf29b0b4f34eecb5dd1885c30e2</text:p>
          </table:table-cell>
          <table:table-cell table:style-name="ce23" office:value-type="string" calcext:value-type="string">
            <text:p>电子技术基础 模拟部分</text:p>
          </table:table-cell>
          <table:table-cell table:style-name="ce23" office:value-type="string" calcext:value-type="string">
            <text:p><text:span text:style-name="T3">康华光</text:span><text:span text:style-name="T4">/</text:span><text:span text:style-name="T2">张林</text:span><text:span text:style-name="T4">/</text:span><text:span text:style-name="T2">陈大钦</text:span><text:span text:style-name="T4">/</text:span><text:span text:style-name="T2">秦臻</text:span><text:span text:style-name="T4">/</text:span><text:span text:style-name="T2">邓天平</text:span><text:span text:style-name="T4">/</text:span><text:span text:style-name="T2">罗杰</text:span></text:p>
          </table:table-cell>
          <table:table-cell table:style-name="ce23"/>
          <table:table-cell office:value-type="string" calcext:value-type="string">
            <text:p>7</text:p>
          </table:table-cell>
          <table:table-cell table:style-name="ce23" office:value-type="string" calcext:value-type="string">
            <text:p>高等教育出版社</text:p>
          </table:table-cell>
          <table:table-cell office:value-type="string" calcext:value-type="string">
            <text:p>978704055419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d0502c9dbeb66a80421869f3161aaef</text:p>
          </table:table-cell>
          <table:table-cell office:value-type="string" calcext:value-type="string">
            <text:p>网络渗透技术攻防高手修炼</text:p>
          </table:table-cell>
          <table:table-cell office:value-type="string" calcext:value-type="string">
            <text:p>武新华/王英英/李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12573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6ea87e3d5ff76bd43d6ba16d376956cb</text:p>
          </table:table-cell>
          <table:table-cell table:style-name="ce23" office:value-type="string" calcext:value-type="string">
            <text:p><text:span text:style-name="T3">数据结构：</text:span><text:span text:style-name="T4">C</text:span><text:span text:style-name="T2">语言版</text:span></text:p>
          </table:table-cell>
          <table:table-cell table:style-name="ce23" office:value-type="string" calcext:value-type="string">
            <text:p><text:span text:style-name="T3">严蔚敏</text:span><text:span text:style-name="T4">/</text:span><text:span text:style-name="T2">吴伟民</text:span></text:p>
          </table:table-cell>
          <table:table-cell table:style-name="ce23"/>
          <table:table-cell office:value-type="string" calcext:value-type="string">
            <text:p>1</text:p>
          </table:table-cell>
          <table:table-cell table:style-name="ce23" office:value-type="string" calcext:value-type="string">
            <text:p>清华大学出版社</text:p>
          </table:table-cell>
          <table:table-cell office:value-type="string" calcext:value-type="string">
            <text:p>97873021475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ede300e49c07cfa650f4c920d7eb049</text:p>
          </table:table-cell>
          <table:table-cell office:value-type="string" calcext:value-type="string">
            <text:p>形式语言与自动机导论（原书第3版）</text:p>
          </table:table-cell>
          <table:table-cell office:value-type="string" calcext:value-type="string">
            <text:p>Peter Linz</text:p>
          </table:table-cell>
          <table:table-cell office:value-type="string" calcext:value-type="string">
            <text:p>孙家骕</text:p>
          </table:table-cell>
          <table:table-cell/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78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102f1e80a9412da63fe7383e6093201</text:p>
          </table:table-cell>
          <table:table-cell office:value-type="string" calcext:value-type="string">
            <text:p><text:span text:style-name="T1">Verilog</text:span><text:span text:style-name="T2">数字系统设计教程</text:span></text:p>
          </table:table-cell>
          <table:table-cell table:style-name="ce23" office:value-type="string" calcext:value-type="string">
            <text:p>夏宇闻</text:p>
          </table:table-cell>
          <table:table-cell table:style-name="ce23"/>
          <table:table-cell office:value-type="float" office:value="3" calcext:value-type="float">
            <text:p>3</text:p>
          </table:table-cell>
          <table:table-cell table:style-name="ce23" office:value-type="string" calcext:value-type="string">
            <text:p>北京航空航天大学出版社</text:p>
          </table:table-cell>
          <table:table-cell office:value-type="string" calcext:value-type="string">
            <text:p>97875124246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1acf7a30fef4ff0e62238ee9a8ea71c</text:p>
          </table:table-cell>
          <table:table-cell office:value-type="string" calcext:value-type="string">
            <text:p>运筹学基础及应用</text:p>
          </table:table-cell>
          <table:table-cell office:value-type="string" calcext:value-type="string">
            <text:p>胡运权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399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1c1698db0a1bd3dcdbdac36a83c6d17</text:p>
          </table:table-cell>
          <table:table-cell office:value-type="string" calcext:value-type="string">
            <text:p>社会工程：解读肢体语言</text:p>
          </table:table-cell>
          <table:table-cell office:value-type="string" calcext:value-type="string">
            <text:p>Christopher Hadnagy</text:p>
          </table:table-cell>
          <table:table-cell office:value-type="string" calcext:value-type="string">
            <text:p>蔡筠竹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824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24d7b3192836b01e99f33c45a405c42</text:p>
          </table:table-cell>
          <table:table-cell office:value-type="string" calcext:value-type="string">
            <text:p>高等数学（下）/Advanced Mathematics(II)</text:p>
          </table:table-cell>
          <table:table-cell office:value-type="string" calcext:value-type="string">
            <text:p>北京邮电大学高等数学双语教学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89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282f03d043e8251bb566a85ce077cc8</text:p>
          </table:table-cell>
          <table:table-cell office:value-type="string" calcext:value-type="string">
            <text:p>离散数学结构（第五版）</text:p>
          </table:table-cell>
          <table:table-cell office:value-type="string" calcext:value-type="string">
            <text:p>Bernard Kolman/Robert C. Busby/Sharon Cutler Ross</text:p>
          </table:table-cell>
          <table:table-cell office:value-type="string" calcext:value-type="string">
            <text:p>罗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719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312960d0fb110104ea01347f30cc98a</text:p>
          </table:table-cell>
          <table:table-cell office:value-type="string" calcext:value-type="string">
            <text:p>Operating System Concepts</text:p>
          </table:table-cell>
          <table:table-cell office:value-type="string" calcext:value-type="string">
            <text:p>Abraham silberschatz/Peter Baer Galvin/Greg Gagne</text:p>
          </table:table-cell>
          <table:table-cell/>
          <table:table-cell office:value-type="string" calcext:value-type="string">
            <text:p>10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93209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28" office:value-type="string" calcext:value-type="string">
            <text:p>75d6005de169698c1b13d8572fc213f3</text:p>
          </table:table-cell>
          <table:table-cell office:value-type="string" calcext:value-type="string">
            <text:p>机器人学：机构、运动学、动力学及运动规划</text:p>
          </table:table-cell>
          <table:table-cell office:value-type="string" calcext:value-type="string">
            <text:p>战强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274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65a7d6a7da84cc3d60aa4b3b4bd29d2</text:p>
          </table:table-cell>
          <table:table-cell office:value-type="string" calcext:value-type="string">
            <text:p>数学分析习题课讲义 下册</text:p>
          </table:table-cell>
          <table:table-cell office:value-type="string" calcext:value-type="string">
            <text:p>谢惠民/恽自求/易法槐/钱定边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294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66020fc65e6453b1ff5b7dddf0119f6</text:p>
          </table:table-cell>
          <table:table-cell office:value-type="string" calcext:value-type="string">
            <text:p>新大学日语标准教程（基础篇）2</text:p>
          </table:table-cell>
          <table:table-cell office:value-type="string" calcext:value-type="string">
            <text:p>陈俊森/郑玉和/侯仁锋/宫本晶子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012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6ba2bce64b9c85ca12b12ec6be9af5e</text:p>
          </table:table-cell>
          <table:table-cell table:style-name="ce23" office:value-type="string" calcext:value-type="string">
            <text:p>大学生数学竞赛教程</text:p>
          </table:table-cell>
          <table:table-cell table:style-name="ce23" office:value-type="string" calcext:value-type="string">
            <text:p>蒲和平</text:p>
          </table:table-cell>
          <table:table-cell table:style-name="ce23"/>
          <table:table-cell office:value-type="string" calcext:value-type="string">
            <text:p>1</text:p>
          </table:table-cell>
          <table:table-cell table:style-name="ce23" office:value-type="string" calcext:value-type="string">
            <text:p>电子工业出版社</text:p>
          </table:table-cell>
          <table:table-cell office:value-type="string" calcext:value-type="string">
            <text:p>97871212333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6c44aa97e5bed26555c8aa01fae8d7f</text:p>
          </table:table-cell>
          <table:table-cell table:style-name="ce23" office:value-type="string" calcext:value-type="string">
            <text:p>物理学教程 上册</text:p>
          </table:table-cell>
          <table:table-cell table:style-name="ce23" office:value-type="string" calcext:value-type="string">
            <text:p><text:span text:style-name="T3">马文蔚</text:span><text:span text:style-name="T4">/</text:span><text:span text:style-name="T2">周雨青</text:span></text:p>
          </table:table-cell>
          <table:table-cell table:style-name="ce23"/>
          <table:table-cell office:value-type="string" calcext:value-type="string">
            <text:p>3</text:p>
          </table:table-cell>
          <table:table-cell table:style-name="ce23" office:value-type="string" calcext:value-type="string">
            <text:p>高等教育出版社</text:p>
          </table:table-cell>
          <table:table-cell office:value-type="string" calcext:value-type="string">
            <text:p>978704043674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7868b5758910626b8bd808a78a0f29c</text:p>
          </table:table-cell>
          <table:table-cell table:style-name="ce23" office:value-type="string" calcext:value-type="string">
            <text:p>复变函数</text:p>
          </table:table-cell>
          <table:table-cell table:style-name="ce23" office:value-type="string" calcext:value-type="string">
            <text:p>西安交通大学高等数学教研室</text:p>
          </table:table-cell>
          <table:table-cell table:style-name="ce23"/>
          <table:table-cell office:value-type="string" calcext:value-type="string">
            <text:p>4</text:p>
          </table:table-cell>
          <table:table-cell table:style-name="ce23" office:value-type="string" calcext:value-type="string">
            <text:p>高等教育出版社</text:p>
          </table:table-cell>
          <table:table-cell office:value-type="string" calcext:value-type="string">
            <text:p>978704005553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7b71fe091b9831943ec2e84ebda41f2</text:p>
          </table:table-cell>
          <table:table-cell table:style-name="ce23" office:value-type="string" calcext:value-type="string">
            <text:p>现代密码学教程</text:p>
          </table:table-cell>
          <table:table-cell table:style-name="ce23" office:value-type="string" calcext:value-type="string">
            <text:p><text:span text:style-name="T3">谷利泽</text:span><text:span text:style-name="T4">/</text:span><text:span text:style-name="T2">郑世慧</text:span><text:span text:style-name="T4">/</text:span><text:span text:style-name="T2">杨义先</text:span></text:p>
          </table:table-cell>
          <table:table-cell table:style-name="ce23"/>
          <table:table-cell office:value-type="string" calcext:value-type="string">
            <text:p>3</text:p>
          </table:table-cell>
          <table:table-cell table:style-name="ce23" office:value-type="string" calcext:value-type="string">
            <text:p>北京邮电大学出版社</text:p>
          </table:table-cell>
          <table:table-cell office:value-type="string" calcext:value-type="string">
            <text:p>97875635693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9166f30d8a4b65df26bbb77b19cd7a0</text:p>
          </table:table-cell>
          <table:table-cell office:value-type="string" calcext:value-type="string">
            <text:p>Premiere Pro CC实例教程（全彩版）</text:p>
          </table:table-cell>
          <table:table-cell office:value-type="string" calcext:value-type="string">
            <text:p>古城/刘焰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6523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9f7363b487c31b1899510f1383402fb</text:p>
          </table:table-cell>
          <table:table-cell office:value-type="string" calcext:value-type="string">
            <text:p>组合数学引论</text:p>
          </table:table-cell>
          <table:table-cell office:value-type="string" calcext:value-type="string">
            <text:p>孙淑玲/许胤龙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中国科学技术大学出版社</text:p>
          </table:table-cell>
          <table:table-cell office:value-type="string" calcext:value-type="string">
            <text:p>978731201035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a0aadf912008e0c1201f32772c97ce6</text:p>
          </table:table-cell>
          <table:table-cell office:value-type="string" calcext:value-type="string">
            <text:p>C++ Templates: The Complete Guide</text:p>
          </table:table-cell>
          <table:table-cell office:value-type="string" calcext:value-type="string">
            <text:p>David Vandevoorde/Nicolai M. Josuttis/Douglas Gregor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3217141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a60522f051ee295ed476ce8dbe44a75</text:p>
          </table:table-cell>
          <table:table-cell table:style-name="ce23" office:value-type="string" calcext:value-type="string">
            <text:p>数学物理方法——理论、历史与计算机</text:p>
          </table:table-cell>
          <table:table-cell table:style-name="ce23" office:value-type="string" calcext:value-type="string">
            <text:p>郭玉翠</text:p>
          </table:table-cell>
          <table:table-cell table:style-name="ce23"/>
          <table:table-cell office:value-type="string" calcext:value-type="string">
            <text:p>1</text:p>
          </table:table-cell>
          <table:table-cell table:style-name="ce23" office:value-type="string" calcext:value-type="string">
            <text:p>大连理工大学出版社</text:p>
          </table:table-cell>
          <table:table-cell office:value-type="string" calcext:value-type="string">
            <text:p>978756115750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b52d26c0120afc780633a535820504d</text:p>
          </table:table-cell>
          <table:table-cell table:style-name="ce23" office:value-type="string" calcext:value-type="string">
            <text:p><text:span text:style-name="T3">中国近现代史纲要：</text:span><text:span text:style-name="T4">2023</text:span><text:span text:style-name="T2">年版</text:span></text:p>
          </table:table-cell>
          <table:table-cell table:style-name="ce23" office:value-type="string" calcext:value-type="string">
            <text:p><text:span text:style-name="T3">《中国近现代史纲要（</text:span><text:span text:style-name="T4">2023</text:span><text:span text:style-name="T2">年版）》编写组</text:span></text:p>
          </table:table-cell>
          <table:table-cell table:style-name="ce23"/>
          <table:table-cell office:value-type="string" calcext:value-type="string">
            <text:p>2023</text:p>
          </table:table-cell>
          <table:table-cell table:style-name="ce23" office:value-type="string" calcext:value-type="string">
            <text:p>高等教育出版社</text:p>
          </table:table-cell>
          <table:table-cell office:value-type="string" calcext:value-type="string">
            <text:p>97870405990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b586fedbe2d159f970e3e799962fd7f</text:p>
          </table:table-cell>
          <table:table-cell office:value-type="string" calcext:value-type="string">
            <text:p>理论物理学教程 第3卷 量子力学（非相对论理论） 第6版</text:p>
          </table:table-cell>
          <table:table-cell table:style-name="ce23" office:value-type="string" calcext:value-type="string">
            <text:p>Л. Д. 朗道/E. М. 粟弗席兹</text:p>
          </table:table-cell>
          <table:table-cell office:value-type="string" calcext:value-type="string">
            <text:p>严肃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4306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b79b6c39c82de69a737f3b85f3d9c9d</text:p>
          </table:table-cell>
          <table:table-cell table:style-name="ce23" office:value-type="string" calcext:value-type="string">
            <text:p>高等数学 上册</text:p>
          </table:table-cell>
          <table:table-cell table:style-name="ce23" office:value-type="string" calcext:value-type="string">
            <text:p>北京邮电大学数学系</text:p>
          </table:table-cell>
          <table:table-cell table:style-name="ce23"/>
          <table:table-cell office:value-type="string" calcext:value-type="string">
            <text:p>2</text:p>
          </table:table-cell>
          <table:table-cell table:style-name="ce23" office:value-type="string" calcext:value-type="string">
            <text:p>北京邮电大学出版社</text:p>
          </table:table-cell>
          <table:table-cell office:value-type="string" calcext:value-type="string">
            <text:p>978756355265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5" office:value-type="string" calcext:value-type="string">
            <text:p>7e4cf3500c9039006a70e9c417ff7d16</text:p>
          </table:table-cell>
          <table:table-cell office:value-type="string" calcext:value-type="string">
            <text:p>计算机系统结构教程</text:p>
          </table:table-cell>
          <table:table-cell office:value-type="string" calcext:value-type="string">
            <text:p>张晨曦/王志英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603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11ab5ebc29aee53c72e1f97e1a51b2d</text:p>
          </table:table-cell>
          <table:table-cell office:value-type="string" calcext:value-type="string">
            <text:p>Б. П. 吉米多维奇数学分析习题集题解 3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8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1acc5c8038547bcc15a77ad572188f7</text:p>
          </table:table-cell>
          <table:table-cell office:value-type="string" calcext:value-type="string">
            <text:p>计算机组成原理试题解析</text:p>
          </table:table-cell>
          <table:table-cell office:value-type="string" calcext:value-type="string">
            <text:p>白中英/戴志涛/赖晓铮/李小勇/张天乐/王智广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6400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0d8585ca9c1ddc997addcfb6d53dc6</text:p>
          </table:table-cell>
          <table:table-cell office:value-type="string" calcext:value-type="string">
            <text:p>电工学 下册 电子技术</text:p>
          </table:table-cell>
          <table:table-cell office:value-type="string" calcext:value-type="string">
            <text:p>秦曾煌/姜三勇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645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4132832321ba2054bb3fbf3c4bd950</text:p>
          </table:table-cell>
          <table:table-cell office:value-type="string" calcext:value-type="string">
            <text:p>物理学大题典 光学</text:p>
          </table:table-cell>
          <table:table-cell office:value-type="string" calcext:value-type="string">
            <text:p>轩植华/白贵儒/郭光灿</text:p>
          </table:table-cell>
          <table:table-cell table:number-columns-repeated="2"/>
          <table:table-cell office:value-type="string" calcext:value-type="string">
            <text:p>科学出版社</text:p>
          </table:table-cell>
          <table:table-cell office:value-type="string" calcext:value-type="string">
            <text:p>978703015493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d4086945a3acef642cf7d0e1503b2b</text:p>
          </table:table-cell>
          <table:table-cell office:value-type="string" calcext:value-type="string">
            <text:p>现代数字电路与逻辑设计实验教程</text:p>
          </table:table-cell>
          <table:table-cell office:value-type="string" calcext:value-type="string">
            <text:p>袁东明/史晓东/陈凌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3428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d5702bbf1346f264c1b99e8dc6c9c5</text:p>
          </table:table-cell>
          <table:table-cell office:value-type="string" calcext:value-type="string">
            <text:p>计算机组成原理题解、题库与实验</text:p>
          </table:table-cell>
          <table:table-cell office:value-type="string" calcext:value-type="string">
            <text:p>白中英/戴志涛/杨春武/覃健诚/冯一兵/陈江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0898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e146d2397160d233fc1f919fa28e82</text:p>
          </table:table-cell>
          <table:table-cell office:value-type="string" calcext:value-type="string">
            <text:p>物理学大题典 力学 上册</text:p>
          </table:table-cell>
          <table:table-cell office:value-type="string" calcext:value-type="string">
            <text:p>强元棨/程稼夫</text:p>
          </table:table-cell>
          <table:table-cell table:number-columns-repeated="2"/>
          <table:table-cell office:value-type="string" calcext:value-type="string">
            <text:p>科学出版社</text:p>
          </table:table-cell>
          <table:table-cell office:value-type="string" calcext:value-type="string">
            <text:p>97870301549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7e7581a3a0d4520089d56344ee34b9f</text:p>
          </table:table-cell>
          <table:table-cell office:value-type="string" calcext:value-type="string">
            <text:p>数据结构（C语言版）</text:p>
          </table:table-cell>
          <table:table-cell office:value-type="string" calcext:value-type="string">
            <text:p>严蔚敏/李冬梅/吴伟民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349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87f04b2ecc70eaf034c5a7ac8648201a</text:p>
          </table:table-cell>
          <table:table-cell table:style-name="ce23" office:value-type="string" calcext:value-type="string">
            <text:p>数字电路答疑解惑与典型题解</text:p>
          </table:table-cell>
          <table:table-cell table:style-name="ce23" office:value-type="string" calcext:value-type="string">
            <text:p><text:span text:style-name="T3">吴蕾</text:span><text:span text:style-name="T4">/</text:span><text:span text:style-name="T2">杨平乐</text:span><text:span text:style-name="T4">/</text:span><text:span text:style-name="T2">王诗兵</text:span><text:span text:style-name="T4">/</text:span><text:span text:style-name="T2">吴婷</text:span></text:p>
          </table:table-cell>
          <table:table-cell table:style-name="ce23"/>
          <table:table-cell office:value-type="string" calcext:value-type="string">
            <text:p>1</text:p>
          </table:table-cell>
          <table:table-cell table:style-name="ce23" office:value-type="string" calcext:value-type="string">
            <text:p>北京邮电大学出版社</text:p>
          </table:table-cell>
          <table:table-cell office:value-type="string" calcext:value-type="string">
            <text:p>978756354159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8824e85cbd66b40ac4bc3a53b05ed78</text:p>
          </table:table-cell>
          <table:table-cell office:value-type="string" calcext:value-type="string">
            <text:p>Calculus</text:p>
          </table:table-cell>
          <table:table-cell office:value-type="string" calcext:value-type="string">
            <text:p>Gilbert Strang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Wellesley-Cambridge Press</text:p>
          </table:table-cell>
          <table:table-cell office:value-type="string" calcext:value-type="string">
            <text:p>978096140882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8f2ac7ab736a755bedf388e92f43012</text:p>
          </table:table-cell>
          <table:table-cell office:value-type="string" calcext:value-type="string">
            <text:p>工程数学 线性代数</text:p>
          </table:table-cell>
          <table:table-cell office:value-type="string" calcext:value-type="string">
            <text:p>同济大学数学系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218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5" office:value-type="string" calcext:value-type="string">
            <text:p>893f48cacead4bd0e157bffbe9cd7a27</text:p>
          </table:table-cell>
          <table:table-cell office:value-type="string" calcext:value-type="string">
            <text:p>物理学 上册</text:p>
          </table:table-cell>
          <table:table-cell office:value-type="string" calcext:value-type="string">
            <text:p>东南大学等七所工科院校/马文蔚/周雨青/解希顺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382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0b6d5f8bfe10eeef83d55f11ef19e7</text:p>
          </table:table-cell>
          <table:table-cell office:value-type="string" calcext:value-type="string">
            <text:p>数据结构题集：C语言版</text:p>
          </table:table-cell>
          <table:table-cell office:value-type="string" calcext:value-type="string">
            <text:p>严蔚敏/吴伟民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0331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19768604fc6ba326f5d68d62ced78f</text:p>
          </table:table-cell>
          <table:table-cell office:value-type="string" calcext:value-type="string">
            <text:p>计算机网络教程：自顶向下方法</text:p>
          </table:table-cell>
          <table:table-cell office:value-type="string" calcext:value-type="string">
            <text:p>Forouzan, B. A./Mosharraf, F.</text:p>
          </table:table-cell>
          <table:table-cell office:value-type="string" calcext:value-type="string">
            <text:p>张建忠/靳星/林安华/周立斌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40088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36320a5811132b30cafd656cb6b75e</text:p>
          </table:table-cell>
          <table:table-cell office:value-type="string" calcext:value-type="string">
            <text:p>JavaScript百炼成仙</text:p>
          </table:table-cell>
          <table:table-cell office:value-type="string" calcext:value-type="string">
            <text:p>杨逸飞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6662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f3d6edf76aee39f18296250e84ec14</text:p>
          </table:table-cell>
          <table:table-cell office:value-type="string" calcext:value-type="string">
            <text:p>C Primer Plus（第6彼）中文版</text:p>
          </table:table-cell>
          <table:table-cell office:value-type="string" calcext:value-type="string">
            <text:p>Stephen Prata</text:p>
          </table:table-cell>
          <table:table-cell office:value-type="string" calcext:value-type="string">
            <text:p>姜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905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c92556e21aff8919c755d4a12ee6681</text:p>
          </table:table-cell>
          <table:table-cell office:value-type="string" calcext:value-type="string">
            <text:p>大学物理学习题分析与解答</text:p>
          </table:table-cell>
          <table:table-cell office:value-type="string" calcext:value-type="string">
            <text:p>李存志/郑建邦/徐忠锋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6562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cda98812fcd67ad975c8eacdf081bc1</text:p>
          </table:table-cell>
          <table:table-cell office:value-type="string" calcext:value-type="string">
            <text:p>算法：第4版</text:p>
          </table:table-cell>
          <table:table-cell office:value-type="string" calcext:value-type="string">
            <text:p>Robert Sedgewick/Kevin Wayne</text:p>
          </table:table-cell>
          <table:table-cell office:value-type="string" calcext:value-type="string">
            <text:p>谢路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938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d769b65491ff4cbf0666720f4cb23c2</text:p>
          </table:table-cell>
          <table:table-cell office:value-type="string" calcext:value-type="string">
            <text:p>计算机网络（原书第4版）</text:p>
          </table:table-cell>
          <table:table-cell office:value-type="string" calcext:value-type="string">
            <text:p>James F. Kurose/Keith W. Ross</text:p>
          </table:table-cell>
          <table:table-cell office:value-type="string" calcext:value-type="string">
            <text:p>陈鸣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50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f28e7693e1543315d9fcf2105a508b6</text:p>
          </table:table-cell>
          <table:table-cell office:value-type="string" calcext:value-type="string">
            <text:p>概率论基础教程（原书第9版）</text:p>
          </table:table-cell>
          <table:table-cell office:value-type="string" calcext:value-type="string">
            <text:p>Sheldon M. Ross</text:p>
          </table:table-cell>
          <table:table-cell office:value-type="string" calcext:value-type="string">
            <text:p>童行伟/梁宝生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44789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fa18ea3629dae332889a5f7e1576748</text:p>
          </table:table-cell>
          <table:table-cell table:style-name="ce23" office:value-type="string" calcext:value-type="string">
            <text:p>跨文化交际实用教程</text:p>
          </table:table-cell>
          <table:table-cell table:style-name="ce23" office:value-type="string" calcext:value-type="string">
            <text:p>胡超</text:p>
          </table:table-cell>
          <table:table-cell table:style-name="ce23"/>
          <table:table-cell office:value-type="string" calcext:value-type="string">
            <text:p>1</text:p>
          </table:table-cell>
          <table:table-cell table:style-name="ce23" office:value-type="string" calcext:value-type="string">
            <text:p>外语教学与研究出版社</text:p>
          </table:table-cell>
          <table:table-cell office:value-type="string" calcext:value-type="string">
            <text:p>97875213175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fc9ba46eada59173218622b083db847</text:p>
          </table:table-cell>
          <table:table-cell office:value-type="string" calcext:value-type="string">
            <text:p>Python与Tkinter编程</text:p>
          </table:table-cell>
          <table:table-cell office:value-type="string" calcext:value-type="string">
            <text:p>John E. Grayson</text:p>
          </table:table-cell>
          <table:table-cell office:value-type="string" calcext:value-type="string">
            <text:p>陈文志/高垒/缪瑾/崔广仁/蒋涛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国防工业出版社</text:p>
          </table:table-cell>
          <table:table-cell office:value-type="string" calcext:value-type="string">
            <text:p>97871180278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ffced631647d35c9a0d980b778aa74a</text:p>
          </table:table-cell>
          <table:table-cell office:value-type="string" calcext:value-type="string">
            <text:p>数据库系统概念（原书第6版）</text:p>
          </table:table-cell>
          <table:table-cell office:value-type="string" calcext:value-type="string">
            <text:p>Abraham Silberschatz/Henry F. Korth/S. Sudarshan</text:p>
          </table:table-cell>
          <table:table-cell office:value-type="string" calcext:value-type="string">
            <text:p>杨冬吉/李红燕/唐世渭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37529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01074a49a7c2cbc045db032a61511b9</text:p>
          </table:table-cell>
          <table:table-cell table:style-name="ce23" office:value-type="string" calcext:value-type="string">
            <text:p>电路分析与电子电路基础</text:p>
          </table:table-cell>
          <table:table-cell table:style-name="ce23" office:value-type="string" calcext:value-type="string">
            <text:p><text:span text:style-name="T3">刘刚</text:span><text:span text:style-name="T4">/</text:span><text:span text:style-name="T2">侯宾</text:span><text:span text:style-name="T4">/</text:span><text:span text:style-name="T2">吕玉琴</text:span></text:p>
          </table:table-cell>
          <table:table-cell table:style-name="ce23"/>
          <table:table-cell office:value-type="string" calcext:value-type="string">
            <text:p>1</text:p>
          </table:table-cell>
          <table:table-cell table:style-name="ce23" office:value-type="string" calcext:value-type="string">
            <text:p>高等教育出版社</text:p>
          </table:table-cell>
          <table:table-cell office:value-type="string" calcext:value-type="string">
            <text:p>978704033447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0e9d85ea86d4716780a7bbafecb767c</text:p>
          </table:table-cell>
          <table:table-cell table:style-name="ce23" office:value-type="string" calcext:value-type="string">
            <text:p>工科数学分析基础 上册</text:p>
          </table:table-cell>
          <table:table-cell table:style-name="ce23" office:value-type="string" calcext:value-type="string">
            <text:p><text:span text:style-name="T3">王绵森</text:span><text:span text:style-name="T4">/</text:span><text:span text:style-name="T2">马知恩</text:span></text:p>
          </table:table-cell>
          <table:table-cell table:style-name="ce23"/>
          <table:table-cell office:value-type="string" calcext:value-type="string">
            <text:p>3</text:p>
          </table:table-cell>
          <table:table-cell table:style-name="ce23" office:value-type="string" calcext:value-type="string">
            <text:p>高等教育出版社</text:p>
          </table:table-cell>
          <table:table-cell office:value-type="string" calcext:value-type="string">
            <text:p>978704048216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103c46ef783eb9d4b0ecfa9e3ff8311</text:p>
          </table:table-cell>
          <table:table-cell table:style-name="ce23" office:value-type="string" calcext:value-type="string">
            <text:p>物理学教程 下册</text:p>
          </table:table-cell>
          <table:table-cell table:style-name="ce23" office:value-type="string" calcext:value-type="string">
            <text:p><text:span text:style-name="T3">马文蔚</text:span><text:span text:style-name="T4">/</text:span><text:span text:style-name="T2">周雨青</text:span><text:span text:style-name="T4">/</text:span><text:span text:style-name="T2">解希顺</text:span></text:p>
          </table:table-cell>
          <table:table-cell table:style-name="ce23"/>
          <table:table-cell office:value-type="string" calcext:value-type="string">
            <text:p>3</text:p>
          </table:table-cell>
          <table:table-cell table:style-name="ce23" office:value-type="string" calcext:value-type="string">
            <text:p>高等教育出版社</text:p>
          </table:table-cell>
          <table:table-cell office:value-type="string" calcext:value-type="string">
            <text:p>97870404375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187a989382d47c1a8e44f02430a9c7b</text:p>
          </table:table-cell>
          <table:table-cell office:value-type="string" calcext:value-type="string">
            <text:p>电路：第10版</text:p>
          </table:table-cell>
          <table:table-cell office:value-type="string" calcext:value-type="string">
            <text:p>James W. Nilsson/Susan A. Riedel</text:p>
          </table:table-cell>
          <table:table-cell office:value-type="string" calcext:value-type="string">
            <text:p>周玉坤/洗立勤/李莉/宿淑春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504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24360bef16f99351c3e869b13e75f94</text:p>
          </table:table-cell>
          <table:table-cell table:style-name="ce23" office:value-type="string" calcext:value-type="string">
            <text:p>大学物理学 电磁学、光学、量子物理</text:p>
          </table:table-cell>
          <table:table-cell table:style-name="ce23" office:value-type="string" calcext:value-type="string">
            <text:p><text:span text:style-name="T3">张三慧</text:span><text:span text:style-name="T4">/</text:span><text:span text:style-name="T2">安宇</text:span><text:span text:style-name="T4">/</text:span><text:span text:style-name="T2">阮东</text:span><text:span text:style-name="T4">/</text:span><text:span text:style-name="T2">李岩松</text:span></text:p>
          </table:table-cell>
          <table:table-cell table:style-name="ce23"/>
          <table:table-cell office:value-type="string" calcext:value-type="string">
            <text:p>4</text:p>
          </table:table-cell>
          <table:table-cell table:style-name="ce23" office:value-type="string" calcext:value-type="string">
            <text:p>清华大学出版社</text:p>
          </table:table-cell>
          <table:table-cell office:value-type="string" calcext:value-type="string">
            <text:p>978730250984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2bba17b35fb8677448e610ada5b99db</text:p>
          </table:table-cell>
          <table:table-cell office:value-type="string" calcext:value-type="string">
            <text:p>物理学教程（第二版）习题分析与解答</text:p>
          </table:table-cell>
          <table:table-cell office:value-type="string" calcext:value-type="string">
            <text:p>马文蔚/包刚/韦娜/殷实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280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8d862120e3a7510ee31e7ac94cca71</text:p>
          </table:table-cell>
          <table:table-cell office:value-type="string" calcext:value-type="string">
            <text:p>空时无线通信导论</text:p>
          </table:table-cell>
          <table:table-cell office:value-type="string" calcext:value-type="string">
            <text:p>Arogyaswami Paulraj/Rohit Nabar/Dhananjay Gore</text:p>
          </table:table-cell>
          <table:table-cell office:value-type="string" calcext:value-type="string">
            <text:p>刘威鑫</text:p>
          </table:table-cell>
          <table:table-cell/>
          <table:table-cell office:value-type="string" calcext:value-type="string">
            <text:p>清华大学出版社</text:p>
          </table:table-cell>
          <table:table-cell office:value-type="string" calcext:value-type="string">
            <text:p>97873021495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50abd598f29ecf5fbae8fc3b0092588</text:p>
          </table:table-cell>
          <table:table-cell office:value-type="string" calcext:value-type="string">
            <text:p>线性代数与几何</text:p>
          </table:table-cell>
          <table:table-cell office:value-type="string" calcext:value-type="string">
            <text:p>刘吉佑/莫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58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51001ecfd0c9c2fa27377781c89a1aa</text:p>
          </table:table-cell>
          <table:table-cell office:value-type="string" calcext:value-type="string">
            <text:p>信息论、编码与密码学</text:p>
          </table:table-cell>
          <table:table-cell office:value-type="string" calcext:value-type="string">
            <text:p>博斯/武传坤/李徽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30888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54b2776d7896ae286cfad8bee5fd4ae</text:p>
          </table:table-cell>
          <table:table-cell table:style-name="ce23" office:value-type="string" calcext:value-type="string">
            <text:p>高等数学试题集</text:p>
          </table:table-cell>
          <table:table-cell table:style-name="ce23" office:value-type="string" calcext:value-type="string">
            <text:p>北京邮电大学数学系</text:p>
          </table:table-cell>
          <table:table-cell table:style-name="ce23"/>
          <table:table-cell office:value-type="string" calcext:value-type="string">
            <text:p>1</text:p>
          </table:table-cell>
          <table:table-cell table:style-name="ce23" office:value-type="string" calcext:value-type="string">
            <text:p>电子工业出版社</text:p>
          </table:table-cell>
          <table:table-cell office:value-type="string" calcext:value-type="string">
            <text:p>97871212943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76ef8725bf7d4e41a591f5b0d296fdb</text:p>
          </table:table-cell>
          <table:table-cell office:value-type="string" calcext:value-type="string">
            <text:p>Introduction to Algorithms</text:p>
          </table:table-cell>
          <table:table-cell office:value-type="string" calcext:value-type="string">
            <text:p>Thomas H. Cormen/Charles E. Leiserson/Ronald L. Rivest/Clifford Stein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The MIT Press</text:p>
          </table:table-cell>
          <table:table-cell office:value-type="string" calcext:value-type="string">
            <text:p>978026203384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788a9c4e60d1fb202350feecf416e81</text:p>
          </table:table-cell>
          <table:table-cell office:value-type="string" calcext:value-type="string">
            <text:p>理论物理学教程 第7卷 弹性理论 第5版</text:p>
          </table:table-cell>
          <table:table-cell table:style-name="ce23" office:value-type="string" calcext:value-type="string">
            <text:p>Л. Д. 朗道/E. М. 粟弗席兹</text:p>
          </table:table-cell>
          <table:table-cell office:value-type="string" calcext:value-type="string">
            <text:p>曹富新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6382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7e5bd184845eebb753860f34819cf1e</text:p>
          </table:table-cell>
          <table:table-cell table:style-name="ce23" office:value-type="string" calcext:value-type="string">
            <text:p>普通化学原理</text:p>
          </table:table-cell>
          <table:table-cell table:style-name="ce23" office:value-type="string" calcext:value-type="string">
            <text:p><text:span text:style-name="T3">华彤文</text:span><text:span text:style-name="T4">/</text:span><text:span text:style-name="T2">王颖霞</text:span><text:span text:style-name="T4">/</text:span><text:span text:style-name="T2">卞江</text:span><text:span text:style-name="T4">/</text:span><text:span text:style-name="T2">陈景祖</text:span></text:p>
          </table:table-cell>
          <table:table-cell table:style-name="ce23"/>
          <table:table-cell office:value-type="string" calcext:value-type="string">
            <text:p>4</text:p>
          </table:table-cell>
          <table:table-cell table:style-name="ce23" office:value-type="string" calcext:value-type="string">
            <text:p>北京大学出版社</text:p>
          </table:table-cell>
          <table:table-cell office:value-type="string" calcext:value-type="string">
            <text:p>978730122557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87fd5ec15807bddbf3b57336c49e1b6</text:p>
          </table:table-cell>
          <table:table-cell table:style-name="ce23" office:value-type="string" calcext:value-type="string">
            <text:p>毛译东思想与中国特色社会主义理论体系概论：2023年版</text:p>
          </table:table-cell>
          <table:table-cell table:style-name="ce23" office:value-type="string" calcext:value-type="string">
            <text:p><text:span text:style-name="T3">《毛泽东思想和中国特色社会主义理论体系概论（</text:span><text:span text:style-name="T4">2023</text:span><text:span text:style-name="T2">年版）编写组</text:span></text:p>
          </table:table-cell>
          <table:table-cell table:style-name="ce23"/>
          <table:table-cell office:value-type="string" calcext:value-type="string">
            <text:p>2023</text:p>
          </table:table-cell>
          <table:table-cell table:style-name="ce23" office:value-type="string" calcext:value-type="string">
            <text:p>高等教育出版社</text:p>
          </table:table-cell>
          <table:table-cell office:value-type="string" calcext:value-type="string">
            <text:p>978704059903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8c679fa51bfce2752213fe0809bfb39</text:p>
          </table:table-cell>
          <table:table-cell office:value-type="string" calcext:value-type="string">
            <text:p>Linear Algebra and Its Applications</text:p>
          </table:table-cell>
          <table:table-cell office:value-type="string" calcext:value-type="string">
            <text:p>David C. Lay/Steven R. Lay/Judi J. McDownald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3219823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9388739aa1a46625fdd515c1577f85f</text:p>
          </table:table-cell>
          <table:table-cell table:style-name="ce23" office:value-type="string" calcext:value-type="string">
            <text:p>数字信号处理</text:p>
          </table:table-cell>
          <table:table-cell table:style-name="ce23" office:value-type="string" calcext:value-type="string">
            <text:p>赵志诚</text:p>
          </table:table-cell>
          <table:table-cell table:style-name="ce23"/>
          <table:table-cell office:value-type="string" calcext:value-type="string">
            <text:p>1</text:p>
          </table:table-cell>
          <table:table-cell table:style-name="ce23" office:value-type="string" calcext:value-type="string">
            <text:p>北京邮电大学出版社</text:p>
          </table:table-cell>
          <table:table-cell office:value-type="string" calcext:value-type="string">
            <text:p>97875635664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a03cc9ad53d4d271d3c2f75f92e03e2</text:p>
          </table:table-cell>
          <table:table-cell table:style-name="ce23" office:value-type="string" calcext:value-type="string">
            <text:p><text:span text:style-name="T3">数据结构与算法：</text:span><text:span text:style-name="T4">AI</text:span><text:span text:style-name="T2">与大数据版</text:span></text:p>
          </table:table-cell>
          <table:table-cell table:style-name="ce23" office:value-type="string" calcext:value-type="string">
            <text:p><text:span text:style-name="T3">徐雅静</text:span><text:span text:style-name="T4">/</text:span><text:span text:style-name="T2">肖波</text:span><text:span text:style-name="T4">/</text:span><text:span text:style-name="T2">马占宇</text:span><text:span text:style-name="T4">/</text:span><text:span text:style-name="T2">黄平牧</text:span></text:p>
          </table:table-cell>
          <table:table-cell table:style-name="ce23"/>
          <table:table-cell office:value-type="string" calcext:value-type="string">
            <text:p>2</text:p>
          </table:table-cell>
          <table:table-cell table:style-name="ce23" office:value-type="string" calcext:value-type="string">
            <text:p>北京邮电大学出版社</text:p>
          </table:table-cell>
          <table:table-cell office:value-type="string" calcext:value-type="string">
            <text:p>978756357163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a3f620bc3ea550661b6b332fad8eed4</text:p>
          </table:table-cell>
          <table:table-cell office:value-type="string" calcext:value-type="string">
            <text:p>全新版大学英语综合教程学生用书4</text:p>
          </table:table-cell>
          <table:table-cell office:value-type="string" calcext:value-type="string">
            <text:p>李荫华/夏国佐/王德明/赵建/吴晓真/范烨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3138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aa4249675de591a5c0a3cb2498ab815</text:p>
          </table:table-cell>
          <table:table-cell office:value-type="string" calcext:value-type="string">
            <text:p>数字图像处理的MATLAB实现（第2版）</text:p>
          </table:table-cell>
          <table:table-cell office:value-type="string" calcext:value-type="string">
            <text:p>Rafael C. Gonzalez/Richard E. Woods/Steven L. Eddins</text:p>
          </table:table-cell>
          <table:table-cell office:value-type="string" calcext:value-type="string">
            <text:p>阮秋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074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b019b1bf92a250b813993c51617f6e4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熊庆旭/刘锋/常青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090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c8f6b777fdeb9bb4c92fb3643a79ba6</text:p>
          </table:table-cell>
          <table:table-cell office:value-type="string" calcext:value-type="string">
            <text:p>计算机网络（第5版）</text:p>
          </table:table-cell>
          <table:table-cell office:value-type="string" calcext:value-type="string">
            <text:p>Andrew S. Tanenbaum/David J. Wetherall</text:p>
          </table:table-cell>
          <table:table-cell office:value-type="string" calcext:value-type="string">
            <text:p>严伟/潘爱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2746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e6cade55a482829bc0429b8d0b80f9f</text:p>
          </table:table-cell>
          <table:table-cell office:value-type="string" calcext:value-type="string">
            <text:p>电子电路基础</text:p>
          </table:table-cell>
          <table:table-cell office:value-type="string" calcext:value-type="string">
            <text:p>刘宝玲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04036419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f9de1451759399fb877f998910b25c9</text:p>
          </table:table-cell>
          <table:table-cell office:value-type="string" calcext:value-type="string">
            <text:p>Introduction to Linear Algebra</text:p>
          </table:table-cell>
          <table:table-cell office:value-type="string" calcext:value-type="string">
            <text:p>Gilbert Strang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Wellesley-Cambridge Press</text:p>
          </table:table-cell>
          <table:table-cell office:value-type="string" calcext:value-type="string">
            <text:p>97809802327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092293c13e73a66aec99e17ae9c347b</text:p>
          </table:table-cell>
          <table:table-cell office:value-type="string" calcext:value-type="string">
            <text:p>大学英语实验教程（阅读）2</text:p>
          </table:table-cell>
          <table:table-cell office:value-type="string" calcext:value-type="string">
            <text:p>范姣莲/陈真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53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1952ba0675b00c391f2597098089287</text:p>
          </table:table-cell>
          <table:table-cell office:value-type="string" calcext:value-type="string">
            <text:p>概率论与随机过程</text:p>
          </table:table-cell>
          <table:table-cell office:value-type="string" calcext:value-type="string">
            <text:p>史悦/孙洪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13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1c22a40527f1488eb5afc7ea5e2d998</text:p>
          </table:table-cell>
          <table:table-cell office:value-type="string" calcext:value-type="string">
            <text:p>高等数学学习指导与习题解析（第2版 上）</text:p>
          </table:table-cell>
          <table:table-cell office:value-type="string" calcext:value-type="string">
            <text:p>北京邮电大学高等数学双语教学组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26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2a306f3b1f2d1743b78f6a9c452698d</text:p>
          </table:table-cell>
          <table:table-cell office:value-type="string" calcext:value-type="string">
            <text:p>Б. П. 吉米多维奇数学分析习题集题解 2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9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42ffb116c332fcfb2b1d12a81b05658</text:p>
          </table:table-cell>
          <table:table-cell office:value-type="string" calcext:value-type="string">
            <text:p>新概念物理教程 量子物理</text:p>
          </table:table-cell>
          <table:table-cell office:value-type="string" calcext:value-type="string">
            <text:p>赵凯华/罗蔚茵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0883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4c9ff7a62a3193849ba750bd242fce0</text:p>
          </table:table-cell>
          <table:table-cell table:style-name="ce23" office:value-type="string" calcext:value-type="string">
            <text:p>演讲的艺术教师用书：第10版：中国版/The Art of Public Speaking Teacher’s Manual, Tenth Edition, Specially adapted for Chinese readers</text:p>
          </table:table-cell>
          <table:table-cell table:style-name="ce23" office:value-type="string" calcext:value-type="string">
            <text:p>Lucas, S. E./殷苏娅</text:p>
          </table:table-cell>
          <table:table-cell table:style-name="ce23"/>
          <table:table-cell office:value-type="string" calcext:value-type="string">
            <text:p>1</text:p>
          </table:table-cell>
          <table:table-cell table:style-name="ce23" office:value-type="string" calcext:value-type="string">
            <text:p>外语教学与研究出版社</text:p>
          </table:table-cell>
          <table:table-cell office:value-type="string" calcext:value-type="string">
            <text:p>978751350922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662f6e98ba793412ec9c7df6f217c1b</text:p>
          </table:table-cell>
          <table:table-cell table:style-name="ce23" office:value-type="string" calcext:value-type="string">
            <text:p>工程数学 复变函数（第四版）学习辅导与习题选解</text:p>
          </table:table-cell>
          <table:table-cell table:style-name="ce23" office:value-type="string" calcext:value-type="string">
            <text:p>王绵森</text:p>
          </table:table-cell>
          <table:table-cell table:style-name="ce23"/>
          <table:table-cell office:value-type="string" calcext:value-type="string">
            <text:p>1</text:p>
          </table:table-cell>
          <table:table-cell table:style-name="ce23" office:value-type="string" calcext:value-type="string">
            <text:p>高等教育出版社</text:p>
          </table:table-cell>
          <table:table-cell office:value-type="string" calcext:value-type="string">
            <text:p>97870401295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71b86146e27a04b8c6b82840d1d6e89</text:p>
          </table:table-cell>
          <table:table-cell table:style-name="ce23" office:value-type="string" calcext:value-type="string">
            <text:p>计算机组成原理：立体化教材</text:p>
          </table:table-cell>
          <table:table-cell table:style-name="ce23" office:value-type="string" calcext:value-type="string">
            <text:p><text:span text:style-name="T3">白中英</text:span><text:span text:style-name="T4">/</text:span><text:span text:style-name="T2">戴志涛</text:span></text:p>
          </table:table-cell>
          <table:table-cell table:style-name="ce23"/>
          <table:table-cell office:value-type="string" calcext:value-type="string">
            <text:p>6</text:p>
          </table:table-cell>
          <table:table-cell table:style-name="ce23" office:value-type="string" calcext:value-type="string">
            <text:p>科学出版社</text:p>
          </table:table-cell>
          <table:table-cell office:value-type="string" calcext:value-type="string">
            <text:p>978703061971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aa65e5cafcce806f8474bbb7cba538f</text:p>
          </table:table-cell>
          <table:table-cell office:value-type="string" calcext:value-type="string">
            <text:p>朗道《力学》解读</text:p>
          </table:table-cell>
          <table:table-cell office:value-type="string" calcext:value-type="string">
            <text:p>鞠国兴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9945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ba3fe568ae8ba438347fd713dd80bab</text:p>
          </table:table-cell>
          <table:table-cell office:value-type="string" calcext:value-type="string">
            <text:p>计算机程序的构造和解释（原书第2版）</text:p>
          </table:table-cell>
          <table:table-cell office:value-type="string" calcext:value-type="string">
            <text:p>Harold Abelson/Gerald Jay Sussman Julie Sussman</text:p>
          </table:table-cell>
          <table:table-cell office:value-type="string" calcext:value-type="string">
            <text:p>裘宗燕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351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c125eb2cebaba49bf3d78672d915a0b</text:p>
          </table:table-cell>
          <table:table-cell table:style-name="ce34" office:value-type="string" calcext:value-type="string">
            <text:p>复分析可视化方法</text:p>
          </table:table-cell>
          <table:table-cell office:value-type="string" calcext:value-type="string">
            <text:p>Tristan Needham</text:p>
          </table:table-cell>
          <table:table-cell office:value-type="string" calcext:value-type="string">
            <text:p>齐民友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0883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c14f08c4821f738a45b467558196387</text:p>
          </table:table-cell>
          <table:table-cell office:value-type="string" calcext:value-type="string">
            <text:p>理论物理学教程 第8卷 连续介质电动力学 第4版</text:p>
          </table:table-cell>
          <table:table-cell table:style-name="ce23" office:value-type="string" calcext:value-type="string">
            <text:p>Л. Д. 朗道/E. М. 粟弗席兹</text:p>
          </table:table-cell>
          <table:table-cell office:value-type="string" calcext:value-type="string">
            <text:p>刘寄星/周奇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2701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5" office:value-type="string" calcext:value-type="string">
            <text:p>aca7d97687a23dfe00b815d44b2e2daf</text:p>
          </table:table-cell>
          <table:table-cell office:value-type="string" calcext:value-type="string">
            <text:p>计算几何：算法与应用</text:p>
          </table:table-cell>
          <table:table-cell office:value-type="string" calcext:value-type="string">
            <text:p>Mark de Berg/Otfried Cheong/Marc van Kreveld/Mark Overmars</text:p>
          </table:table-cell>
          <table:table-cell office:value-type="string" calcext:value-type="string">
            <text:p>邓俊辉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9938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cbeab0ceaf07c0fa36a24c8a7093713</text:p>
          </table:table-cell>
          <table:table-cell office:value-type="string" calcext:value-type="string">
            <text:p>计算机系统结构教程</text:p>
          </table:table-cell>
          <table:table-cell office:value-type="string" calcext:value-type="string">
            <text:p>张晨曦/李江峰/刘依/沈立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8940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3c2e8ed864220d210d2c55fcef81be6</text:p>
          </table:table-cell>
          <table:table-cell office:value-type="string" calcext:value-type="string">
            <text:p>程序设计（C语言）实验指导</text:p>
          </table:table-cell>
          <table:table-cell office:value-type="string" calcext:value-type="string">
            <text:p>周春燕/张艳梅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731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4a7b8c2975dc22d6ef9292c9fe5486c</text:p>
          </table:table-cell>
          <table:table-cell office:value-type="string" calcext:value-type="string">
            <text:p>算法图解</text:p>
          </table:table-cell>
          <table:table-cell office:value-type="string" calcext:value-type="string">
            <text:p>Aditya Bhargava</text:p>
          </table:table-cell>
          <table:table-cell office:value-type="string" calcext:value-type="string">
            <text:p>袁国忠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4476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5" office:value-type="string" calcext:value-type="string">
            <text:p>b5b7ff56b6eb6a59a39f49e888302619</text:p>
          </table:table-cell>
          <table:table-cell office:value-type="string" calcext:value-type="string">
            <text:p>The Linux Command Line: A Complete Introduction</text:p>
          </table:table-cell>
          <table:table-cell office:value-type="string" calcext:value-type="string">
            <text:p>William Shotts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No Starch Press</text:p>
          </table:table-cell>
          <table:table-cell office:value-type="string" calcext:value-type="string">
            <text:p>97815932738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7f5ffe93a7a64697d0cd2055a4b6b69</text:p>
          </table:table-cell>
          <table:table-cell table:style-name="ce23" office:value-type="string" calcext:value-type="string">
            <text:p>电路分析基础</text:p>
          </table:table-cell>
          <table:table-cell table:style-name="ce23" office:value-type="string" calcext:value-type="string">
            <text:p><text:span text:style-name="T3">俎云霄</text:span><text:span text:style-name="T4">/</text:span><text:span text:style-name="T2">李巍海</text:span><text:span text:style-name="T4">/</text:span><text:span text:style-name="T2">侯宾</text:span><text:span text:style-name="T4">/</text:span><text:span text:style-name="T2">张勇</text:span></text:p>
          </table:table-cell>
          <table:table-cell table:style-name="ce23"/>
          <table:table-cell office:value-type="string" calcext:value-type="string">
            <text:p>3</text:p>
          </table:table-cell>
          <table:table-cell table:style-name="ce23" office:value-type="string" calcext:value-type="string">
            <text:p>电子工业出版社</text:p>
          </table:table-cell>
          <table:table-cell office:value-type="string" calcext:value-type="string">
            <text:p>978712138191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8e7406e24db82a4c3b2e8a82154cd55</text:p>
          </table:table-cell>
          <table:table-cell office:value-type="string" calcext:value-type="string">
            <text:p>电路分析基础</text:p>
          </table:table-cell>
          <table:table-cell office:value-type="string" calcext:value-type="string">
            <text:p>俎云霄/李巍海/吕玉琴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2043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990e2b2b026fc49762526284d0559fb</text:p>
          </table:table-cell>
          <table:table-cell office:value-type="string" calcext:value-type="string">
            <text:p>初等数论及其应用（原书第5版）</text:p>
          </table:table-cell>
          <table:table-cell office:value-type="string" calcext:value-type="string">
            <text:p>Kenneth H. Rosen</text:p>
          </table:table-cell>
          <table:table-cell office:value-type="string" calcext:value-type="string">
            <text:p>夏鸿刚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2652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9fa0a5313a94b4033ecde5c9ba4511b</text:p>
          </table:table-cell>
          <table:table-cell table:style-name="ce23" office:value-type="string" calcext:value-type="string">
            <text:p>高等数学（经管类） 下册</text:p>
          </table:table-cell>
          <table:table-cell table:style-name="ce23" office:value-type="string" calcext:value-type="string">
            <text:p><text:span text:style-name="T3">史悦</text:span><text:span text:style-name="T4">/</text:span><text:span text:style-name="T2">李晓莉</text:span><text:span text:style-name="T4">/</text:span><text:span text:style-name="T2">李晓花</text:span></text:p>
          </table:table-cell>
          <table:table-cell table:style-name="ce23"/>
          <table:table-cell office:value-type="string" calcext:value-type="string">
            <text:p>2</text:p>
          </table:table-cell>
          <table:table-cell table:style-name="ce23" office:value-type="string" calcext:value-type="string">
            <text:p>北京邮电大学出版社</text:p>
          </table:table-cell>
          <table:table-cell office:value-type="string" calcext:value-type="string">
            <text:p>978756356325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a23aa445555a3e19be43a792baae081</text:p>
          </table:table-cell>
          <table:table-cell office:value-type="string" calcext:value-type="string">
            <text:p>数学分析 下册</text:p>
          </table:table-cell>
          <table:table-cell office:value-type="string" calcext:value-type="string">
            <text:p>华东师范大学数学系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956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bd6bd3414f1ce89bec8ee8acafef0d3</text:p>
          </table:table-cell>
          <table:table-cell office:value-type="string" calcext:value-type="string">
            <text:p>线性代数</text:p>
          </table:table-cell>
          <table:table-cell office:value-type="string" calcext:value-type="string">
            <text:p>李尚志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9870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bc924f9ca8ace537aca5219129fe4cbc</text:p>
          </table:table-cell>
          <table:table-cell office:value-type="string" calcext:value-type="string">
            <text:p>模块化机器人创新教学与实践</text:p>
          </table:table-cell>
          <table:table-cell office:value-type="string" calcext:value-type="string">
            <text:p>王滨生/刘辉/刘佳男/郑世杰/毛文睿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哈尔滨工业大学出版社</text:p>
          </table:table-cell>
          <table:table-cell office:value-type="string" calcext:value-type="string">
            <text:p>978756036193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d5450ea00a7844950b8f6b2579b4f06</text:p>
          </table:table-cell>
          <table:table-cell table:style-name="ce23" office:value-type="string" calcext:value-type="string">
            <text:p>概率论与随机过程</text:p>
          </table:table-cell>
          <table:table-cell table:style-name="ce23" office:value-type="string" calcext:value-type="string">
            <text:p>北京邮电大学数学系概率教学组</text:p>
          </table:table-cell>
          <table:table-cell table:style-name="ce23"/>
          <table:table-cell office:value-type="string" calcext:value-type="string">
            <text:p>1</text:p>
          </table:table-cell>
          <table:table-cell table:style-name="ce23" office:value-type="string" calcext:value-type="string">
            <text:p>北京邮电大学出版社</text:p>
          </table:table-cell>
          <table:table-cell office:value-type="string" calcext:value-type="string">
            <text:p>978756356266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db1fc3eb895400d8fd7e6f2ad57a9dc</text:p>
          </table:table-cell>
          <table:table-cell table:style-name="ce23" office:value-type="string" calcext:value-type="string">
            <text:p><text:span text:style-name="T3">微机原理与接口技术：基于</text:span><text:span text:style-name="T4">ARM Cortex-M4</text:span></text:p>
          </table:table-cell>
          <table:table-cell table:style-name="ce23" office:value-type="string" calcext:value-type="string">
            <text:p>田辉</text:p>
          </table:table-cell>
          <table:table-cell table:style-name="ce23"/>
          <table:table-cell office:value-type="string" calcext:value-type="string">
            <text:p>3</text:p>
          </table:table-cell>
          <table:table-cell table:style-name="ce23" office:value-type="string" calcext:value-type="string">
            <text:p>北京邮电大学出版社</text:p>
          </table:table-cell>
          <table:table-cell office:value-type="string" calcext:value-type="string">
            <text:p>978704053783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28516c721c6cf7a4233873171bd1df0</text:p>
          </table:table-cell>
          <table:table-cell office:value-type="string" calcext:value-type="string">
            <text:p>物理学（第七版）习题分析与解答</text:p>
          </table:table-cell>
          <table:table-cell office:value-type="string" calcext:value-type="string">
            <text:p>马文蔚/殷实/沈才康/包刚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567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287fe784ad09b9476ee90d9f5948bbf</text:p>
          </table:table-cell>
          <table:table-cell office:value-type="string" calcext:value-type="string">
            <text:p>高等代数辅导与习题解答（北大·第四版）</text:p>
          </table:table-cell>
          <table:table-cell office:value-type="string" calcext:value-type="string">
            <text:p>王萼芳/石生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8631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28a67a40ba4f5ba8cac663fc8c6becf</text:p>
          </table:table-cell>
          <table:table-cell table:style-name="ce23" office:value-type="string" calcext:value-type="string">
            <text:p><text:span text:style-name="T3">概率论与数理统计习题全解指南（浙大</text:span><text:span text:style-name="T4">·</text:span><text:span text:style-name="T2">五版）</text:span></text:p>
          </table:table-cell>
          <table:table-cell table:style-name="ce23" office:value-type="string" calcext:value-type="string">
            <text:p><text:span text:style-name="T3">盛骤</text:span><text:span text:style-name="T4">/</text:span><text:span text:style-name="T2">谢式干</text:span><text:span text:style-name="T4">/</text:span><text:span text:style-name="T2">潘承毅</text:span></text:p>
          </table:table-cell>
          <table:table-cell table:style-name="ce23"/>
          <table:table-cell office:value-type="string" calcext:value-type="string">
            <text:p>1</text:p>
          </table:table-cell>
          <table:table-cell table:style-name="ce23" office:value-type="string" calcext:value-type="string">
            <text:p>高等教育出版社</text:p>
          </table:table-cell>
          <table:table-cell office:value-type="string" calcext:value-type="string">
            <text:p>978704051548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375804ce7b1fe32aa1e1e676b4a221d</text:p>
          </table:table-cell>
          <table:table-cell table:style-name="ce23" office:value-type="string" calcext:value-type="string">
            <text:p>电子电路基础及通信电子电路学习指导书</text:p>
          </table:table-cell>
          <table:table-cell table:style-name="ce23" office:value-type="string" calcext:value-type="string">
            <text:p>刘宝玲/胡春静/郭琳/孙文生/刘培植/张晓莹/邓钢/崔琪楠/李立华</text:p>
          </table:table-cell>
          <table:table-cell table:style-name="ce23"/>
          <table:table-cell office:value-type="string" calcext:value-type="string">
            <text:p>1</text:p>
          </table:table-cell>
          <table:table-cell table:style-name="ce23" office:value-type="string" calcext:value-type="string">
            <text:p>高等教育出版社</text:p>
          </table:table-cell>
          <table:table-cell office:value-type="string" calcext:value-type="string">
            <text:p>978704026637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79336f53a916d999319aded55abd78b</text:p>
          </table:table-cell>
          <table:table-cell office:value-type="string" calcext:value-type="string">
            <text:p>C++语言程序设计</text:p>
          </table:table-cell>
          <table:table-cell office:value-type="string" calcext:value-type="string">
            <text:p>刘瑞芳/肖波/许桂平/孙勇/徐惠民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西安电子科技大学出版社</text:p>
          </table:table-cell>
          <table:table-cell office:value-type="string" calcext:value-type="string">
            <text:p>97875606437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83bedbfbf780f64ea459e8b5bb8682d</text:p>
          </table:table-cell>
          <table:table-cell table:style-name="ce23" office:value-type="string" calcext:value-type="string">
            <text:p>通信原理</text:p>
          </table:table-cell>
          <table:table-cell table:style-name="ce23" office:value-type="string" calcext:value-type="string">
            <text:p><text:span text:style-name="T3">周烔槃</text:span><text:span text:style-name="T4">/</text:span><text:span text:style-name="T2">庞沁华</text:span><text:span text:style-name="T4">/</text:span><text:span text:style-name="T2">续大我</text:span><text:span text:style-name="T4">/</text:span><text:span text:style-name="T2">吴伟陵</text:span><text:span text:style-name="T4">/</text:span><text:span text:style-name="T2">杨鸿文</text:span></text:p>
          </table:table-cell>
          <table:table-cell table:style-name="ce23"/>
          <table:table-cell office:value-type="string" calcext:value-type="string">
            <text:p>4</text:p>
          </table:table-cell>
          <table:table-cell table:style-name="ce23" office:value-type="string" calcext:value-type="string">
            <text:p>北京邮电大学出版社</text:p>
          </table:table-cell>
          <table:table-cell office:value-type="string" calcext:value-type="string">
            <text:p>97875635442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876b9c4ba06f4537533ddce3db361c6</text:p>
          </table:table-cell>
          <table:table-cell table:style-name="ce23" office:value-type="string" calcext:value-type="string">
            <text:p>数字信号处理</text:p>
          </table:table-cell>
          <table:table-cell table:style-name="ce23" office:value-type="string" calcext:value-type="string">
            <text:p><text:span text:style-name="T3">门爱东</text:span><text:span text:style-name="T4">/</text:span><text:span text:style-name="T2">苏菲</text:span><text:span text:style-name="T4">/</text:span><text:span text:style-name="T2">王雷</text:span><text:span text:style-name="T4">/</text:span><text:span text:style-name="T2">王海婴</text:span><text:span text:style-name="T4">/</text:span><text:span text:style-name="T2">李江军</text:span></text:p>
          </table:table-cell>
          <table:table-cell table:style-name="ce23"/>
          <table:table-cell office:value-type="string" calcext:value-type="string">
            <text:p>2</text:p>
          </table:table-cell>
          <table:table-cell table:style-name="ce23" office:value-type="string" calcext:value-type="string">
            <text:p>科学出版社</text:p>
          </table:table-cell>
          <table:table-cell office:value-type="string" calcext:value-type="string">
            <text:p>97870302541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c99d0ea28615e3deb23930d7b036596e</text:p>
          </table:table-cell>
          <table:table-cell office:value-type="string" calcext:value-type="string">
            <text:p>工程数学：复变函数、矢量分析与场论、数学物理方法</text:p>
          </table:table-cell>
          <table:table-cell office:value-type="string" calcext:value-type="string">
            <text:p>田玉/郭玉翠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090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9c855cf4ac2c771ac98734246847656</text:p>
          </table:table-cell>
          <table:table-cell office:value-type="string" calcext:value-type="string">
            <text:p>Database System Concepts</text:p>
          </table:table-cell>
          <table:table-cell office:value-type="string" calcext:value-type="string">
            <text:p>Abraham Silberschatz/Henry F. Korth/S. Sudarshan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Mc Graw Hill Education</text:p>
          </table:table-cell>
          <table:table-cell office:value-type="string" calcext:value-type="string">
            <text:p>97800780221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cb969c1ad8fed47a63a19eb16a3368d4</text:p>
          </table:table-cell>
          <table:table-cell office:value-type="string" calcext:value-type="string">
            <text:p>离散数学及其应用（原书第8版）</text:p>
          </table:table-cell>
          <table:table-cell office:value-type="string" calcext:value-type="string">
            <text:p>Kenneth H. Rosen</text:p>
          </table:table-cell>
          <table:table-cell office:value-type="string" calcext:value-type="string">
            <text:p>徐六通/杨娟/吴斌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63687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c8e160a156df4304ef2ecaf900bf46b</text:p>
          </table:table-cell>
          <table:table-cell office:value-type="string" calcext:value-type="string">
            <text:p>汇编语言</text:p>
          </table:table-cell>
          <table:table-cell office:value-type="string" calcext:value-type="string">
            <text:p>王爽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3941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cd5236541336f5ebbc0fbaedf4392629</text:p>
          </table:table-cell>
          <table:table-cell office:value-type="string" calcext:value-type="string">
            <text:p>大学物理学（第三版）/Physics for Scientists and Engineers with Modern Physics</text:p>
          </table:table-cell>
          <table:table-cell office:value-type="string" calcext:value-type="string">
            <text:p>Douglas C. Giancoli</text:p>
          </table:table-cell>
          <table:table-cell office:value-type="string" calcext:value-type="string">
            <text:p>滕小瑛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656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e3c183f24860ef819f2cec738d14c05</text:p>
          </table:table-cell>
          <table:table-cell office:value-type="string" calcext:value-type="string">
            <text:p>数学分析 上册</text:p>
          </table:table-cell>
          <table:table-cell office:value-type="string" calcext:value-type="string">
            <text:p>华东师范大学数学系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956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e97c823196212c1cb6998710da384fb</text:p>
          </table:table-cell>
          <table:table-cell office:value-type="string" calcext:value-type="string">
            <text:p>The C Programming Language</text:p>
          </table:table-cell>
          <table:table-cell office:value-type="string" calcext:value-type="string">
            <text:p>Brian W. Kernighan/Dennis M. Ritchie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rentice Hall</text:p>
          </table:table-cell>
          <table:table-cell office:value-type="string" calcext:value-type="string">
            <text:p>97801311036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ea6f356655a3c870392f19d8b0720fb</text:p>
          </table:table-cell>
          <table:table-cell table:style-name="ce23" office:value-type="string" calcext:value-type="string">
            <text:p>线性代数与几何学习辅导</text:p>
          </table:table-cell>
          <table:table-cell table:style-name="ce23" office:value-type="string" calcext:value-type="string">
            <text:p><text:span text:style-name="T3">刘吉佑</text:span><text:span text:style-name="T4">/</text:span><text:span text:style-name="T2">莫骄</text:span><text:span text:style-name="T4">/</text:span><text:span text:style-name="T2">李亚杰</text:span></text:p>
          </table:table-cell>
          <table:table-cell table:style-name="ce23"/>
          <table:table-cell office:value-type="string" calcext:value-type="string">
            <text:p>1</text:p>
          </table:table-cell>
          <table:table-cell table:style-name="ce23" office:value-type="string" calcext:value-type="string">
            <text:p>北京邮电大学出版社</text:p>
          </table:table-cell>
          <table:table-cell office:value-type="string" calcext:value-type="string">
            <text:p>97875635415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084ca00aa6a0d5c97f81c63ac93abe1</text:p>
          </table:table-cell>
          <table:table-cell office:value-type="string" calcext:value-type="string">
            <text:p>理论物理学教程 第2卷 场论 第8版</text:p>
          </table:table-cell>
          <table:table-cell table:style-name="ce23" office:value-type="string" calcext:value-type="string">
            <text:p>Л. Д. 朗道/E. М. 粟弗席兹</text:p>
          </table:table-cell>
          <table:table-cell office:value-type="string" calcext:value-type="string">
            <text:p>鲁欣/任朗/袁炳南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517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0853b6e2ce355f12b4f119dea47567a</text:p>
          </table:table-cell>
          <table:table-cell office:value-type="string" calcext:value-type="string">
            <text:p>计算机系统要素：从零开始构建现代计算机</text:p>
          </table:table-cell>
          <table:table-cell office:value-type="string" calcext:value-type="string">
            <text:p>Noam Nisan/Shimon Schocken</text:p>
          </table:table-cell>
          <table:table-cell office:value-type="string" calcext:value-type="string">
            <text:p>周维/宋磊/陈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03336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1eb80f498b81137c90e9e52bb824f84</text:p>
          </table:table-cell>
          <table:table-cell office:value-type="string" calcext:value-type="string">
            <text:p>大话数据结构</text:p>
          </table:table-cell>
          <table:table-cell office:value-type="string" calcext:value-type="string">
            <text:p>程杰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2556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23966bc5bd8bc4042ca5318e32311b0</text:p>
          </table:table-cell>
          <table:table-cell office:value-type="string" calcext:value-type="string">
            <text:p>C程序设计导引</text:p>
          </table:table-cell>
          <table:table-cell office:value-type="string" calcext:value-type="string">
            <text:p>尹宝林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4189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435a8af6248ac2141c14987ab4ed0ed</text:p>
          </table:table-cell>
          <table:table-cell office:value-type="string" calcext:value-type="string">
            <text:p>操作系统概念（原书第9版）</text:p>
          </table:table-cell>
          <table:table-cell office:value-type="string" calcext:value-type="string">
            <text:p>Abraham Silberschatz/Peter B. Galvin/Greg Gagne</text:p>
          </table:table-cell>
          <table:table-cell office:value-type="string" calcext:value-type="string">
            <text:p>郑扣根/唐杰/李善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6043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5876c57b5f31c83fa738dd6d9694c50</text:p>
          </table:table-cell>
          <table:table-cell office:value-type="string" calcext:value-type="string">
            <text:p>高等代数</text:p>
          </table:table-cell>
          <table:table-cell office:value-type="string" calcext:value-type="string">
            <text:p>北京大学数学系前代数小组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791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6518bfa7ce38149fce9e7dcff22874a</text:p>
          </table:table-cell>
          <table:table-cell office:value-type="string" calcext:value-type="string">
            <text:p>数据结构：C++语言版</text:p>
          </table:table-cell>
          <table:table-cell office:value-type="string" calcext:value-type="string">
            <text:p>邓俊辉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3064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6ba0b8fefebb74ac6d13f806d752618</text:p>
          </table:table-cell>
          <table:table-cell office:value-type="string" calcext:value-type="string">
            <text:p>数学分析习题课讲义 上册</text:p>
          </table:table-cell>
          <table:table-cell office:value-type="string" calcext:value-type="string">
            <text:p>谢惠民/恽自求/易法槐/钱定边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1922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b88b5202d55128296d337ab7c2da1f2</text:p>
          </table:table-cell>
          <table:table-cell office:value-type="string" calcext:value-type="string">
            <text:p>数据结构与算法分析：Java语言描述（原书第2版）</text:p>
          </table:table-cell>
          <table:table-cell office:value-type="string" calcext:value-type="string">
            <text:p>Mark Allen Weiss</text:p>
          </table:table-cell>
          <table:table-cell office:value-type="string" calcext:value-type="string">
            <text:p>冯舜玺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23183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d888ac40f6100415395d8c6d553aad4</text:p>
          </table:table-cell>
          <table:table-cell office:value-type="string" calcext:value-type="string">
            <text:p>数学建模方法与分析（原书第2版）</text:p>
          </table:table-cell>
          <table:table-cell office:value-type="string" calcext:value-type="string">
            <text:p>Mark M. Meerschaert</text:p>
          </table:table-cell>
          <table:table-cell office:value-type="string" calcext:value-type="string">
            <text:p>刘来福/杨淳/黄海洋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440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e68b153bfe8f8e8ee2df0e077545533</text:p>
          </table:table-cell>
          <table:table-cell office:value-type="string" calcext:value-type="string">
            <text:p>数据库系统概论</text:p>
          </table:table-cell>
          <table:table-cell office:value-type="string" calcext:value-type="string">
            <text:p>王珊/萨师煊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066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ea2f4822df9b5802803a3b3875100ba</text:p>
          </table:table-cell>
          <table:table-cell office:value-type="string" calcext:value-type="string">
            <text:p>高等数学（上）/Advanced Mathematics</text:p>
          </table:table-cell>
          <table:table-cell office:value-type="string" calcext:value-type="string">
            <text:p>北京邮电大学高等数学双语教学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27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ebb2a13def8c76d61f98cc0afde7e65</text:p>
          </table:table-cell>
          <table:table-cell office:value-type="string" calcext:value-type="string">
            <text:p>数学模型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1150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f7733fd40c247cba5aeea385bac2125</text:p>
          </table:table-cell>
          <table:table-cell office:value-type="string" calcext:value-type="string">
            <text:p>Б. П. 吉米多维奇数学分析习题集题解 5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5" office:value-type="string" calcext:value-type="string">
            <text:p>e03103b4e075f619532000ae311c270d</text:p>
          </table:table-cell>
          <table:table-cell office:value-type="string" calcext:value-type="string">
            <text:p>物理学 下册</text:p>
          </table:table-cell>
          <table:table-cell office:value-type="string" calcext:value-type="string">
            <text:p>东南大学等七所工科院校/马文蔚/解希顺/周雨青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382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17571c192d5fbf4a37bd7e56c57e473</text:p>
          </table:table-cell>
          <table:table-cell office:value-type="string" calcext:value-type="string">
            <text:p>C语言程序设计：现代方法（第2版）</text:p>
          </table:table-cell>
          <table:table-cell office:value-type="string" calcext:value-type="string">
            <text:p>K. N. King</text:p>
          </table:table-cell>
          <table:table-cell office:value-type="string" calcext:value-type="string">
            <text:p>吕秀锋/黄倩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195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265d188d900a53c7328a32029ed1a2b</text:p>
          </table:table-cell>
          <table:table-cell office:value-type="string" calcext:value-type="string">
            <text:p>英语视听说教程</text:p>
          </table:table-cell>
          <table:table-cell office:value-type="string" calcext:value-type="string">
            <text:p>Loren Steele/Joel Lintner</text:p>
          </table:table-cell>
          <table:table-cell table:number-columns-repeated="2"/>
          <table:table-cell office:value-type="string" calcext:value-type="string">
            <text:p>外语教学与研究出版社</text:p>
          </table:table-cell>
          <table:table-cell office:value-type="string" calcext:value-type="string">
            <text:p>97875600553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e2d138008f2b50a6819deddee48bd745</text:p>
          </table:table-cell>
          <table:table-cell office:value-type="string" calcext:value-type="string">
            <text:p>全新版大学英语综合教程学生用书2</text:p>
          </table:table-cell>
          <table:table-cell office:value-type="string" calcext:value-type="string">
            <text:p>李荫华/夏国佐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1528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4389641249a0f69ea9e61be1e00855b</text:p>
          </table:table-cell>
          <table:table-cell office:value-type="string" calcext:value-type="string">
            <text:p>Operating System Concepts International Student Version</text:p>
          </table:table-cell>
          <table:table-cell office:value-type="string" calcext:value-type="string">
            <text:p>Abraham Silberschatz/Peter Baer Galvin/Greg Garne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80937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7677b095ec223d810a92f39f4163f0d</text:p>
          </table:table-cell>
          <table:table-cell office:value-type="string" calcext:value-type="string">
            <text:p>高等代数与解析几何 上册</text:p>
          </table:table-cell>
          <table:table-cell office:value-type="string" calcext:value-type="string">
            <text:p>孟道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0619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890393f0304ec5147f0e3813a76eb2c</text:p>
          </table:table-cell>
          <table:table-cell office:value-type="string" calcext:value-type="string">
            <text:p>数学模型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194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a80087009e8bcf78dbc45f475890fb8</text:p>
          </table:table-cell>
          <table:table-cell table:style-name="ce23" office:value-type="string" calcext:value-type="string">
            <text:p>概率论与数理统计</text:p>
          </table:table-cell>
          <table:table-cell table:style-name="ce23" office:value-type="string" calcext:value-type="string">
            <text:p><text:span text:style-name="T3">盛骤</text:span><text:span text:style-name="T4">/</text:span><text:span text:style-name="T2">谢式干</text:span><text:span text:style-name="T4">/</text:span><text:span text:style-name="T2">潘承毅</text:span></text:p>
          </table:table-cell>
          <table:table-cell table:style-name="ce23"/>
          <table:table-cell office:value-type="string" calcext:value-type="string">
            <text:p>5</text:p>
          </table:table-cell>
          <table:table-cell table:style-name="ce23" office:value-type="string" calcext:value-type="string">
            <text:p>高等教育出版社</text:p>
          </table:table-cell>
          <table:table-cell office:value-type="string" calcext:value-type="string">
            <text:p>97870405166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c21533f9f3c4e7798902fc1f69cc3e7</text:p>
          </table:table-cell>
          <table:table-cell office:value-type="string" calcext:value-type="string">
            <text:p>计算机组成原理：立体化教材</text:p>
          </table:table-cell>
          <table:table-cell office:value-type="string" calcext:value-type="string">
            <text:p>白中英/戴志涛/赖晓铮/覃健诚/杨春武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3696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cc132df66b256729d191511f450e1bf</text:p>
          </table:table-cell>
          <table:table-cell office:value-type="string" calcext:value-type="string">
            <text:p>VHDL数字电路设计教程</text:p>
          </table:table-cell>
          <table:table-cell office:value-type="string" calcext:value-type="string">
            <text:p>Volnei A. Pedroni</text:p>
          </table:table-cell>
          <table:table-cell office:value-type="string" calcext:value-type="string">
            <text:p>乔庐峰/王志功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1867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da085225d39de8158b3c28526b93963</text:p>
          </table:table-cell>
          <table:table-cell office:value-type="string" calcext:value-type="string">
            <text:p>应用随机过程概率模型导论（第11版）</text:p>
          </table:table-cell>
          <table:table-cell office:value-type="string" calcext:value-type="string">
            <text:p>Sheldon M. Ross</text:p>
          </table:table-cell>
          <table:table-cell office:value-type="string" calcext:value-type="string">
            <text:p>龚光鲁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4043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dad62ee4840b547066a20b292ac2dbd</text:p>
          </table:table-cell>
          <table:table-cell office:value-type="string" calcext:value-type="string">
            <text:p>数字逻辑习题解析与实验教程</text:p>
          </table:table-cell>
          <table:table-cell office:value-type="string" calcext:value-type="string">
            <text:p>缪相林/白中英/郭军/高荔/杨春武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3716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0373a09752edea95cf16769b861c07b</text:p>
          </table:table-cell>
          <table:table-cell table:style-name="ce23" office:value-type="string" calcext:value-type="string">
            <text:p>半导体器件基础</text:p>
          </table:table-cell>
          <table:table-cell office:value-type="string" calcext:value-type="string">
            <text:p>Robert F. Pierret</text:p>
          </table:table-cell>
          <table:table-cell office:value-type="string" calcext:value-type="string">
            <text:p><text:span text:style-name="T6">黄如</text:span><text:span text:style-name="T7">/</text:span><text:span text:style-name="T8">王漪</text:span><text:span text:style-name="T7">/</text:span><text:span text:style-name="T8">王金延</text:span><text:span text:style-name="T7">/</text:span><text:span text:style-name="T8">金海岩</text:span></text:p>
          </table:table-cell>
          <table:table-cell office:value-type="string" calcext:value-type="string">
            <text:p>1</text:p>
          </table:table-cell>
          <table:table-cell table:style-name="ce23" office:value-type="string" calcext:value-type="string">
            <text:p>电子工业出版社</text:p>
          </table:table-cell>
          <table:table-cell office:value-type="string" calcext:value-type="string">
            <text:p>978750539915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2ca5be2a63a444d616db54c27739b08</text:p>
          </table:table-cell>
          <table:table-cell office:value-type="string" calcext:value-type="string">
            <text:p>现代交换原理与通信网技术</text:p>
          </table:table-cell>
          <table:table-cell office:value-type="string" calcext:value-type="string">
            <text:p>卞佳丽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105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3e0057a9893be05137de4d43e33e189</text:p>
          </table:table-cell>
          <table:table-cell office:value-type="string" calcext:value-type="string">
            <text:p>Numerical Analysis</text:p>
          </table:table-cell>
          <table:table-cell office:value-type="string" calcext:value-type="string">
            <text:p>Timothy Sauer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13469645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f3f66564a90945dce8f8f73081c0b781</text:p>
          </table:table-cell>
          <table:table-cell office:value-type="string" calcext:value-type="string">
            <text:p>高等数学解题法</text:p>
          </table:table-cell>
          <table:table-cell office:value-type="string" calcext:value-type="string">
            <text:p>刘吉佑/赵新超/陈秀卿/钱江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90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4b40da3f699eed06c5e37a566e1b4a6</text:p>
          </table:table-cell>
          <table:table-cell office:value-type="string" calcext:value-type="string">
            <text:p>Linux Command Line and Shell Scripting Bible</text:p>
          </table:table-cell>
          <table:table-cell office:value-type="string" calcext:value-type="string">
            <text:p>Richard Blum/Christine Breshahan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898384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5c623be96e601eaa4a80cc0b9e7847d</text:p>
          </table:table-cell>
          <table:table-cell office:value-type="string" calcext:value-type="string">
            <text:p>高等代数 上册</text:p>
          </table:table-cell>
          <table:table-cell office:value-type="string" calcext:value-type="string">
            <text:p>丘维声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188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7cc22f7a6ab92c85d75ac226305a004</text:p>
          </table:table-cell>
          <table:table-cell office:value-type="string" calcext:value-type="string">
            <text:p>Computer Graphics Principles and Practice</text:p>
          </table:table-cell>
          <table:table-cell office:value-type="string" calcext:value-type="string">
            <text:p>John F. Hughes/Andries Van Dam/Morgan McGuire/David F. Sklar/James D. Foley/Steven K. Feiner/Kurt Akeley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3213995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7dec8339bb165825b0af62eb192cb6d</text:p>
          </table:table-cell>
          <table:table-cell table:style-name="ce23" office:value-type="string" calcext:value-type="string">
            <text:p>信号与系统引论</text:p>
          </table:table-cell>
          <table:table-cell table:style-name="ce23" office:value-type="string" calcext:value-type="string">
            <text:p><text:span text:style-name="T3">郑君里</text:span><text:span text:style-name="T4">/</text:span><text:span text:style-name="T2">应启珩</text:span><text:span text:style-name="T4">/</text:span><text:span text:style-name="T2">杨为理</text:span></text:p>
          </table:table-cell>
          <table:table-cell table:style-name="ce23"/>
          <table:table-cell office:value-type="string" calcext:value-type="string">
            <text:p>1</text:p>
          </table:table-cell>
          <table:table-cell table:style-name="ce23" office:value-type="string" calcext:value-type="string">
            <text:p>高等教育出版社</text:p>
          </table:table-cell>
          <table:table-cell office:value-type="string" calcext:value-type="string">
            <text:p>978704025787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866e637c46339b19a926ac9b16d0699</text:p>
          </table:table-cell>
          <table:table-cell table:style-name="ce23" office:value-type="string" calcext:value-type="string">
            <text:p>现代密码学教程</text:p>
          </table:table-cell>
          <table:table-cell table:style-name="ce23" office:value-type="string" calcext:value-type="string">
            <text:p><text:span text:style-name="T3">谷利泽</text:span><text:span text:style-name="T4">/</text:span><text:span text:style-name="T2">郑世慧</text:span><text:span text:style-name="T4">/</text:span><text:span text:style-name="T2">杨义先</text:span></text:p>
          </table:table-cell>
          <table:table-cell table:style-name="ce23"/>
          <table:table-cell office:value-type="string" calcext:value-type="string">
            <text:p>2</text:p>
          </table:table-cell>
          <table:table-cell table:style-name="ce23" office:value-type="string" calcext:value-type="string">
            <text:p>高等教育出版社</text:p>
          </table:table-cell>
          <table:table-cell office:value-type="string" calcext:value-type="string">
            <text:p>97875635430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baf6d82a182863cbfe947bf6e59ccc2</text:p>
          </table:table-cell>
          <table:table-cell office:value-type="string" calcext:value-type="string">
            <text:p>大学英语实验教程（阅读）3</text:p>
          </table:table-cell>
          <table:table-cell office:value-type="string" calcext:value-type="string">
            <text:p>范姣莲/陈真真/李颖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783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d30d3eec63de0859687f00ef694068d</text:p>
          </table:table-cell>
          <table:table-cell office:value-type="string" calcext:value-type="string">
            <text:p>概率论与数理统计习题全解指南（浙大·四版）</text:p>
          </table:table-cell>
          <table:table-cell office:value-type="string" calcext:value-type="string">
            <text:p>盛骤/谢式干/潘承毅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3898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e4f009ca99a5925ee2facce21d6c051</text:p>
          </table:table-cell>
          <table:table-cell table:style-name="ce23" office:value-type="string" calcext:value-type="string">
            <text:p>软件项目管理案例教程</text:p>
          </table:table-cell>
          <table:table-cell table:style-name="ce23" office:value-type="string" calcext:value-type="string">
            <text:p><text:span text:style-name="T3">韩万江</text:span><text:span text:style-name="T4">/</text:span><text:span text:style-name="T2">姜立新</text:span></text:p>
          </table:table-cell>
          <table:table-cell table:style-name="ce23"/>
          <table:table-cell office:value-type="string" calcext:value-type="string">
            <text:p>4</text:p>
          </table:table-cell>
          <table:table-cell table:style-name="ce23" office:value-type="string" calcext:value-type="string">
            <text:p>机械工业出版社</text:p>
          </table:table-cell>
          <table:table-cell office:value-type="string" calcext:value-type="string">
            <text:p>97871116292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f2eb431fa091c6f4cf2ac99ffef7c0e</text:p>
          </table:table-cell>
          <table:table-cell office:value-type="string" calcext:value-type="string">
            <text:p>你必须知道的495个C语言问题</text:p>
          </table:table-cell>
          <table:table-cell office:value-type="string" calcext:value-type="string">
            <text:p>Steve Summit</text:p>
          </table:table-cell>
          <table:table-cell office:value-type="string" calcext:value-type="string">
            <text:p>孙云/朱群英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1943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table:style-name="ce25" office:value-type="string" calcext:value-type="string">
            <text:p>b9e6052395ba047bd154ea45130026fc</text:p>
          </table:table-cell>
          <table:table-cell table:style-name="ce34" office:value-type="string" calcext:value-type="string">
            <text:p>All of Statistics: A Concise Course in Statistical Inference (Springer Texts in Statistics)</text:p>
          </table:table-cell>
          <table:table-cell office:value-type="string" calcext:value-type="string">
            <text:p>Larry Wasserman</text:p>
          </table:table-cell>
          <table:table-cell table:number-columns-repeated="2"/>
          <table:table-cell office:value-type="string" calcext:value-type="string">
            <text:p>Springer</text:p>
          </table:table-cell>
          <table:table-cell office:value-type="string" calcext:value-type="string">
            <text:p>97814419232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3b4a281b6b0762d8567d5e570e1c06c</text:p>
          </table:table-cell>
          <table:table-cell office:value-type="string" calcext:value-type="string">
            <text:p>材料科学基础</text:p>
          </table:table-cell>
          <table:table-cell office:value-type="string" calcext:value-type="string">
            <text:p>胡赓祥/蔡珣/戎咏华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上海交通大学出版社</text:p>
          </table:table-cell>
          <table:table-cell office:value-type="string" calcext:value-type="string">
            <text:p>97873130248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b79591a34004130db8702cb61eb2c9b</text:p>
          </table:table-cell>
          <table:table-cell office:value-type="string" calcext:value-type="string">
            <text:p>Real-World Cryptography</text:p>
          </table:table-cell>
          <table:table-cell office:value-type="string" calcext:value-type="string">
            <text:p>David Wong</text:p>
          </table:table-cell>
          <table:table-cell table:number-columns-repeated="2"/>
          <table:table-cell office:value-type="string" calcext:value-type="string">
            <text:p>Manning</text:p>
          </table:table-cell>
          <table:table-cell office:value-type="string" calcext:value-type="string">
            <text:p>97816172967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d3d7be09e4842ca74fb739cbd2e5687</text:p>
          </table:table-cell>
          <table:table-cell office:value-type="string" calcext:value-type="string">
            <text:p>量子计算机编程：从入门到实践</text:p>
          </table:table-cell>
          <table:table-cell office:value-type="string" calcext:value-type="string">
            <text:p>Eric R. Johnston/Nicholas Harrigan/Mercedes Gimeno-Segovia</text:p>
          </table:table-cell>
          <table:table-cell office:value-type="string" calcext:value-type="string">
            <text:p>郑明智</text:p>
          </table:table-cell>
          <table:table-cell/>
          <table:table-cell office:value-type="string" calcext:value-type="string">
            <text:p>人民邮电出版社</text:p>
          </table:table-cell>
          <table:table-cell office:value-type="string" calcext:value-type="string">
            <text:p>978711556635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0a79ee64f4b02a94bda3f24ce726051</text:p>
          </table:table-cell>
          <table:table-cell office:value-type="string" calcext:value-type="string">
            <text:p>Linear Analysis An Introductory Course</text:p>
          </table:table-cell>
          <table:table-cell office:value-type="string" calcext:value-type="string">
            <text:p>Bela Bollobas</text:p>
          </table:table-cell>
          <table:table-cell table:number-columns-repeated="2"/>
          <table:table-cell office:value-type="string" calcext:value-type="string">
            <text:p>Cambridge University Press</text:p>
          </table:table-cell>
          <table:table-cell office:value-type="string" calcext:value-type="string">
            <text:p>978052165577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c7913719809f6e7b7b7aea2e68666d9</text:p>
          </table:table-cell>
          <table:table-cell office:value-type="string" calcext:value-type="string">
            <text:p>Neuroscuience Exploring the Brain</text:p>
          </table:table-cell>
          <table:table-cell office:value-type="string" calcext:value-type="string">
            <text:p>Mark F. Bear/Barry W. Connors/Michael A. Paradiso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Wolters Kluwer</text:p>
          </table:table-cell>
          <table:table-cell office:value-type="string" calcext:value-type="string">
            <text:p>97807817781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68860249d5f484ebce647f0c5fe4fbe</text:p>
          </table:table-cell>
          <table:table-cell office:value-type="string" calcext:value-type="string">
            <text:p>Secure Coding in C and C++</text:p>
          </table:table-cell>
          <table:table-cell office:value-type="string" calcext:value-type="string">
            <text:p>Robert C. Seacord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Addison-Wesley</text:p>
          </table:table-cell>
          <table:table-cell office:value-type="string" calcext:value-type="string">
            <text:p>97803218221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25aafb1a370c234510be06f7d36c576</text:p>
          </table:table-cell>
          <table:table-cell office:value-type="string" calcext:value-type="string">
            <text:p>Mark F. Bear/Barry W. Connors/Michael A. Paradiso</text:p>
          </table:table-cell>
          <table:table-cell table:style-name="Default" office:value-type="string" calcext:value-type="string">
            <text:p>Mark F. Bear/Barry W. Connors/Michael A. Paradiso</text:p>
          </table:table-cell>
          <table:table-cell office:value-type="string" calcext:value-type="string">
            <text:p>王建军/高静/吉永华/梁培基/罗兰/梅岩艾/彭聿平/翁旭初/张月萍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2194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28ad8172dbc863771d70e46b424ee7a</text:p>
          </table:table-cell>
          <table:table-cell office:value-type="string" calcext:value-type="string">
            <text:p>Mathematics for Machine Learning</text:p>
          </table:table-cell>
          <table:table-cell office:value-type="string" calcext:value-type="string">
            <text:p>Marc Peter Deisenroth/A. Aldo Faisal/Cheng Soon Ong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Cambridge University Press</text:p>
          </table:table-cell>
          <table:table-cell office:value-type="string" calcext:value-type="string">
            <text:p>978110856932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2a0594cdec6bd1632b74db7c5fd412a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Alan V. Oppenheim/Alan S. Willsky/ S. Hamid Nawab</text:p>
          </table:table-cell>
          <table:table-cell office:value-type="string" calcext:value-type="string">
            <text:p>刘树棠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西安交通大学出版社</text:p>
          </table:table-cell>
          <table:table-cell office:value-type="string" calcext:value-type="string">
            <text:p>97875605097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40584d989d3b62d1358e78abc7cf181</text:p>
          </table:table-cell>
          <table:table-cell office:value-type="string" calcext:value-type="string">
            <text:p>物理学大题典 固体物理及物理量测量</text:p>
          </table:table-cell>
          <table:table-cell office:value-type="string" calcext:value-type="string">
            <text:p>林鸿生/章世玲/王冠中/翁明其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5837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 table:number-rows-repeated="1048302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tests" table:style-name="ta2">
        <office:forms form:automatic-focus="false" form:apply-design-mode="false"/>
        <table:table-column table:style-name="co1" table:default-cell-style-name="ce39"/>
        <table:table-column table:style-name="co11" table:default-cell-style-name="ce39"/>
        <table:table-column table:style-name="co12" table:default-cell-style-name="ce39"/>
        <table:table-column table:style-name="co13" table:default-cell-style-name="ce39"/>
        <table:table-column table:style-name="co14" table:default-cell-style-name="ce39"/>
        <table:table-column table:style-name="co15" table:number-columns-repeated="2" table:default-cell-style-name="ce39"/>
        <table:table-column table:style-name="co16" table:number-columns-repeated="16376" table:default-cell-style-name="ce28"/>
        <table:table-column table:style-name="co10" table:default-cell-style-name="ce28"/>
        <table:table-row table:style-name="ro1">
          <table:table-cell table:style-name="ce9" office:value-type="string" calcext:value-type="string">
            <text:p><text:span text:style-name="T1">MD5</text:span><text:span text:style-name="T2">校验码</text:span></text:p>
          </table:table-cell>
          <table:table-cell table:style-name="ce9" office:value-type="string" calcext:value-type="string">
            <text:p>课程类型</text:p>
          </table:table-cell>
          <table:table-cell table:style-name="ce9" office:value-type="string" calcext:value-type="string">
            <text:p>学院</text:p>
          </table:table-cell>
          <table:table-cell table:style-name="ce9" office:value-type="string" calcext:value-type="string">
            <text:p>年份</text:p>
          </table:table-cell>
          <table:table-cell table:style-name="ce9" office:value-type="string" calcext:value-type="string">
            <text:p>课程名称</text:p>
          </table:table-cell>
          <table:table-cell table:style-name="ce9" office:value-type="string" calcext:value-type="string">
            <text:p>考试阶段（期中0/期末1）</text:p>
          </table:table-cell>
          <table:table-cell table:style-name="ce9" office:value-type="string" calcext:value-type="string">
            <text:p><text:span text:style-name="T3">资料类型（纯试题</text:span><text:span text:style-name="T4">Q/</text:span><text:span text:style-name="T2">纯答案</text:span><text:span text:style-name="T4">A</text:span><text:span text:style-name="T2">）</text:span></text:p>
          </table:table-cell>
          <table:table-cell table:style-name="ce9" office:value-type="string" calcext:value-type="string">
            <text:p>文件类型</text:p>
          </table:table-cell>
          <table:table-cell office:value-type="string" calcext:value-type="string">
            <text:p>备注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864ca7caef1fab5151a3f0e4e1460125</text:p>
          </table:table-cell>
          <table:table-cell table:style-name="ce38" office:value-type="string" calcext:value-type="string">
            <text:p>研究生</text:p>
          </table:table-cell>
          <table:table-cell/>
          <table:table-cell office:value-type="float" office:value="2010" calcext:value-type="float">
            <text:p>2010</text:p>
          </table:table-cell>
          <table:table-cell table:style-name="ce38" office:value-type="string" calcext:value-type="string">
            <text:p>概率论与随机过程</text:p>
          </table:table-cell>
          <table:table-cell table:style-name="ce38"/>
          <table:table-cell office:value-type="string" calcext:value-type="string">
            <text:p>QA</text:p>
          </table:table-cell>
          <table:table-cell table:style-name="ce3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1c02c53ee13c0350af48736043bd2ce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2" calcext:value-type="float">
            <text:p>2012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29e2bdabb663548e534c5451a79417c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3" calcext:value-type="float">
            <text:p>2013</text:p>
          </table:table-cell>
          <table:table-cell office:value-type="string" calcext:value-type="string">
            <text:p>数据库系统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48127d0968d81074a9997c3f647fe31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edbbaf33438219910eb65f67e328259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5" calcext:value-type="float">
            <text:p>2015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fd60b1d44154f14c18874521f5778d1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6" calcext:value-type="float">
            <text:p>2016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2b8a17496513993c77dd63007f090b9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2ac74c14e7a31aec32e77512d76c3c7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42" office:value-type="string" calcext:value-type="string">
            <text:p>ffa63802dfb34a42c77a67005443a1b8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9" calcext:value-type="float">
            <text:p>2019</text:p>
          </table:table-cell>
          <table:table-cell office:value-type="string" calcext:value-type="string">
            <text:p>数据库系统原理</text:p>
          </table:table-cell>
          <table:table-cell/>
          <table:table-cell office:value-type="string" calcext:value-type="string">
            <text:p>QA</text:p>
          </table:table-cell>
          <table:table-cell table:style-name="ce3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e49851c2f6e58e1467ce774a7641b75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9" calcext:value-type="float">
            <text:p>2019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20acb70bd8690c91ddc58beecf7482a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20" calcext:value-type="float">
            <text:p>2020</text:p>
          </table:table-cell>
          <table:table-cell office:value-type="string" calcext:value-type="string">
            <text:p>CSAP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c9834ff526fc678c3fda2ea5489c482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21" calcext:value-type="float">
            <text:p>2021</text:p>
          </table:table-cell>
          <table:table-cell office:value-type="string" calcext:value-type="string">
            <text:p>数据结构与算法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dbe445cbba7ae36385bf344ebafad7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3-2004-2</text:p>
          </table:table-cell>
          <table:table-cell office:value-type="string" calcext:value-type="string">
            <text:p>计算机组成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834b50fe132458d1d6820c8e66323f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4-2005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f71dd2c1dbb836494173d8e6c6f0b2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5-2006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bb5ac5a98a8f9ee183cf3ee1f1e9dc9</text:p>
          </table:table-cell>
          <table:table-cell table:number-columns-repeated="2"/>
          <table:table-cell office:value-type="string" calcext:value-type="string">
            <text:p>2006-2007</text:p>
          </table:table-cell>
          <table:table-cell table:style-name="ce38" office:value-type="string" calcext:value-type="string">
            <text:p>矩阵分析与应用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d316af9963fda27ffe1b78875d61ad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6-2007-1</text:p>
          </table:table-cell>
          <table:table-cell office:value-type="string" calcext:value-type="string">
            <text:p>数字逻辑与数字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666f4478e3c243a36ae13395fb5a4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6-2007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578e8129134146fe1e349dd200b856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6-2007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a5300e4cd28cea645e28de5e044c14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7-2008-1</text:p>
          </table:table-cell>
          <table:table-cell office:value-type="string" calcext:value-type="string">
            <text:p>数字逻辑与数字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77eae255279152eb9e97ca327772f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7-2008-1</text:p>
          </table:table-cell>
          <table:table-cell office:value-type="string" calcext:value-type="string">
            <text:p>电磁场与电磁波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bea702248313eb549624a159ce2487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7-2008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ef616ee85a3fa0ede059fb535ab7c69</text:p>
          </table:table-cell>
          <table:table-cell table:number-columns-repeated="2"/>
          <table:table-cell office:value-type="string" calcext:value-type="string">
            <text:p>2007-2008-1</text:p>
          </table:table-cell>
          <table:table-cell table:style-name="ce38" office:value-type="string" calcext:value-type="string">
            <text:p>矩阵论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53c36d141148b2354d58ec8e6875b7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数字逻辑与数字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ca7977c87fceb720af481203d93a9f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3fcccf863bf8f692e20baf5682e8c8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e9e8666004aaee78483b1d6ca8cda6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d5e2e3e6a66fc86c1ddecac42dc54d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84a8c4755dc816915ec4c5c08769c3e</text:p>
          </table:table-cell>
          <table:table-cell table:number-columns-repeated="2"/>
          <table:table-cell office:value-type="string" calcext:value-type="string">
            <text:p>2008-2009-1</text:p>
          </table:table-cell>
          <table:table-cell table:style-name="ce38" office:value-type="string" calcext:value-type="string">
            <text:p>矩阵分析与应用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c138aa3a19f96d6947334bfd1bcc1b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3e79a6265b99806a5c782a77f6db47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fc54e4791f82de19c8ab4ae09ce0d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ba29640213eb47582080030e91ef6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b80dffee79c3e873178ea1bcdf0d88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1df77815fcb921650bfd95dff34fe6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c51389278ea2a649b2bcc727974474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3d7085b07086f677f3fd31bd501cf6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数字逻辑与数字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ba517192d623c1fb10b0ddb2f3cbf5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7809237da538c98e0bf3f194453898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76a681830690018ea5d3653f95426a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ce1dd19cafeb5bd66b30bfd06ac4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ee319288166efe6c042a31016e21f8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1409537ff27247404067953b87c6c1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19ad61345bd4feb90c310ad83dc5f4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c4799cc2ad02a02b8b6b8d36e72ede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ffbfb9c3faf7b38a5f4c3d990a064d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计算导论与程序设计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eebd1a5cc062d00efdb79a828aafe13</text:p>
          </table:table-cell>
          <table:table-cell table:style-name="ce38" office:value-type="string" calcext:value-type="string">
            <text:p>本科</text:p>
          </table:table-cell>
          <table:table-cell/>
          <table:table-cell office:value-type="string" calcext:value-type="string">
            <text:p>2009-2010-2</text:p>
          </table:table-cell>
          <table:table-cell table:style-name="ce38" office:value-type="string" calcext:value-type="string">
            <text:p>信号与系统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21b9e80ed2d0f140c324f1a288cbcd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3787670fd44fa1bf82bee363969a46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5225494d0068fc5e2a5edca95fbce5b</text:p>
          </table:table-cell>
          <table:table-cell table:number-columns-repeated="2"/>
          <table:table-cell office:value-type="string" calcext:value-type="string">
            <text:p>2010-2011</text:p>
          </table:table-cell>
          <table:table-cell table:style-name="ce38" office:value-type="string" calcext:value-type="string">
            <text:p>矩阵分析与应用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8b0f82dccc287a8421db9cf3efd9b2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字媒体与设计艺术学院</text:p>
          </table:table-cell>
          <table:table-cell office:value-type="string" calcext:value-type="string">
            <text:p>2010-2011-1</text:p>
          </table:table-cell>
          <table:table-cell office:value-type="string" calcext:value-type="string">
            <text:p>计算机网络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d31eeddd8f5e934f019e8f7e0a5143c</text:p>
          </table:table-cell>
          <table:table-cell table:style-name="ce38"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table:style-name="ce38" office:value-type="string" calcext:value-type="string">
            <text:p>信号与系统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7e0a3b832285e327712d3f7b734297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子电路基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5ea0387ac1bca1e4e6da8eea2b79d8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552b27778c55d739994b000ca769e3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12db1258282aa42b5357bfbc0a4862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04eaba9f9b617167923f9e77c5bfd2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bb0ebe0b41bad93e859b82c24a88dd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fbf89f624f8c693d1d6076f20b886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386b1020dbd67ee3724ff01d76e6d8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578fc44b6e3d520456368e8e51d457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计算机组成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319f960fab65fb9d04c94e22b6a3a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9d542dc0d20596b21368f82bc6a228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d873cf9df048cfe5d49827f75c7419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554d05a55a025a9d35b769eeb44957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2461b7dbaff81ccff808049c47c580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dbd69acf4c4f90aaf3996fa7a37dd2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e5019e3c9f813463acb6e2b7b74b99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7ef756eb20fe52424bc84609e330ff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789040b390b200a9eaf8f6e69c276c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电路与电子学基础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545b42bdc23f6049e573496f7aef7b2</text:p>
          </table:table-cell>
          <table:table-cell table:number-columns-repeated="2"/>
          <table:table-cell office:value-type="string" calcext:value-type="string">
            <text:p>2011-2012</text:p>
          </table:table-cell>
          <table:table-cell table:style-name="ce38" office:value-type="string" calcext:value-type="string">
            <text:p>矩阵分析与应用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43" office:value-type="string" calcext:value-type="string">
            <text:p>27e82069165edfeae33a305d908c0795</text:p>
          </table:table-cell>
          <table:table-cell table:style-name="ce38" office:value-type="string" calcext:value-type="string">
            <text:p>研究生</text:p>
          </table:table-cell>
          <table:table-cell/>
          <table:table-cell office:value-type="string" calcext:value-type="string">
            <text:p>2011-2012-1</text:p>
          </table:table-cell>
          <table:table-cell table:style-name="ce38" office:value-type="string" calcext:value-type="string">
            <text:p>概率论与随机过程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2cabfe0eefd1b84c1465acf735c316c</text:p>
          </table:table-cell>
          <table:table-cell table:style-name="ce38" office:value-type="string" calcext:value-type="string">
            <text:p>研究生</text:p>
          </table:table-cell>
          <table:table-cell/>
          <table:table-cell office:value-type="string" calcext:value-type="string">
            <text:p>2011-2012-1</text:p>
          </table:table-cell>
          <table:table-cell table:style-name="ce38" office:value-type="string" calcext:value-type="string">
            <text:p>概率论与随机过程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b8f8d736ddbd38a863a22014c03f6c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61c70159704741913a9928b71bf4f3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863cddff7de4edac58e5de623d688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cf559457f491ff55fce7e55e188763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57bed8d8a682fc7cbf1e629358aacd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13583adfb5cdb9ba7f3a40255bafa1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b71d51e46b462deb642c79517ebb91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数字电路与逻辑设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781c90d5c6742b0c5bebfd2850ea8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8f6a9c7e6a787afb79c1d598e08b0d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7f2842316419a350c06e4b4f155631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电路与电子学基础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fc27a6223ee94321d12acebfe41dd8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2-2013</text:p>
          </table:table-cell>
          <table:table-cell office:value-type="string" calcext:value-type="string">
            <text:p>Signals and Systems Theo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4ba27bb384364c4f9128ea0c2a71aad</text:p>
          </table:table-cell>
          <table:table-cell table:style-name="ce38" office:value-type="string" calcext:value-type="string">
            <text:p>研究生</text:p>
          </table:table-cell>
          <table:table-cell/>
          <table:table-cell office:value-type="string" calcext:value-type="string">
            <text:p>2012-2013</text:p>
          </table:table-cell>
          <table:table-cell table:style-name="ce38" office:value-type="string" calcext:value-type="string">
            <text:p>概率论与随机过程</text:p>
          </table:table-cell>
          <table:table-cell table:style-name="ce38"/>
          <table:table-cell office:value-type="string" calcext:value-type="string">
            <text:p>QA</text:p>
          </table:table-cell>
          <table:table-cell table:style-name="ce3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e76df5704640cbf3d424047ee6fd7b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4ab5e09570ede260d49ceb6b3842c1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402fc82f4af38fa2a5a6326b7fb7da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c6ef55b4f53eb14152236b5170457c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电磁场与电磁波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fa70fb21fb3876d7901f6519255124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71bba6ef86e7b4b58b6e3398920c49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ffafda3fcc50094cdf496eab865a1e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8cf7a9edfa9001dbc8619d4d99a799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d0494637e471a52f2d6ffa5d79bd71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e56d594c00ed32bb6e443b6a38b1b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f258aab2c194da48922075b4114c80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ddcfd18fe05bdc0ea8f5de5cc247b8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e8aea2dd9b1f80e2f173121a58766c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b4fbc5fe0a72b50fc21f3abc00322f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d5caffb7c7eea9225a62e2955ab707b</text:p>
          </table:table-cell>
          <table:table-cell table:number-columns-repeated="2"/>
          <table:table-cell office:value-type="string" calcext:value-type="string">
            <text:p>2012-2013-2</text:p>
          </table:table-cell>
          <table:table-cell office:value-type="string" calcext:value-type="string">
            <text:p>运筹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71d14649d92b7bee20bb2fa40c6ee8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3-2014</text:p>
          </table:table-cell>
          <table:table-cell office:value-type="string" calcext:value-type="string">
            <text:p>Signals and Systems Theo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830ba73c4e74ec7acab68538d91ca2</text:p>
          </table:table-cell>
          <table:table-cell table:style-name="ce38" office:value-type="string" calcext:value-type="string">
            <text:p>研究生</text:p>
          </table:table-cell>
          <table:table-cell/>
          <table:table-cell office:value-type="string" calcext:value-type="string">
            <text:p>2013-2014</text:p>
          </table:table-cell>
          <table:table-cell table:style-name="ce38" office:value-type="string" calcext:value-type="string">
            <text:p>概率论与随机过程</text:p>
          </table:table-cell>
          <table:table-cell table:style-name="ce38"/>
          <table:table-cell office:value-type="string" calcext:value-type="string">
            <text:p>QA</text:p>
          </table:table-cell>
          <table:table-cell table:style-name="ce3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0f7c2334af86eaa381ea0a97a1282b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5507752cfb757cb0c720fd4b771cf2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ab18c36122f1e867125de15da6675e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1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f57c0f2d695233304d68515c0c2e0b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8a7d4d06495d7004ecf3c93ba19dcd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d89db2b6871881ce1e8078445721b1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工程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2f7e3a3af6f8cc09c803bf125a0c25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57a2d112347420930fcf8a30f6501f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80c519e8f32dcac42bae6d077ff2bd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767cc0311d85c386bc9affc88b59b9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e40bd886917bcd81c7dbe1cc6599b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c6665b721d1095c59cda53ee86c805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马克思主义基本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4e3a2528cdef25db19e69a8078e314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4-2015</text:p>
          </table:table-cell>
          <table:table-cell office:value-type="string" calcext:value-type="string">
            <text:p>Signals and Systems Theo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139094f92567048cc6d6135a1c8524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fc9c42d6688357b7aef116fd01724f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abae899bc16dea5ef813e802ca9280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bd667677aa758295f4dda426719dee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e7aa0e8852bd3494304d94ade003aa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office:value-type="string" calcext:value-type="string">
            <text:p>信号与系统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c16184da3ccf888c57fd8c27c5dd486</text:p>
          </table:table-cell>
          <table:table-cell table:style-name="ce38"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table:style-name="ce38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38"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table:style-name="ce39"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4a5f8d07c7a75388db13258cc6d39854</text:p>
          </table:table-cell>
          <table:table-cell table:style-name="ce38"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table:style-name="ce38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196854940a0fd2dd898ee7b99cce1d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0a7e00019f76b741126d306b3c76de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ce01c9a14c2b29d7697a5f37f2ae80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office:value-type="string" calcext:value-type="string">
            <text:p>电磁场与电磁波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37ab8abe7027de1731fceaf9f4694e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d2d84b4fa1f933311bf575fe7ea9f4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ebe2f8471281bc7e2a202bfbbad2d6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8ff12202da66861d0e4e9e3d63ac3f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5c0b8ddb8337b772bdbe717a41144b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5-2016</text:p>
          </table:table-cell>
          <table:table-cell office:value-type="string" calcext:value-type="string">
            <text:p>Discrete Mathemat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70bc26297c69530cdb85672c7723d3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5-2016</text:p>
          </table:table-cell>
          <table:table-cell office:value-type="string" calcext:value-type="string">
            <text:p>Discrete Mathemat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c80c18e8835ed7dea88c36d1b80053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5-2016</text:p>
          </table:table-cell>
          <table:table-cell office:value-type="string" calcext:value-type="string">
            <text:p>Discrete Techniques for Compu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899d927e78a5ad1909a6587bd7cae47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5-2016</text:p>
          </table:table-cell>
          <table:table-cell office:value-type="string" calcext:value-type="string">
            <text:p>Signals and Systems Theo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95a212bb94c98235af4d93627e08f0d</text:p>
          </table:table-cell>
          <table:table-cell table:style-name="ce38" office:value-type="string" calcext:value-type="string">
            <text:p>研究生</text:p>
          </table:table-cell>
          <table:table-cell/>
          <table:table-cell office:value-type="string" calcext:value-type="string">
            <text:p>2015-2016</text:p>
          </table:table-cell>
          <table:table-cell table:style-name="ce38" office:value-type="string" calcext:value-type="string">
            <text:p>概率论与随机过程</text:p>
          </table:table-cell>
          <table:table-cell table:style-name="ce38"/>
          <table:table-cell office:value-type="string" calcext:value-type="string">
            <text:p>QA</text:p>
          </table:table-cell>
          <table:table-cell table:style-name="ce3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e5bfd346a394d81aec5cd07d5f82afb</text:p>
          </table:table-cell>
          <table:table-cell table:style-name="ce38"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table:style-name="ce38" office:value-type="string" calcext:value-type="string">
            <text:p>信号与系统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9"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f0a3dedf62a7ac902df147d48efa14f</text:p>
          </table:table-cell>
          <table:table-cell table:style-name="ce38"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table:style-name="ce38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d7e5942ce4103e93e2cdb63ba4a93c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f70543ca6c03685ebc88e4ec606888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48875497d31f88735659851ebde24fe</text:p>
          </table:table-cell>
          <table:table-cell table:style-name="ce38"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table:style-name="ce38" office:value-type="string" calcext:value-type="string">
            <text:p><text:span text:style-name="T3">大学物理</text:span><text:span text:style-name="T4">B</text:span><text:span text:style-name="T2">（上）</text:span>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9"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179a7f2bf9cbf86f5f474bf953222aa</text:p>
          </table:table-cell>
          <table:table-cell table:style-name="ce38"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table:style-name="ce38" office:value-type="string" calcext:value-type="string">
            <text:p><text:span text:style-name="T3">大学物理</text:span><text:span text:style-name="T4">C</text:span>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6ba31f20399c82d6a6346d93e7c5c9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office:value-type="string" calcext:value-type="string">
            <text:p>工程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6534ffccbb6c45d991463aa9cf5e99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office:value-type="string" calcext:value-type="string">
            <text:p>数字电路与逻辑设计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cf3edd5beb8031c4a7ccf092dee91d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965c14c9f2c5e8a46568d44ec17dc92</text:p>
          </table:table-cell>
          <table:table-cell table:number-columns-repeated="2"/>
          <table:table-cell office:value-type="string" calcext:value-type="string">
            <text:p>2015-2016-2</text:p>
          </table:table-cell>
          <table:table-cell office:value-type="string" calcext:value-type="string">
            <text:p>运筹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64ea4af394e6b2a3117e0055b085b5a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6-2017</text:p>
          </table:table-cell>
          <table:table-cell office:value-type="string" calcext:value-type="string">
            <text:p>Discrete Mathemat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5739d0073beda294f1f8e1400e3f89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6-2017</text:p>
          </table:table-cell>
          <table:table-cell office:value-type="string" calcext:value-type="string">
            <text:p>Discrete Mathemat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c74152b7589ef118782a5d0b6cefb1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d7b59dda6f2c56652c88459dee6f52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4fd5eaa2dba9358acdfacfa570c7b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d7d2f71a01ff07f4dffddc51b630122</text:p>
          </table:table-cell>
          <table:table-cell table:style-name="ce38"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table:style-name="ce38" office:value-type="string" calcext:value-type="string">
            <text:p>信号与系统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5743e2d801ea71a1a9288fec83290a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07592946c7aac27799bc3704fb098f9</text:p>
          </table:table-cell>
          <table:table-cell table:style-name="ce38" office:value-type="string" calcext:value-type="string">
            <text:p>研究生</text:p>
          </table:table-cell>
          <table:table-cell/>
          <table:table-cell office:value-type="string" calcext:value-type="string">
            <text:p>2016-2017-1</text:p>
          </table:table-cell>
          <table:table-cell table:style-name="ce38" office:value-type="string" calcext:value-type="string">
            <text:p>概率论与随机过程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bd08968a6d4f64065724aaf0fad3d3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39b14edce7dc6e9d065672c903bddb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b1ee21d9dd21ab8828c1e87af45d0f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9b3980e11156df9f87ada571f738cb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45560e5d0b32d4e073ade8f6b7afb2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数学分析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44" office:value-type="string" calcext:value-type="string">
            <text:p>42a8a732bbff753c7df0118dfd8522b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5e7760d89965fdf30af34987033900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e460141c042cca13776eb1560b4c95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4d0c66d05c2d888120cfefa1ba8869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9ef39f72d3b115cf61a866abef02ac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7-2018</text:p>
          </table:table-cell>
          <table:table-cell office:value-type="string" calcext:value-type="string">
            <text:p>Discrete Mathemat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13fb7384a17d2ed5db46ee98e201a2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7-2018</text:p>
          </table:table-cell>
          <table:table-cell office:value-type="string" calcext:value-type="string">
            <text:p>Discrete Mathemat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1a5dda899ee9160da015dc46e1b8b5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7-2018</text:p>
          </table:table-cell>
          <table:table-cell office:value-type="string" calcext:value-type="string">
            <text:p>Signals and Systems Theo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4a0cde8acf3a5a0ffd96a277ebe16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2e1e61ee3fcd532d97ad55a1365b0e1</text:p>
          </table:table-cell>
          <table:table-cell table:number-columns-repeated="2"/>
          <table:table-cell office:value-type="string" calcext:value-type="string">
            <text:p>2017-2018</text:p>
          </table:table-cell>
          <table:table-cell table:style-name="ce38" office:value-type="string" calcext:value-type="string">
            <text:p>概率论与随机过程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cb145c31da58f6415c949d90c53c1d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a92c4c6b3a2f15553357a1c6fabdb5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0a9ce76b982a4e60bc9d9bb74b1bd98</text:p>
          </table:table-cell>
          <table:table-cell table:style-name="ce38"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table:style-name="ce38" office:value-type="string" calcext:value-type="string">
            <text:p>信号与系统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9"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ca2f6efa0299f99aee464cfbd50f300</text:p>
          </table:table-cell>
          <table:table-cell table:style-name="ce38"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table:style-name="ce38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38"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table:style-name="ce39"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8488d0877a40c1fc9ba958fb0d44a639</text:p>
          </table:table-cell>
          <table:table-cell table:style-name="ce38"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table:style-name="ce38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9"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4d19286e6acd13ff2b9a2f4d359387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e6b2aef86a4a81559fcae57544db29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1d5bd1ad08d81ce169eb030112cd082</text:p>
          </table:table-cell>
          <table:table-cell table:style-name="ce38" office:value-type="string" calcext:value-type="string">
            <text:p>研究生</text:p>
          </table:table-cell>
          <table:table-cell/>
          <table:table-cell office:value-type="string" calcext:value-type="string">
            <text:p>2017-2018-1</text:p>
          </table:table-cell>
          <table:table-cell table:style-name="ce38" office:value-type="string" calcext:value-type="string">
            <text:p>概率论与随机过程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aea67ccc96809b1a8489f2c1cf10b2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7b8af482dab12f3a107e238f74e68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1ed902f14799a78e3389914eff93ec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4227d671578746fdadceddc4133795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高等数学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ab3e96a60fb4404767e81a41df44d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8181ce07c6c99d18346384e3dbc0ec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d71956ffd093f88a038ed3a4bbe4bb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403b018451bd6a254283c25b125b3c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B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c177e10b14855c2631707261e4cc0b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1fecb6274bc437b549295eca6e171c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986cb9a111d95d7ca8f9715b2a72be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E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d4152ed853a6e54476474395b008e6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数字电路与逻辑设计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5c367b3f7fe40375ebacdcc5b880b8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数学分析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d307b70f42afcf47baa779aab7aad6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3e56573621a31886f75fe14ba4e2a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36df488a0ceb62f4dbab0c7ca427bc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58a150027858fb0bc686a426d6613d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73dc52bf566d0b3f2b277f32406b4b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6061c2907f1f90b540b10cc9efc022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e1e046b26f46a72a65f699d422f587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e3cdba49a2400c48f336483480e62e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5d6f9013c1f231e86925ffcdf059d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8fa7bab515f1bc500245258312827b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18-201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cfb43402735b71cf97bfa1de00b91c8</text:p>
          </table:table-cell>
          <table:table-cell table:style-name="ce38"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table:style-name="ce38" office:value-type="string" calcext:value-type="string">
            <text:p>信号与系统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c117f0bb66f86b0298bab7a508f757d</text:p>
          </table:table-cell>
          <table:table-cell office:value-type="string" calcext:value-type="string">
            <text:p>双培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大学物理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4e65d6dd48de095c4c472a155d1f5a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工程数学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2e4093ab834dc271e58b5d1c424f6bf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dbc60f16e4273643eff8a51b95b70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c885db5e7a13f6ba77d1db8d613462f</text:p>
          </table:table-cell>
          <table:table-cell table:style-name="ce38" office:value-type="string" calcext:value-type="string">
            <text:p>研究生</text:p>
          </table:table-cell>
          <table:table-cell/>
          <table:table-cell office:value-type="string" calcext:value-type="string">
            <text:p>2018-2019-1</text:p>
          </table:table-cell>
          <table:table-cell table:style-name="ce38" office:value-type="string" calcext:value-type="string">
            <text:p>概率论与随机过程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ad46509d80836ef294ec491aca3c9c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6aacec5a3b14e57c92e0f6f69830a7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55055d4af7ecb20dcc6e470e53822e0</text:p>
          </table:table-cell>
          <table:table-cell table:style-name="ce38"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table:style-name="ce38" office:value-type="string" calcext:value-type="string">
            <text:p>高等数学（上）</text:p>
          </table:table-cell>
          <table:table-cell table:style-name="ce38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table:style-name="ce3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e302b8953884e9e83de977b5afc8a8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高等数学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e303fc875a20e4e7165c5cfa7261307</text:p>
          </table:table-cell>
          <table:table-cell table:style-name="ce38"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table:style-name="ce38" office:value-type="string" calcext:value-type="string">
            <text:p>高等数学（上）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c863bc0823220f19eb5de670743057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高等数学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c1294f3798f1a5d14c29e4c007b877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高等数学A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8f8c5aeb9b911dfa9f0ddbe12e29fe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be4e1b762090fd3b151a039066f571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B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7">
          <table:table-cell office:value-type="string" calcext:value-type="string">
            <text:p>486b04c1cee8ad634fca399ec918c52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b4d4d3391aa630caf11a765190c5d4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数学分析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49dd35294193f30bf5fe7acfd18a05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8c9352e1502381ddd98451f81d97ce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39711f6650499e06f12a45d8b2c95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计算机原理与应用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3c36c8ede7fa95198867cb91db35cf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高等数学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9c05d7717bf876abd175788b3ff430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9c34d5bcfbc9522525f630bd7ba180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</text:p>
          </table:table-cell>
          <table:table-cell office:value-type="string" calcext:value-type="string">
            <text:p>计算机网络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336341da6b1951c43b0346a87c471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9-2020-1</text:p>
          </table:table-cell>
          <table:table-cell office:value-type="string" calcext:value-type="string">
            <text:p>Discrete Computing Techniqu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345526830c15162b3918f828ae52ca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数学分析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5236ad8d593d89e459078c9ffef00a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综合英语（A/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5ed4c4e05b2a6a1338eae5e8745bbc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df4418eb87621556f5288b505dab1f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马克思主义基本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bf74504a5c50d3b08c804e244e2749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马克思主义基本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171e59ef02cc6c4482247f33524ea6c</text:p>
          </table:table-cell>
          <table:table-cell table:style-name="ce38"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table:style-name="ce38" office:value-type="string" calcext:value-type="string">
            <text:p>高等数学A（上）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35badd4babe144df7778137a43890f0</text:p>
          </table:table-cell>
          <table:table-cell/>
          <table:table-cell table:style-name="ce38" office:value-type="string" calcext:value-type="string">
            <text:p>自动化学院</text:p>
          </table:table-cell>
          <table:table-cell office:value-type="string" calcext:value-type="string">
            <text:p>2019-2020-2</text:p>
          </table:table-cell>
          <table:table-cell table:style-name="ce38" office:value-type="string" calcext:value-type="string">
            <text:p>概率论与数理统计</text:p>
          </table:table-cell>
          <table:table-cell table:style-name="ce38"/>
          <table:table-cell office:value-type="string" calcext:value-type="string">
            <text:p>Q</text:p>
          </table:table-cell>
          <table:table-cell table:style-name="ce3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1e9c6d116a264c943cda80d6c60174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19-2020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35fedb6e16b00341c635a31f0c320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f7a5f382035b56b1f6014058e32ce0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bf085886430714753c7eef70b68606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aff4b1404e3fc6125d47d998ed1582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13837d7b25aa5f5c0be63cf2624dc5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a4b60d766cf665a4d954d2572d6c41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4df47c6c76b1d3a51d8fba6f5b48e5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2f1c75a9110dc1f13f61edec715099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75f8eb43a3c0b6261df0eb907d2ffa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e4afd980822b9e2a6782444a857e8c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c9e9fee84da21a422a14b148ecd71d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b927b28c101492bf3f7501aeb641d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ed8f3649ac1ed7ef9802bab9511221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6d92229ba8b7923c6fa8a7bfc141987</text:p>
          </table:table-cell>
          <table:table-cell table:style-name="ce38"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table:style-name="ce38" office:value-type="string" calcext:value-type="string">
            <text:p>离散数学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01ba14d40990295cd84934263e93cd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39c2f0f4e8aee249c95dd8874249ee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计算机原理与应用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43cfd27385be32bfb54507339aad3b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0-2021</text:p>
          </table:table-cell>
          <table:table-cell office:value-type="string" calcext:value-type="string">
            <text:p>Signals and Systems Theo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488db9712180d4448769f77d2aef8e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</text:p>
          </table:table-cell>
          <table:table-cell office:value-type="string" calcext:value-type="string">
            <text:p>计算机组成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139310d38722880f5645c9d3d38e29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1</text:p>
          </table:table-cell>
          <table:table-cell office:value-type="string" calcext:value-type="string">
            <text:p>C/C++程序设计与编程方法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eb33c0d2381d4d080212ac6497d55a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1</text:p>
          </table:table-cell>
          <table:table-cell office:value-type="string" calcext:value-type="string">
            <text:p>C/C++程序设计与编程方法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93e9776e8fca87d5817dee916925f73</text:p>
          </table:table-cell>
          <table:table-cell table:number-columns-repeated="2"/>
          <table:table-cell office:value-type="string" calcext:value-type="string">
            <text:p>2020-2021-2</text:p>
          </table:table-cell>
          <table:table-cell table:style-name="ce38" office:value-type="string" calcext:value-type="string">
            <text:p>矩阵分析与应用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b39b89bbea3a187d2aa856381473de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2</text:p>
          </table:table-cell>
          <table:table-cell office:value-type="string" calcext:value-type="string">
            <text:p>计算机组成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c1513e1df7d00d032dcef8b7e90c6b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2</text:p>
          </table:table-cell>
          <table:table-cell office:value-type="string" calcext:value-type="string">
            <text:p>高等数学A（下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925c1d2b3729b11548ecc73002b119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息与通信工程学院</text:p>
          </table:table-cell>
          <table:table-cell office:value-type="string" calcext:value-type="string">
            <text:p>2021-2022-2</text:p>
          </table:table-cell>
          <table:table-cell office:value-type="string" calcext:value-type="string">
            <text:p>python编程与实践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0550196f94d2dbb7125d32d7c690017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息与通信工程学院</text:p>
          </table:table-cell>
          <table:table-cell office:value-type="string" calcext:value-type="string">
            <text:p>2021-2022-2</text:p>
          </table:table-cell>
          <table:table-cell office:value-type="string" calcext:value-type="string">
            <text:p>python编程与实践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6253b363c57556b3feff5dd08303f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5dbcdf6e6c8977db3c413db21111e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现代密码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fbeb927bc88b0fb73c6ba5dfe16be8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理工通用学术英语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056cd821ddb6a8fff47471e93f0299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计算机原理与应用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a187acf5ba518bc81100a170602b15f</text:p>
          </table:table-cell>
          <table:table-cell table:style-name="ce38"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table:style-name="ce38" office:value-type="string" calcext:value-type="string">
            <text:p>计算机组成与系统结构</text:p>
          </table:table-cell>
          <table:table-cell table:style-name="ce38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table:style-name="ce3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6f4886706f4a8f8e8f6b4b994761e1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计算机组成与系统结构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bc86b58e9ed211e9aad3d3ef9338f4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计算机组成与系统结构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a7b8862ac2ba6eb11ceaaeaa7a55e5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2-2023</text:p>
          </table:table-cell>
          <table:table-cell office:value-type="string" calcext:value-type="string">
            <text:p>Signals and Systems Theo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e4d4aa453eef805451c313afdf95c1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2-2023</text:p>
          </table:table-cell>
          <table:table-cell office:value-type="string" calcext:value-type="string">
            <text:p>Signals and Systems Theo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2c7dba3c16005c19603778664e584ab</text:p>
          </table:table-cell>
          <table:table-cell table:style-name="ce38" office:value-type="string" calcext:value-type="string">
            <text:p>本科</text:p>
          </table:table-cell>
          <table:table-cell/>
          <table:table-cell office:value-type="string" calcext:value-type="string">
            <text:p>2022-2023-1</text:p>
          </table:table-cell>
          <table:table-cell table:style-name="ce38" office:value-type="string" calcext:value-type="string">
            <text:p>大学计算机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955afa70111ebf6f5d9edd57261480b</text:p>
          </table:table-cell>
          <table:table-cell table:number-columns-repeated="2"/>
          <table:table-cell office:value-type="string" calcext:value-type="string">
            <text:p>2022-2023-1</text:p>
          </table:table-cell>
          <table:table-cell table:style-name="ce38" office:value-type="string" calcext:value-type="string">
            <text:p>矩阵理论和方法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9"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a9e3acac26664c8f44bd88e769d630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息与通信工程学院</text:p>
          </table:table-cell>
          <table:table-cell office:value-type="string" calcext:value-type="string">
            <text:p>2022-2023-2</text:p>
          </table:table-cell>
          <table:table-cell office:value-type="string" calcext:value-type="string">
            <text:p>python编程与实践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8b6bc31e1817db6ed7ec5fd2b29493b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息与通信工程学院</text:p>
          </table:table-cell>
          <table:table-cell office:value-type="string" calcext:value-type="string">
            <text:p>2022-2023-2</text:p>
          </table:table-cell>
          <table:table-cell office:value-type="string" calcext:value-type="string">
            <text:p>python编程与实践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42ffa323388de30d9988553e1bf3dda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2-2023-2</text:p>
          </table:table-cell>
          <table:table-cell office:value-type="string" calcext:value-type="string">
            <text:p>高等代数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b4ca8302911023c5d9bcd513c0c64f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中国近现代史纲要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5e7e11323a9eef91d615f399907418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fda74da2cc11a76c32b580b47daebb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大学物理E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6c0deb11dc005fa69feb03f1e67da1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数学分析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0bb0477e6bb5dbca9520c3bf0222cb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ffc420cd2a72ee00ef4c185a58d2cf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高等数学A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9079d7a68f933480b2077975d98aac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3-2024-1</text:p>
          </table:table-cell>
          <table:table-cell office:value-type="string" calcext:value-type="string">
            <text:p>全球胜任力英语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52cefeef110ed97ceddcfb2ced7f3e8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子工程学院</text:p>
          </table:table-cell>
          <table:table-cell office:value-type="string" calcext:value-type="string">
            <text:p>2023-2024-1</text:p>
          </table:table-cell>
          <table:table-cell office:value-type="string" calcext:value-type="string">
            <text:p>电磁场与电磁波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f1323cba925db6422ae9b4b8a5f30d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人工智能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形式语言与自动机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1baa55135782bc04fb82d5723e9382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全球胜任力英语I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d445a376309350d504a3fe3563121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大学物理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8278b0e56a51148afdb0f15012ac0ea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数学分析（下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e70c14f746855ea0f2ef024ad22c3eb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高等代数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1de9a514a76f1c07d1a00fd28f28a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理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理科数学分析（二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0e05985b7edcf14438897910f7b531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子工程学院/人工智能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大学物理E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2ac9f31d5e355a12a8ac2e509df071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子工程学院/国际学院/经济管理学院/计算机学院/理学院/人工智能学院/数字媒体与设计艺术学院/人文学院/网络空间安全学院/未来学院/自动化学院/信息与通信工程学院/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09413e17d8e3a28849c057b656a4db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子工程学院/计算机学院/数字媒体与设计艺术学院/网络空间与安全学院/自动化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高等数学A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2291430ae9edc9fea63ba7fcc614acb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d6637c8406385b768d8564f1bfe451f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高等数学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ce695ffa86f6c56ed5c4416d5e152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3-2024-2</text:p>
          </table:table-cell>
          <table:table-cell office:value-type="string" calcext:value-type="string">
            <text:p>高等数学A（下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ea3ad7f34658f5b085189e02124ff92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工程图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330a4d73d5cc84954e1ce486f79b321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工程图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4de28efded7e05bf3431969072cc3c6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工程图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b746766f1cda0aeedd0045c54312892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ca8096360814dee0c4e23730cc90e10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计算机网络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 table:number-rows-repeated="1048244">
          <table:table-cell table:number-columns-repeated="16384"/>
        </table:table-row>
        <table:table-row table:style-name="ro5" table:number-rows-repeated="37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docs" table:style-name="ta3">
        <table:table-column table:style-name="co17" table:default-cell-style-name="ce39"/>
        <table:table-column table:style-name="co18" table:default-cell-style-name="ce39"/>
        <table:table-column table:style-name="co19" table:default-cell-style-name="ce39"/>
        <table:table-column table:style-name="co20" table:default-cell-style-name="ce39"/>
        <table:table-column table:style-name="co21" table:default-cell-style-name="ce39"/>
        <table:table-column table:style-name="co22" table:default-cell-style-name="ce28"/>
        <table:table-column table:style-name="co23" table:default-cell-style-name="ce28"/>
        <table:table-column table:style-name="co10" table:number-columns-repeated="16377" table:default-cell-style-name="ce28"/>
        <table:table-row table:style-name="ro1">
          <table:table-cell table:style-name="ce9" office:value-type="string" calcext:value-type="string">
            <text:p><text:span text:style-name="T1">MD5</text:span><text:span text:style-name="T2">校验码</text:span></text:p>
          </table:table-cell>
          <table:table-cell table:style-name="ce9" office:value-type="string" calcext:value-type="string">
            <text:p>课程类型</text:p>
          </table:table-cell>
          <table:table-cell table:style-name="ce9" office:value-type="string" calcext:value-type="string">
            <text:p>课程名称</text:p>
          </table:table-cell>
          <table:table-cell table:style-name="ce9" office:value-type="string" calcext:value-type="string">
            <text:p>文件名称</text:p>
          </table:table-cell>
          <table:table-cell table:style-name="ce9" office:value-type="string" calcext:value-type="string">
            <text:p>资料类型（思维导图M/题库Q/答案A/知识点K/课件C）</text:p>
          </table:table-cell>
          <table:table-cell table:style-name="ce9" office:value-type="string" calcext:value-type="string">
            <text:p>文件类型</text:p>
          </table:table-cell>
          <table:table-cell office:value-type="string" calcext:value-type="string">
            <text:p>备注</text:p>
          </table:table-cell>
          <table:table-cell table:number-columns-repeated="16377"/>
        </table:table-row>
        <table:table-row table:style-name="ro8">
          <table:table-cell table:style-name="ce45" office:value-type="string" calcext:value-type="string">
            <text:p>066eb70dd44b90210c97ddb946183935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大学物理实验</text:p>
          </table:table-cell>
          <table:table-cell table:style-name="ce47" office:value-type="string" calcext:value-type="string">
            <text:p>大学物理实验 讲义（2023年）</text:p>
          </table:table-cell>
          <table:table-cell table:style-name="ce48" office:value-type="string" calcext:value-type="string">
            <text:p>C</text:p>
          </table:table-cell>
          <table:table-cell table:style-name="ce45" office:value-type="string" calcext:value-type="string">
            <text:p>pdf</text:p>
          </table:table-cell>
          <table:table-cell table:style-name="ce56" table:number-columns-repeated="16378"/>
        </table:table-row>
        <table:table-row table:style-name="ro9">
          <table:table-cell table:style-name="ce45" office:value-type="string" calcext:value-type="string">
            <text:p>0a989899a0724b171007e4adcb5f3917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线性代数</text:p>
          </table:table-cell>
          <table:table-cell table:style-name="ce45" office:value-type="string" calcext:value-type="string">
            <text:p>线性代数公式归纳</text:p>
          </table:table-cell>
          <table:table-cell table:style-name="ce45" office:value-type="string" calcext:value-type="string">
            <text:p>K</text:p>
          </table:table-cell>
          <table:table-cell table:style-name="ce56" office:value-type="string" calcext:value-type="string">
            <text:p>pdf</text:p>
          </table:table-cell>
          <table:table-cell table:style-name="ce56" table:number-columns-repeated="16378"/>
        </table:table-row>
        <table:table-row table:style-name="ro9">
          <table:table-cell table:style-name="ce45" office:value-type="string" calcext:value-type="string">
            <text:p>0d3f8f6c537922dacec4ea5f5c2a9eec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运筹学</text:p>
          </table:table-cell>
          <table:table-cell table:style-name="ce45" office:value-type="string" calcext:value-type="string">
            <text:p>运筹学题库</text:p>
          </table:table-cell>
          <table:table-cell table:style-name="ce45" office:value-type="string" calcext:value-type="string">
            <text:p>Q</text:p>
          </table:table-cell>
          <table:table-cell table:style-name="ce56" office:value-type="string" calcext:value-type="string">
            <text:p>pdf</text:p>
          </table:table-cell>
          <table:table-cell table:style-name="ce56" table:number-columns-repeated="16378"/>
        </table:table-row>
        <table:table-row table:style-name="ro9">
          <table:table-cell table:style-name="ce45" office:value-type="string" calcext:value-type="string">
            <text:p>118f2d5bebf10f9adb3cf89614b0a47c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大学物理</text:p>
          </table:table-cell>
          <table:table-cell table:style-name="ce45" office:value-type="string" calcext:value-type="string">
            <text:p>学解 考试宝典 大学（普通）物理</text:p>
          </table:table-cell>
          <table:table-cell table:style-name="ce45" office:value-type="string" calcext:value-type="string">
            <text:p>K</text:p>
          </table:table-cell>
          <table:table-cell table:style-name="ce56" office:value-type="string" calcext:value-type="string">
            <text:p>pdf</text:p>
          </table:table-cell>
          <table:table-cell table:style-name="ce56" table:number-columns-repeated="16378"/>
        </table:table-row>
        <table:table-row table:style-name="ro9">
          <table:table-cell table:style-name="ce45" office:value-type="string" calcext:value-type="string">
            <text:p>19b833b8934f45fccee0c8f1c3c1abe0</text:p>
          </table:table-cell>
          <table:table-cell table:style-name="ce45"/>
          <table:table-cell table:style-name="ce45" office:value-type="string" calcext:value-type="string">
            <text:p>运筹学</text:p>
          </table:table-cell>
          <table:table-cell table:style-name="ce45" office:value-type="string" calcext:value-type="string">
            <text:p>期末复习</text:p>
          </table:table-cell>
          <table:table-cell table:style-name="ce45" office:value-type="string" calcext:value-type="string">
            <text:p>K</text:p>
          </table:table-cell>
          <table:table-cell table:style-name="ce56" office:value-type="string" calcext:value-type="string">
            <text:p>pdf</text:p>
          </table:table-cell>
          <table:table-cell table:style-name="ce56" table:number-columns-repeated="16378"/>
        </table:table-row>
        <table:table-row table:style-name="ro9">
          <table:table-cell table:style-name="ce45" office:value-type="string" calcext:value-type="string">
            <text:p>1c3d7f68adab058635b158c4595b165c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马克思主义基本原理</text:p>
          </table:table-cell>
          <table:table-cell table:style-name="ce47" office:value-type="string" calcext:value-type="string">
            <text:p>马原思维导图</text:p>
          </table:table-cell>
          <table:table-cell table:style-name="ce48" office:value-type="string" calcext:value-type="string">
            <text:p>M</text:p>
          </table:table-cell>
          <table:table-cell table:style-name="ce45" office:value-type="string" calcext:value-type="string">
            <text:p>pdf</text:p>
          </table:table-cell>
          <table:table-cell table:style-name="ce56" table:number-columns-repeated="16378"/>
        </table:table-row>
        <table:table-row table:style-name="ro9">
          <table:table-cell table:style-name="ce45" office:value-type="string" calcext:value-type="string">
            <text:p>1d81f9c30b9d5013d8e5d6beb4d74ef4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高等数学（上）</text:p>
          </table:table-cell>
          <table:table-cell table:style-name="ce45" office:value-type="string" calcext:value-type="string">
            <text:p>积分精选</text:p>
          </table:table-cell>
          <table:table-cell table:style-name="ce45" office:value-type="string" calcext:value-type="string">
            <text:p>Q</text:p>
          </table:table-cell>
          <table:table-cell table:style-name="ce56" office:value-type="string" calcext:value-type="string">
            <text:p>pdf</text:p>
          </table:table-cell>
          <table:table-cell table:style-name="ce56" table:number-columns-repeated="16378"/>
        </table:table-row>
        <table:table-row table:style-name="ro9">
          <table:table-cell table:style-name="ce45" office:value-type="string" calcext:value-type="string">
            <text:p>2f86b1c34727833d3572761e99368818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线性代数</text:p>
          </table:table-cell>
          <table:table-cell table:style-name="ce47" office:value-type="string" calcext:value-type="string">
            <text:p>线性代数讲义</text:p>
          </table:table-cell>
          <table:table-cell table:style-name="ce48" office:value-type="string" calcext:value-type="string">
            <text:p>C</text:p>
          </table:table-cell>
          <table:table-cell table:style-name="ce45" office:value-type="string" calcext:value-type="string">
            <text:p>pdf</text:p>
          </table:table-cell>
          <table:table-cell table:style-name="ce56" table:number-columns-repeated="16378"/>
        </table:table-row>
        <table:table-row table:style-name="ro9">
          <table:table-cell table:style-name="ce45" office:value-type="string" calcext:value-type="string">
            <text:p>34bf9c88e2a7ce920aa8854f75c4eea5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数据结构</text:p>
          </table:table-cell>
          <table:table-cell table:style-name="ce47" office:value-type="string" calcext:value-type="string">
            <text:p>数据结构习题集答案</text:p>
          </table:table-cell>
          <table:table-cell table:style-name="ce48" office:value-type="string" calcext:value-type="string">
            <text:p>A</text:p>
          </table:table-cell>
          <table:table-cell table:style-name="ce45" office:value-type="string" calcext:value-type="string">
            <text:p>pdf</text:p>
          </table:table-cell>
          <table:table-cell table:style-name="ce56" table:number-columns-repeated="16378"/>
        </table:table-row>
        <table:table-row table:style-name="ro9">
          <table:table-cell table:style-name="ce45" office:value-type="string" calcext:value-type="string">
            <text:p>37ede6b756b350460371b6d31c609d1b</text:p>
          </table:table-cell>
          <table:table-cell table:style-name="ce45"/>
          <table:table-cell table:style-name="ce45" office:value-type="string" calcext:value-type="string">
            <text:p>计算机网络</text:p>
          </table:table-cell>
          <table:table-cell table:style-name="ce45" office:value-type="string" calcext:value-type="string">
            <text:p>Computer Networks Fifth Edition Problem Solutions</text:p>
          </table:table-cell>
          <table:table-cell table:style-name="ce45" office:value-type="string" calcext:value-type="string">
            <text:p>A</text:p>
          </table:table-cell>
          <table:table-cell table:style-name="ce56" office:value-type="string" calcext:value-type="string">
            <text:p>pdf</text:p>
          </table:table-cell>
          <table:table-cell table:style-name="ce56" table:number-columns-repeated="16378"/>
        </table:table-row>
        <table:table-row table:style-name="ro1">
          <table:table-cell table:style-name="ce45" office:value-type="string" calcext:value-type="string">
            <text:p>3ad204d9f1ecfbde8832802fc3eee0be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<text:span text:style-name="T3">高等数学（上）</text:span><text:span text:style-name="T4">/</text:span><text:span text:style-name="T2">高等数学（下）</text:span></text:p>
          </table:table-cell>
          <table:table-cell table:style-name="ce47" office:value-type="string" calcext:value-type="string">
            <text:p>高等数学基础</text:p>
          </table:table-cell>
          <table:table-cell table:style-name="ce48" office:value-type="string" calcext:value-type="string">
            <text:p>K</text:p>
          </table:table-cell>
          <table:table-cell table:style-name="ce45" office:value-type="string" calcext:value-type="string">
            <text:p>pdf</text:p>
          </table:table-cell>
          <table:table-cell table:style-name="ce56" table:number-columns-repeated="16378"/>
        </table:table-row>
        <table:table-row table:style-name="ro9">
          <table:table-cell table:style-name="ce45" office:value-type="string" calcext:value-type="string">
            <text:p>3d6fa4f7305fb91e9c014e468037310c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工程图学</text:p>
          </table:table-cell>
          <table:table-cell table:style-name="ce45" office:value-type="string" calcext:value-type="string">
            <text:p>工程制图习题解答</text:p>
          </table:table-cell>
          <table:table-cell table:style-name="ce45" office:value-type="string" calcext:value-type="string">
            <text:p>QA</text:p>
          </table:table-cell>
          <table:table-cell table:style-name="ce56" office:value-type="string" calcext:value-type="string">
            <text:p>pdf</text:p>
          </table:table-cell>
          <table:table-cell table:style-name="ce56" table:number-columns-repeated="16378"/>
        </table:table-row>
        <table:table-row table:style-name="ro1">
          <table:table-cell table:style-name="ce45" office:value-type="string" calcext:value-type="string">
            <text:p>3e5a331e25c57384ee12fdaca11823e5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数字信号处理</text:p>
          </table:table-cell>
          <table:table-cell table:style-name="ce47" office:value-type="string" calcext:value-type="string">
            <text:p><text:span text:style-name="T3">数字信号处理答案 科学社第</text:span><text:span text:style-name="T4">2</text:span><text:span text:style-name="T2">版</text:span></text:p>
          </table:table-cell>
          <table:table-cell table:style-name="ce48" office:value-type="string" calcext:value-type="string">
            <text:p>A</text:p>
          </table:table-cell>
          <table:table-cell table:style-name="ce45" office:value-type="string" calcext:value-type="string">
            <text:p>pdf</text:p>
          </table:table-cell>
          <table:table-cell table:style-name="ce56" table:number-columns-repeated="16378"/>
        </table:table-row>
        <table:table-row table:style-name="ro8">
          <table:table-cell table:style-name="ce45" office:value-type="string" calcext:value-type="string">
            <text:p>3eb071b6be2e6614d27aa4d894c51493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马克思主义基本原理</text:p>
          </table:table-cell>
          <table:table-cell table:style-name="ce47" office:value-type="string" calcext:value-type="string">
            <text:p>题库/知识点</text:p>
          </table:table-cell>
          <table:table-cell table:style-name="ce48" office:value-type="string" calcext:value-type="string">
            <text:p>QK</text:p>
          </table:table-cell>
          <table:table-cell table:style-name="ce45" office:value-type="string" calcext:value-type="string">
            <text:p>pdf</text:p>
          </table:table-cell>
          <table:table-cell table:style-name="ce56" table:number-columns-repeated="16378"/>
        </table:table-row>
        <table:table-row table:style-name="ro8">
          <table:table-cell table:style-name="ce45" office:value-type="string" calcext:value-type="string">
            <text:p>3fc6130e80ce9f651193a4668c3c582c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数据结构与算法</text:p>
          </table:table-cell>
          <table:table-cell table:style-name="ce45" office:value-type="string" calcext:value-type="string">
            <text:p>17年数据结构课件</text:p>
          </table:table-cell>
          <table:table-cell table:style-name="ce45" office:value-type="string" calcext:value-type="string">
            <text:p>C</text:p>
          </table:table-cell>
          <table:table-cell table:style-name="ce56" office:value-type="string" calcext:value-type="string">
            <text:p>zip</text:p>
          </table:table-cell>
          <table:table-cell table:style-name="ce56" table:number-columns-repeated="16378"/>
        </table:table-row>
        <table:table-row table:style-name="ro2">
          <table:table-cell table:style-name="ce26" office:value-type="string" calcext:value-type="string">
            <text:p>3ff668e65a1f46c1b08a91260334d0e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2021前七章知识点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/>
          <table:table-cell table:style-name="ce56" table:number-columns-repeated="16377"/>
        </table:table-row>
        <table:table-row table:style-name="ro9">
          <table:table-cell table:style-name="ce45" office:value-type="string" calcext:value-type="string">
            <text:p>43f894ce7840714612c5aa265455f34a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中国近现代史纲要</text:p>
          </table:table-cell>
          <table:table-cell table:style-name="ce47" office:value-type="string" calcext:value-type="string">
            <text:p>《中国近现代史纲要》考试宝典题库</text:p>
          </table:table-cell>
          <table:table-cell table:style-name="ce48" office:value-type="string" calcext:value-type="string">
            <text:p>Q</text:p>
          </table:table-cell>
          <table:table-cell table:style-name="ce45" office:value-type="string" calcext:value-type="string">
            <text:p>pdf</text:p>
          </table:table-cell>
          <table:table-cell table:style-name="ce56" table:number-columns-repeated="16378"/>
        </table:table-row>
        <table:table-row table:style-name="ro9">
          <table:table-cell table:style-name="ce45" office:value-type="string" calcext:value-type="string">
            <text:p>58e9726b5c5dab42a432b80a44c58caf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电路分析基础</text:p>
          </table:table-cell>
          <table:table-cell table:style-name="ce45" office:value-type="string" calcext:value-type="string">
            <text:p>电子工程学院 电路与电子电路 各章复习</text:p>
          </table:table-cell>
          <table:table-cell table:style-name="ce45" office:value-type="string" calcext:value-type="string">
            <text:p>K</text:p>
          </table:table-cell>
          <table:table-cell table:style-name="ce56" office:value-type="string" calcext:value-type="string">
            <text:p>zip</text:p>
          </table:table-cell>
          <table:table-cell table:style-name="ce56" table:number-columns-repeated="16378"/>
        </table:table-row>
        <table:table-row table:style-name="ro8">
          <table:table-cell table:style-name="ce45" office:value-type="string" calcext:value-type="string">
            <text:p>5aae01f0a98b3fc6d3d1b3ba807070e4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线性代数</text:p>
          </table:table-cell>
          <table:table-cell table:style-name="ce45" office:value-type="string" calcext:value-type="string">
            <text:p>线代绿书2018版答案</text:p>
          </table:table-cell>
          <table:table-cell table:style-name="ce45" office:value-type="string" calcext:value-type="string">
            <text:p>A</text:p>
          </table:table-cell>
          <table:table-cell table:style-name="ce56" office:value-type="string" calcext:value-type="string">
            <text:p>pdf</text:p>
          </table:table-cell>
          <table:table-cell table:style-name="ce56" table:number-columns-repeated="16378"/>
        </table:table-row>
        <table:table-row table:style-name="ro1">
          <table:table-cell table:style-name="ce45" office:value-type="string" calcext:value-type="string">
            <text:p>62b43f8fbed2bb3087f2afc96fd89b0f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数字电路与逻辑系统</text:p>
          </table:table-cell>
          <table:table-cell table:style-name="ce45" office:value-type="string" calcext:value-type="string">
            <text:p><text:span text:style-name="T1">2020</text:span><text:span text:style-name="T2">爱课堂数电客观题解析</text:span></text:p>
          </table:table-cell>
          <table:table-cell table:style-name="ce45" office:value-type="string" calcext:value-type="string">
            <text:p>A</text:p>
          </table:table-cell>
          <table:table-cell table:style-name="ce45" office:value-type="string" calcext:value-type="string">
            <text:p>zip</text:p>
          </table:table-cell>
          <table:table-cell table:style-name="ce56" table:number-columns-repeated="16378"/>
        </table:table-row>
        <table:table-row table:style-name="ro1">
          <table:table-cell table:style-name="ce45" office:value-type="string" calcext:value-type="string">
            <text:p>680b6abcd0be13a2ea4acb1f31e21772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物联网工程</text:p>
          </table:table-cell>
          <table:table-cell table:style-name="ce45" office:value-type="string" calcext:value-type="string">
            <text:p><text:span text:style-name="T1">21</text:span><text:span text:style-name="T2">级物联网工程期末串讲笔记</text:span></text:p>
          </table:table-cell>
          <table:table-cell table:style-name="ce48" office:value-type="string" calcext:value-type="string">
            <text:p>K</text:p>
          </table:table-cell>
          <table:table-cell table:style-name="ce45" office:value-type="string" calcext:value-type="string">
            <text:p>pdf</text:p>
          </table:table-cell>
          <table:table-cell table:style-name="ce56" table:number-columns-repeated="16378"/>
        </table:table-row>
        <table:table-row table:style-name="ro9">
          <table:table-cell table:style-name="ce45" office:value-type="string" calcext:value-type="string">
            <text:p>6d7a3ce447f1b9f75b8bfee6e98275f7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中国近现代史纲要</text:p>
          </table:table-cell>
          <table:table-cell table:style-name="ce47" office:value-type="string" calcext:value-type="string">
            <text:p>《考试宝典》中国近现代史纲要</text:p>
          </table:table-cell>
          <table:table-cell table:style-name="ce48" office:value-type="string" calcext:value-type="string">
            <text:p>K</text:p>
          </table:table-cell>
          <table:table-cell table:style-name="ce45" office:value-type="string" calcext:value-type="string">
            <text:p>pdf</text:p>
          </table:table-cell>
          <table:table-cell table:style-name="ce56" table:number-columns-repeated="16378"/>
        </table:table-row>
        <table:table-row table:style-name="ro1">
          <table:table-cell table:style-name="ce45" office:value-type="string" calcext:value-type="string">
            <text:p>726471bd31ef01df1c4d797b7402ef0c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马克思主义基本原理</text:p>
          </table:table-cell>
          <table:table-cell table:style-name="ce47" office:value-type="string" calcext:value-type="string">
            <text:p><text:span text:style-name="T3">知识梳理（第五章</text:span><text:span text:style-name="T4">~</text:span><text:span text:style-name="T2">第七章）</text:span></text:p>
          </table:table-cell>
          <table:table-cell table:style-name="ce48" office:value-type="string" calcext:value-type="string">
            <text:p>K</text:p>
          </table:table-cell>
          <table:table-cell table:style-name="ce45" office:value-type="string" calcext:value-type="string">
            <text:p>pdf</text:p>
          </table:table-cell>
          <table:table-cell table:style-name="ce56" table:number-columns-repeated="16378"/>
        </table:table-row>
        <table:table-row table:style-name="ro1">
          <table:table-cell table:style-name="ce45" office:value-type="string" calcext:value-type="string">
            <text:p>7983d676bb595b6be4f8993f556a1d34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<text:span text:style-name="T3">离散数学（</text:span><text:span text:style-name="T4">I</text:span><text:span text:style-name="T2">）</text:span><text:span text:style-name="T4">/</text:span><text:span text:style-name="T2">离散数学（</text:span><text:span text:style-name="T4">II</text:span><text:span text:style-name="T2">）</text:span></text:p>
          </table:table-cell>
          <table:table-cell table:style-name="ce47" office:value-type="string" calcext:value-type="string">
            <text:p>奇数题答案</text:p>
          </table:table-cell>
          <table:table-cell table:style-name="ce48" office:value-type="string" calcext:value-type="string">
            <text:p>A</text:p>
          </table:table-cell>
          <table:table-cell table:style-name="ce45" office:value-type="string" calcext:value-type="string">
            <text:p>pdf</text:p>
          </table:table-cell>
          <table:table-cell table:style-name="ce56" table:number-columns-repeated="16378"/>
        </table:table-row>
        <table:table-row table:style-name="ro9">
          <table:table-cell table:style-name="ce45" office:value-type="string" calcext:value-type="string">
            <text:p>8087447999a9996dba3c54e32345aee9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军事理论</text:p>
          </table:table-cell>
          <table:table-cell table:style-name="ce47" office:value-type="string" calcext:value-type="string">
            <text:p>军事理论题库</text:p>
          </table:table-cell>
          <table:table-cell table:style-name="ce48" office:value-type="string" calcext:value-type="string">
            <text:p>Q</text:p>
          </table:table-cell>
          <table:table-cell table:style-name="ce45" office:value-type="string" calcext:value-type="string">
            <text:p>pdf</text:p>
          </table:table-cell>
          <table:table-cell table:style-name="ce56" table:number-columns-repeated="16378"/>
        </table:table-row>
        <table:table-row table:style-name="ro8">
          <table:table-cell table:style-name="ce45" office:value-type="string" calcext:value-type="string">
            <text:p>8285ae9bb8aec3dbf665dd1bdf75bef4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大学物理实验</text:p>
          </table:table-cell>
          <table:table-cell table:style-name="ce45" office:value-type="string" calcext:value-type="string">
            <text:p>大学物理实验 讲义（2020年）</text:p>
          </table:table-cell>
          <table:table-cell table:style-name="ce45" office:value-type="string" calcext:value-type="string">
            <text:p>C</text:p>
          </table:table-cell>
          <table:table-cell table:style-name="ce56" office:value-type="string" calcext:value-type="string">
            <text:p>pdf</text:p>
          </table:table-cell>
          <table:table-cell table:style-name="ce56" table:number-columns-repeated="16378"/>
        </table:table-row>
        <table:table-row table:style-name="ro8">
          <table:table-cell table:style-name="ce45" office:value-type="string" calcext:value-type="string">
            <text:p>8853903287d58621391474f65450b928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工程数学</text:p>
          </table:table-cell>
          <table:table-cell table:style-name="ce45" office:value-type="string" calcext:value-type="string">
            <text:p>复变函数与数学物理方法-部分习题解答</text:p>
          </table:table-cell>
          <table:table-cell table:style-name="ce45" office:value-type="string" calcext:value-type="string">
            <text:p>A</text:p>
          </table:table-cell>
          <table:table-cell table:style-name="ce56" office:value-type="string" calcext:value-type="string">
            <text:p>pdf</text:p>
          </table:table-cell>
          <table:table-cell table:style-name="ce56" table:number-columns-repeated="16378"/>
        </table:table-row>
        <table:table-row table:style-name="ro9">
          <table:table-cell table:style-name="ce45" office:value-type="string" calcext:value-type="string">
            <text:p>8b3bc2a11252293e2c255aabf6d301b7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大学英语</text:p>
          </table:table-cell>
          <table:table-cell table:style-name="ce45" office:value-type="string" calcext:value-type="string">
            <text:p>新目标大学英语（第二版）视听说教程参考答案</text:p>
          </table:table-cell>
          <table:table-cell table:style-name="ce45" office:value-type="string" calcext:value-type="string">
            <text:p>A</text:p>
          </table:table-cell>
          <table:table-cell table:style-name="ce56" office:value-type="string" calcext:value-type="string">
            <text:p>pdf</text:p>
          </table:table-cell>
          <table:table-cell table:style-name="ce56" table:number-columns-repeated="16378"/>
        </table:table-row>
        <table:table-row table:style-name="ro2">
          <table:table-cell table:style-name="ce46" office:value-type="string" calcext:value-type="string">
            <text:p>901f73f8b0b112c57503c71376200bf7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思维导图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df</text:p>
          </table:table-cell>
          <table:table-cell/>
          <table:table-cell table:style-name="ce56" table:number-columns-repeated="16377"/>
        </table:table-row>
        <table:table-row table:style-name="ro9">
          <table:table-cell table:style-name="ce45" office:value-type="string" calcext:value-type="string">
            <text:p>978c539a2fcd228458118a0c07d59b85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数字电路与逻辑系统</text:p>
          </table:table-cell>
          <table:table-cell table:style-name="ce45" office:value-type="string" calcext:value-type="string">
            <text:p>蜂考速成课《数字电子技术》</text:p>
          </table:table-cell>
          <table:table-cell table:style-name="ce45" office:value-type="string" calcext:value-type="string">
            <text:p>K</text:p>
          </table:table-cell>
          <table:table-cell table:style-name="ce56" office:value-type="string" calcext:value-type="string">
            <text:p>pdf</text:p>
          </table:table-cell>
          <table:table-cell table:style-name="ce56" table:number-columns-repeated="16378"/>
        </table:table-row>
        <table:table-row table:style-name="ro8">
          <table:table-cell table:style-name="ce45" office:value-type="string" calcext:value-type="string">
            <text:p>98e5627649bdfc873a0f4302349f4fb7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电路分析基础/电子电路基础</text:p>
          </table:table-cell>
          <table:table-cell table:style-name="ce45" office:value-type="string" calcext:value-type="string">
            <text:p>电子电路全书课后习题答案合并</text:p>
          </table:table-cell>
          <table:table-cell table:style-name="ce45" office:value-type="string" calcext:value-type="string">
            <text:p>A</text:p>
          </table:table-cell>
          <table:table-cell table:style-name="ce56" office:value-type="string" calcext:value-type="string">
            <text:p>pdf</text:p>
          </table:table-cell>
          <table:table-cell table:style-name="ce56" table:number-columns-repeated="16378"/>
        </table:table-row>
        <table:table-row table:style-name="ro1">
          <table:table-cell table:style-name="ce45" office:value-type="string" calcext:value-type="string">
            <text:p>a068341adf389097090e9bf05d53c024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马克思主义基本原理</text:p>
          </table:table-cell>
          <table:table-cell table:style-name="ce47" office:value-type="string" calcext:value-type="string">
            <text:p><text:span text:style-name="T3">题库</text:span><text:span text:style-name="T4">/</text:span><text:span text:style-name="T2">模拟试卷</text:span></text:p>
          </table:table-cell>
          <table:table-cell table:style-name="ce45" office:value-type="string" calcext:value-type="string">
            <text:p>Q</text:p>
          </table:table-cell>
          <table:table-cell table:style-name="ce45" office:value-type="string" calcext:value-type="string">
            <text:p>pdf</text:p>
          </table:table-cell>
          <table:table-cell table:style-name="ce56" table:number-columns-repeated="16378"/>
        </table:table-row>
        <table:table-row table:style-name="ro9">
          <table:table-cell table:style-name="ce45" office:value-type="string" calcext:value-type="string">
            <text:p>a721ecde2dde9effb76768da391ac497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电路分析基础</text:p>
          </table:table-cell>
          <table:table-cell table:style-name="ce45" office:value-type="string" calcext:value-type="string">
            <text:p>学解 考试宝典 电路</text:p>
          </table:table-cell>
          <table:table-cell table:style-name="ce45" office:value-type="string" calcext:value-type="string">
            <text:p>K</text:p>
          </table:table-cell>
          <table:table-cell table:style-name="ce56" office:value-type="string" calcext:value-type="string">
            <text:p>pdf</text:p>
          </table:table-cell>
          <table:table-cell table:style-name="ce56" table:number-columns-repeated="16378"/>
        </table:table-row>
        <table:table-row table:style-name="ro9">
          <table:table-cell table:style-name="ce45" office:value-type="string" calcext:value-type="string">
            <text:p>acaa28a9381ab134352f2d499eab39db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电路分析基础</text:p>
          </table:table-cell>
          <table:table-cell table:style-name="ce45" office:value-type="string" calcext:value-type="string">
            <text:p>电路分析基础俎云霄 课后答案</text:p>
          </table:table-cell>
          <table:table-cell table:style-name="ce45" office:value-type="string" calcext:value-type="string">
            <text:p>A</text:p>
          </table:table-cell>
          <table:table-cell table:style-name="ce56" office:value-type="string" calcext:value-type="string">
            <text:p>pdf</text:p>
          </table:table-cell>
          <table:table-cell table:style-name="ce56" table:number-columns-repeated="16378"/>
        </table:table-row>
        <table:table-row table:style-name="ro9">
          <table:table-cell table:style-name="ce45" office:value-type="string" calcext:value-type="string">
            <text:p>acb674edeea9e45d58c94016b13351a5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微波工程基础</text:p>
          </table:table-cell>
          <table:table-cell table:style-name="ce45" office:value-type="string" calcext:value-type="string">
            <text:p>《微波工程基础》实验教学手册</text:p>
          </table:table-cell>
          <table:table-cell table:style-name="ce45" office:value-type="string" calcext:value-type="string">
            <text:p>C</text:p>
          </table:table-cell>
          <table:table-cell table:style-name="ce56" office:value-type="string" calcext:value-type="string">
            <text:p>pdf</text:p>
          </table:table-cell>
          <table:table-cell table:style-name="ce56" table:number-columns-repeated="16378"/>
        </table:table-row>
        <table:table-row table:style-name="ro2">
          <table:table-cell table:style-name="ce46" office:value-type="string" calcext:value-type="string">
            <text:p>ad4d3ada914782f60c0293008d1ce99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笔记</text:p>
          </table:table-cell>
          <table:table-cell office:value-type="string" calcext:value-type="string">
            <text:p>MK</text:p>
          </table:table-cell>
          <table:table-cell office:value-type="string" calcext:value-type="string">
            <text:p>zip</text:p>
          </table:table-cell>
          <table:table-cell/>
          <table:table-cell table:style-name="ce56" table:number-columns-repeated="16377"/>
        </table:table-row>
        <table:table-row table:style-name="ro9">
          <table:table-cell table:style-name="ce45" office:value-type="string" calcext:value-type="string">
            <text:p>b39de807ea75fc083b7b7ea31aeb8519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高等数学（下）</text:p>
          </table:table-cell>
          <table:table-cell table:style-name="ce47" office:value-type="string" calcext:value-type="string">
            <text:p>期末复习讲义</text:p>
          </table:table-cell>
          <table:table-cell table:style-name="ce45" office:value-type="string" calcext:value-type="string">
            <text:p>K</text:p>
          </table:table-cell>
          <table:table-cell table:style-name="ce45" office:value-type="string" calcext:value-type="string">
            <text:p>pdf</text:p>
          </table:table-cell>
          <table:table-cell table:style-name="ce56" table:number-columns-repeated="16378"/>
        </table:table-row>
        <table:table-row table:style-name="ro9">
          <table:table-cell table:style-name="ce45" office:value-type="string" calcext:value-type="string">
            <text:p>b464f2c0becdce1d24d22b4fe9154fef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大学计算机基础</text:p>
          </table:table-cell>
          <table:table-cell table:style-name="ce45" office:value-type="string" calcext:value-type="string">
            <text:p>大学计算机基础练习题</text:p>
          </table:table-cell>
          <table:table-cell table:style-name="ce45" office:value-type="string" calcext:value-type="string">
            <text:p>Q</text:p>
          </table:table-cell>
          <table:table-cell table:style-name="ce56" office:value-type="string" calcext:value-type="string">
            <text:p>zip</text:p>
          </table:table-cell>
          <table:table-cell table:style-name="ce56" table:number-columns-repeated="16378"/>
        </table:table-row>
        <table:table-row table:style-name="ro9">
          <table:table-cell table:style-name="ce45" office:value-type="string" calcext:value-type="string">
            <text:p>b4e2114f4fa50282fe33485907706e5b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大学计算机基础</text:p>
          </table:table-cell>
          <table:table-cell table:style-name="ce47" office:value-type="string" calcext:value-type="string">
            <text:p>计算机基础知识</text:p>
          </table:table-cell>
          <table:table-cell table:style-name="ce45" office:value-type="string" calcext:value-type="string">
            <text:p>C</text:p>
          </table:table-cell>
          <table:table-cell table:style-name="ce45" office:value-type="string" calcext:value-type="string">
            <text:p>pdf</text:p>
          </table:table-cell>
          <table:table-cell table:style-name="ce56"/>
          <table:table-cell table:number-columns-repeated="16377"/>
        </table:table-row>
        <table:table-row table:style-name="ro9">
          <table:table-cell table:style-name="ce45" office:value-type="string" calcext:value-type="string">
            <text:p>b624cb81305d085c690a408693945595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中国近现代史纲要</text:p>
          </table:table-cell>
          <table:table-cell table:style-name="ce47" office:value-type="string" calcext:value-type="string">
            <text:p>时间轴</text:p>
          </table:table-cell>
          <table:table-cell table:style-name="ce45" office:value-type="string" calcext:value-type="string">
            <text:p>K</text:p>
          </table:table-cell>
          <table:table-cell table:style-name="ce45" office:value-type="string" calcext:value-type="string">
            <text:p>pdf</text:p>
          </table:table-cell>
          <table:table-cell table:style-name="ce56" table:number-columns-repeated="16378"/>
        </table:table-row>
        <table:table-row table:style-name="ro1">
          <table:table-cell table:style-name="ce45" office:value-type="string" calcext:value-type="string">
            <text:p>b6fae3f7464a1f80021cf070ca732205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线性代数</text:p>
          </table:table-cell>
          <table:table-cell table:style-name="ce47" office:value-type="string" calcext:value-type="string">
            <text:p><text:span text:style-name="T3">线代绿书</text:span><text:span text:style-name="T4">2018</text:span><text:span text:style-name="T2">版</text:span></text:p>
          </table:table-cell>
          <table:table-cell table:style-name="ce45" office:value-type="string" calcext:value-type="string">
            <text:p>Q</text:p>
          </table:table-cell>
          <table:table-cell table:style-name="ce45" office:value-type="string" calcext:value-type="string">
            <text:p>pdf</text:p>
          </table:table-cell>
          <table:table-cell table:style-name="ce56" table:number-columns-repeated="16378"/>
        </table:table-row>
        <table:table-row table:style-name="ro9">
          <table:table-cell table:style-name="ce45" office:value-type="string" calcext:value-type="string">
            <text:p>be10e83fe557073cbfe158737729a9d4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马克思主义基本原理</text:p>
          </table:table-cell>
          <table:table-cell table:style-name="ce47" office:value-type="string" calcext:value-type="string">
            <text:p>知识框架</text:p>
          </table:table-cell>
          <table:table-cell table:style-name="ce45" office:value-type="string" calcext:value-type="string">
            <text:p>MK</text:p>
          </table:table-cell>
          <table:table-cell table:style-name="ce45" office:value-type="string" calcext:value-type="string">
            <text:p>pdf</text:p>
          </table:table-cell>
          <table:table-cell table:style-name="ce56" table:number-columns-repeated="16378"/>
        </table:table-row>
        <table:table-row table:style-name="ro1">
          <table:table-cell table:style-name="ce45" office:value-type="string" calcext:value-type="string">
            <text:p>c5b8df80724f60c1ac23a4dbf72ae862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马克思主义基本原理</text:p>
          </table:table-cell>
          <table:table-cell table:style-name="ce47" office:value-type="string" calcext:value-type="string">
            <text:p><text:span text:style-name="T3">知识梳理（导论</text:span><text:span text:style-name="T4">~</text:span><text:span text:style-name="T2">第三章）</text:span></text:p>
          </table:table-cell>
          <table:table-cell table:style-name="ce45" office:value-type="string" calcext:value-type="string">
            <text:p>K</text:p>
          </table:table-cell>
          <table:table-cell table:style-name="ce45" office:value-type="string" calcext:value-type="string">
            <text:p>pdf</text:p>
          </table:table-cell>
          <table:table-cell table:style-name="ce56"/>
          <table:table-cell table:number-columns-repeated="16377"/>
        </table:table-row>
        <table:table-row table:style-name="ro9">
          <table:table-cell table:style-name="ce45" office:value-type="string" calcext:value-type="string">
            <text:p>c8e97b1d423103e1693c6a33eb5669a2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微波技术基础</text:p>
          </table:table-cell>
          <table:table-cell table:style-name="ce45" office:value-type="string" calcext:value-type="string">
            <text:p>廖承恩《微波技术基础》习题解答</text:p>
          </table:table-cell>
          <table:table-cell table:style-name="ce45" office:value-type="string" calcext:value-type="string">
            <text:p>A</text:p>
          </table:table-cell>
          <table:table-cell table:style-name="ce56" office:value-type="string" calcext:value-type="string">
            <text:p>pdf</text:p>
          </table:table-cell>
          <table:table-cell table:style-name="ce56" table:number-columns-repeated="16378"/>
        </table:table-row>
        <table:table-row table:style-name="ro3">
          <table:table-cell office:value-type="string" calcext:value-type="string">
            <text:p>c93cd3f32fdcdacf20b59129e3796b47</text:p>
          </table:table-cell>
          <table:table-cell table:style-name="ce9" office:value-type="string" calcext:value-type="string">
            <text:p>本科</text:p>
          </table:table-cell>
          <table:table-cell table:style-name="ce9" office:value-type="string" calcext:value-type="string">
            <text:p>毛泽东思想和中国特色社会主义理论体系概论</text:p>
          </table:table-cell>
          <table:table-cell table:style-name="ce9" office:value-type="string" calcext:value-type="string">
            <text:p>知识点</text:p>
          </table:table-cell>
          <table:table-cell office:value-type="string" calcext:value-type="string">
            <text:p>K</text:p>
          </table:table-cell>
          <table:table-cell table:style-name="ce39" office:value-type="string" calcext:value-type="string">
            <text:p>pdf</text:p>
          </table:table-cell>
          <table:table-cell/>
          <table:table-cell table:style-name="ce56" table:number-columns-repeated="16377"/>
        </table:table-row>
        <table:table-row table:style-name="ro8">
          <table:table-cell table:style-name="ce45" office:value-type="string" calcext:value-type="string">
            <text:p>cbbdc0828717c5d6eef6c9cc6e71b1c6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模拟电子技术</text:p>
          </table:table-cell>
          <table:table-cell table:style-name="ce45" office:value-type="string" calcext:value-type="string">
            <text:p>2015年课件</text:p>
          </table:table-cell>
          <table:table-cell table:style-name="ce45" office:value-type="string" calcext:value-type="string">
            <text:p>C</text:p>
          </table:table-cell>
          <table:table-cell table:style-name="ce56" office:value-type="string" calcext:value-type="string">
            <text:p>zip</text:p>
          </table:table-cell>
          <table:table-cell table:style-name="ce56" table:number-columns-repeated="16378"/>
        </table:table-row>
        <table:table-row table:style-name="ro9">
          <table:table-cell table:style-name="ce45" office:value-type="string" calcext:value-type="string">
            <text:p>cea8d3fbbd654a034177eac609fdb01e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中国近现代史纲要</text:p>
          </table:table-cell>
          <table:table-cell table:style-name="ce47" office:value-type="string" calcext:value-type="string">
            <text:p>思维导图</text:p>
          </table:table-cell>
          <table:table-cell table:style-name="ce45" office:value-type="string" calcext:value-type="string">
            <text:p>M</text:p>
          </table:table-cell>
          <table:table-cell table:style-name="ce45" office:value-type="string" calcext:value-type="string">
            <text:p>pdf</text:p>
          </table:table-cell>
          <table:table-cell table:style-name="ce56" table:number-columns-repeated="16378"/>
        </table:table-row>
        <table:table-row table:style-name="ro9">
          <table:table-cell table:style-name="ce45" office:value-type="string" calcext:value-type="string">
            <text:p>cff2fb2ee5eba8180781836ab9a268c4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军事理论</text:p>
          </table:table-cell>
          <table:table-cell table:style-name="ce47" office:value-type="string" calcext:value-type="string">
            <text:p>军事理论题库</text:p>
          </table:table-cell>
          <table:table-cell table:style-name="ce48" office:value-type="string" calcext:value-type="string">
            <text:p>Q</text:p>
          </table:table-cell>
          <table:table-cell table:style-name="ce45" office:value-type="string" calcext:value-type="string">
            <text:p>pdf</text:p>
          </table:table-cell>
          <table:table-cell table:style-name="ce56" table:number-columns-repeated="16378"/>
        </table:table-row>
        <table:table-row table:style-name="ro2">
          <table:table-cell office:value-type="string" calcext:value-type="string">
            <text:p>d067b4aa14a05457162906222eab2dc1</text:p>
          </table:table-cell>
          <table:table-cell table:style-name="ce9" office:value-type="string" calcext:value-type="string">
            <text:p>本科</text:p>
          </table:table-cell>
          <table:table-cell table:style-name="ce9" office:value-type="string" calcext:value-type="string">
            <text:p>毛泽东思想和中国特色社会主义理论体系概论</text:p>
          </table:table-cell>
          <table:table-cell table:style-name="ce9" office:value-type="string" calcext:value-type="string">
            <text:p>23年毛概-大纲</text:p>
          </table:table-cell>
          <table:table-cell table:style-name="ce55" office:value-type="string" calcext:value-type="string">
            <text:p>K</text:p>
          </table:table-cell>
          <table:table-cell table:style-name="ce39" office:value-type="string" calcext:value-type="string">
            <text:p>pdf</text:p>
          </table:table-cell>
          <table:table-cell/>
          <table:table-cell table:style-name="ce56" table:number-columns-repeated="16377"/>
        </table:table-row>
        <table:table-row table:style-name="ro9">
          <table:table-cell table:style-name="ce45" office:value-type="string" calcext:value-type="string">
            <text:p>d0a4279569b9fe79de8d00dfa0827392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中国近现代史纲要</text:p>
          </table:table-cell>
          <table:table-cell table:style-name="ce47" office:value-type="string" calcext:value-type="string">
            <text:p>知识点</text:p>
          </table:table-cell>
          <table:table-cell table:style-name="ce45" office:value-type="string" calcext:value-type="string">
            <text:p>K</text:p>
          </table:table-cell>
          <table:table-cell table:style-name="ce45" office:value-type="string" calcext:value-type="string">
            <text:p>pdf</text:p>
          </table:table-cell>
          <table:table-cell table:style-name="ce56" table:number-columns-repeated="16378"/>
        </table:table-row>
        <table:table-row table:style-name="ro9">
          <table:table-cell table:style-name="ce45" office:value-type="string" calcext:value-type="string">
            <text:p>d1e32cef9a688384716b9001680c19f0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军事理论</text:p>
          </table:table-cell>
          <table:table-cell table:style-name="ce47" office:value-type="string" calcext:value-type="string">
            <text:p>军事理论题库</text:p>
          </table:table-cell>
          <table:table-cell table:style-name="ce48" office:value-type="string" calcext:value-type="string">
            <text:p>Q</text:p>
          </table:table-cell>
          <table:table-cell table:style-name="ce45" office:value-type="string" calcext:value-type="string">
            <text:p>pdf</text:p>
          </table:table-cell>
          <table:table-cell table:style-name="ce56" table:number-columns-repeated="16378"/>
        </table:table-row>
        <table:table-row table:style-name="ro1">
          <table:table-cell table:style-name="ce45" office:value-type="string" calcext:value-type="string">
            <text:p>d90c3c5665ae897fe9110e5a9ecbc0c0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<text:span text:style-name="T3">离散数学（</text:span><text:span text:style-name="T4">I</text:span><text:span text:style-name="T2">）</text:span><text:span text:style-name="T4">/</text:span><text:span text:style-name="T2">离散数学（</text:span><text:span text:style-name="T4">II</text:span><text:span text:style-name="T2">）</text:span></text:p>
          </table:table-cell>
          <table:table-cell table:style-name="ce47" office:value-type="string" calcext:value-type="string">
            <text:p>偶数题答案</text:p>
          </table:table-cell>
          <table:table-cell table:style-name="ce45" office:value-type="string" calcext:value-type="string">
            <text:p>A</text:p>
          </table:table-cell>
          <table:table-cell table:style-name="ce45" office:value-type="string" calcext:value-type="string">
            <text:p>pdf</text:p>
          </table:table-cell>
          <table:table-cell table:style-name="ce56" table:number-columns-repeated="16378"/>
        </table:table-row>
        <table:table-row table:style-name="ro9">
          <table:table-cell table:style-name="ce45" office:value-type="string" calcext:value-type="string">
            <text:p>db1d0153d20bc177c614f06981850a34</text:p>
          </table:table-cell>
          <table:table-cell table:style-name="ce45"/>
          <table:table-cell table:style-name="ce45" office:value-type="string" calcext:value-type="string">
            <text:p>随机信号分析与处理</text:p>
          </table:table-cell>
          <table:table-cell table:style-name="ce45" office:value-type="string" calcext:value-type="string">
            <text:p>罗鹏飞习题解答</text:p>
          </table:table-cell>
          <table:table-cell table:style-name="ce45" office:value-type="string" calcext:value-type="string">
            <text:p>A</text:p>
          </table:table-cell>
          <table:table-cell table:style-name="ce56" office:value-type="string" calcext:value-type="string">
            <text:p>pdf</text:p>
          </table:table-cell>
          <table:table-cell table:style-name="ce56" table:number-columns-repeated="16378"/>
        </table:table-row>
        <table:table-row table:style-name="ro9">
          <table:table-cell table:style-name="ce45" office:value-type="string" calcext:value-type="string">
            <text:p>dc13924148a20b4efe4f81af03220632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大学计算机基础</text:p>
          </table:table-cell>
          <table:table-cell table:style-name="ce47" office:value-type="string" calcext:value-type="string">
            <text:p>操作系统</text:p>
          </table:table-cell>
          <table:table-cell table:style-name="ce45" office:value-type="string" calcext:value-type="string">
            <text:p>C</text:p>
          </table:table-cell>
          <table:table-cell table:style-name="ce45" office:value-type="string" calcext:value-type="string">
            <text:p>pdf</text:p>
          </table:table-cell>
          <table:table-cell table:style-name="ce56" table:number-columns-repeated="16378"/>
        </table:table-row>
        <table:table-row table:style-name="ro2">
          <table:table-cell table:style-name="ce46" office:value-type="string" calcext:value-type="string">
            <text:p>e44c14587796bc7ad276d37c81eefa0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2022-2023学年第二学期毛概课程学生复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8">
          <table:table-cell table:style-name="ce45" office:value-type="string" calcext:value-type="string">
            <text:p>e66ce7007cd563e6c7e8acc58f27ef90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嵌入式系统控制与应用</text:p>
          </table:table-cell>
          <table:table-cell table:style-name="ce45" office:value-type="string" calcext:value-type="string">
            <text:p>嵌入式系统控制与应用 实验指导书（2015年）</text:p>
          </table:table-cell>
          <table:table-cell table:style-name="ce45" office:value-type="string" calcext:value-type="string">
            <text:p>C</text:p>
          </table:table-cell>
          <table:table-cell table:style-name="ce56" office:value-type="string" calcext:value-type="string">
            <text:p>pdf</text:p>
          </table:table-cell>
          <table:table-cell table:style-name="ce56"/>
          <table:table-cell table:number-columns-repeated="16377"/>
        </table:table-row>
        <table:table-row table:style-name="ro9">
          <table:table-cell table:style-name="ce45" office:value-type="string" calcext:value-type="string">
            <text:p>e6869464777a90d754e3418cecd3bfb3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中国近现代史纲要</text:p>
          </table:table-cell>
          <table:table-cell table:style-name="ce47" office:value-type="string" calcext:value-type="string">
            <text:p>《中国近现代史纲要》通关宝典</text:p>
          </table:table-cell>
          <table:table-cell table:style-name="ce45" office:value-type="string" calcext:value-type="string">
            <text:p>K</text:p>
          </table:table-cell>
          <table:table-cell table:style-name="ce45" office:value-type="string" calcext:value-type="string">
            <text:p>pdf</text:p>
          </table:table-cell>
          <table:table-cell table:style-name="ce56"/>
          <table:table-cell table:number-columns-repeated="16377"/>
        </table:table-row>
        <table:table-row table:style-name="ro8">
          <table:table-cell table:style-name="ce45" office:value-type="string" calcext:value-type="string">
            <text:p>eb30ada79c8df0abd0df64dc9e7be4fd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数据结构与算法</text:p>
          </table:table-cell>
          <table:table-cell table:style-name="ce45" office:value-type="string" calcext:value-type="string">
            <text:p>数据结构课件与资料-张海旸</text:p>
          </table:table-cell>
          <table:table-cell table:style-name="ce45" office:value-type="string" calcext:value-type="string">
            <text:p>C</text:p>
          </table:table-cell>
          <table:table-cell table:style-name="ce56" office:value-type="string" calcext:value-type="string">
            <text:p>zip</text:p>
          </table:table-cell>
          <table:table-cell table:style-name="ce56"/>
          <table:table-cell table:number-columns-repeated="16377"/>
        </table:table-row>
        <table:table-row table:style-name="ro9">
          <table:table-cell table:style-name="ce45" office:value-type="string" calcext:value-type="string">
            <text:p>f27dbba58082d1aecb6cb90d7333a7cb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马克思主义基本原理</text:p>
          </table:table-cell>
          <table:table-cell table:style-name="ce47" office:value-type="string" calcext:value-type="string">
            <text:p>马原知识点</text:p>
          </table:table-cell>
          <table:table-cell table:style-name="ce48" office:value-type="string" calcext:value-type="string">
            <text:p>K</text:p>
          </table:table-cell>
          <table:table-cell table:style-name="ce45" office:value-type="string" calcext:value-type="string">
            <text:p>pdf</text:p>
          </table:table-cell>
          <table:table-cell table:style-name="ce56"/>
          <table:table-cell table:number-columns-repeated="16377"/>
        </table:table-row>
        <table:table-row table:style-name="ro8">
          <table:table-cell table:style-name="ce45" office:value-type="string" calcext:value-type="string">
            <text:p>f97243ad75e829b854175d43b3170df1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C++语言程序设计</text:p>
          </table:table-cell>
          <table:table-cell table:style-name="ce45" office:value-type="string" calcext:value-type="string">
            <text:p>C++程序设计 课件</text:p>
          </table:table-cell>
          <table:table-cell table:style-name="ce45" office:value-type="string" calcext:value-type="string">
            <text:p>C</text:p>
          </table:table-cell>
          <table:table-cell table:style-name="ce56" office:value-type="string" calcext:value-type="string">
            <text:p>zip</text:p>
          </table:table-cell>
          <table:table-cell table:style-name="ce56"/>
          <table:table-cell table:number-columns-repeated="16377"/>
        </table:table-row>
        <table:table-row table:style-name="ro9">
          <table:table-cell table:style-name="ce45" office:value-type="string" calcext:value-type="string">
            <text:p>fb961636c3e8a00b42c2f4ead061340f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马克思主义基本原理</text:p>
          </table:table-cell>
          <table:table-cell table:style-name="ce47" office:value-type="string" calcext:value-type="string">
            <text:p>知识梳理（第四章）</text:p>
          </table:table-cell>
          <table:table-cell table:style-name="ce45" office:value-type="string" calcext:value-type="string">
            <text:p>K</text:p>
          </table:table-cell>
          <table:table-cell table:style-name="ce45" office:value-type="string" calcext:value-type="string">
            <text:p>pdf</text:p>
          </table:table-cell>
          <table:table-cell table:style-name="ce56"/>
          <table:table-cell table:number-columns-repeated="16377"/>
        </table:table-row>
        <table:table-row table:style-name="ro3">
          <table:table-cell office:value-type="string" calcext:value-type="string">
            <text:p>5fa1b8c8638b050f24cb3b9d06fde60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据库系统原理</text:p>
          </table:table-cell>
          <table:table-cell office:value-type="string" calcext:value-type="string">
            <text:p>单项选择题 修正版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b972a85813717b1a9c4637c71b80acb8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字信号处理</text:p>
          </table:table-cell>
          <table:table-cell office:value-type="string" calcext:value-type="string">
            <text:p>《数字信号处理》试题库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8b70cdcaaf75598c6b2bf71c18d34aa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工程图学</text:p>
          </table:table-cell>
          <table:table-cell office:value-type="string" calcext:value-type="string">
            <text:p>机械制图习题集 第6版解答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42e9ccab12f4d139580d8e8803f2bc4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23版知识点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07db70884c483b4bbe6aa733c964d58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文治学业辅导中心 课程提纲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f8a8b67527ceb062a8626b4cc3d37f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知识点章节整理（完整版）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4a7fabef0146a3cbf55b7f73f299f22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题库+答案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57ce6e0b892b257adfbe8e33eacac40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组成原理</text:p>
          </table:table-cell>
          <table:table-cell office:value-type="string" calcext:value-type="string">
            <text:p>期末复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66b707867e24843c84d593754600725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期末复习重点问题-2023年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296bb5b55aefcc3d428550d74cc1ad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2022毛概宇宙v1.5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41f62d9b234263bc1ffa787f98bff0c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大学计算机基础</text:p>
          </table:table-cell>
          <table:table-cell office:value-type="string" calcext:value-type="string">
            <text:p>各章练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zip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adb827ed398cf93b11aa228267a484ff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大学计算机基础</text:p>
          </table:table-cell>
          <table:table-cell office:value-type="string" calcext:value-type="string">
            <text:p>新版各章书后习题答案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zip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5196f44cdd8097106aa7aeb384fd1cd5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大学物理E</text:p>
          </table:table-cell>
          <table:table-cell office:value-type="string" calcext:value-type="string">
            <text:p>大学物理公式全储集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485994b7215891ea2abe9238677a7c4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《计算机网络》课后习题答案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4d592869d18dcd1d45aebb00faafd943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高等代数（下）</text:p>
          </table:table-cell>
          <table:table-cell office:value-type="string" calcext:value-type="string">
            <text:p>北邮高等代数13-14讲义稿 复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49ddf970e64c41cd01eba60db840240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高等代数（下）</text:p>
          </table:table-cell>
          <table:table-cell office:value-type="string" calcext:value-type="string">
            <text:p>高等代数（下）复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cf0e5ecbda0a0f1f7b18c190afc7c5d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计算机网络课后习题参考解答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08f44b319cc240ca9c740abbb14ea9e4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计算机网络 自顶向下方法 7版答案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a296e718e5bbfd498d9d582e05963d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计算机网络 自顶向下方法 8版答案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362b2d475ae7645d201dc5d951fe0637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学分析</text:p>
          </table:table-cell>
          <table:table-cell office:value-type="string" calcext:value-type="string">
            <text:p>元班数学分析第三次测验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bae58d55692d5efec8f01906b358743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固体物理</text:p>
          </table:table-cell>
          <table:table-cell office:value-type="string" calcext:value-type="string">
            <text:p>固体物理-笔记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afd7172379c2bf6e2e3cee16f072c9d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信号与系统期末串讲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388c174a82fb62011832090796326dd4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磁场与电磁波</text:p>
          </table:table-cell>
          <table:table-cell office:value-type="string" calcext:value-type="string">
            <text:p>电磁场各章PPT/复习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zip</text:p>
          </table:table-cell>
          <table:table-cell table:number-columns-repeated="16378"/>
        </table:table-row>
        <table:table-row table:style-name="ro3">
          <table:table-cell table:number-columns-repeated="16384"/>
        </table:table-row>
        <table:table-row table:style-name="ro4" table:number-rows-repeated="1048488">
          <table:table-cell table:number-columns-repeated="16384"/>
        </table:table-row>
        <table:table-row table:style-name="ro5">
          <table:table-cell table:number-columns-repeated="16384"/>
        </table:table-row>
        <table:table-row table:style-name="ro5">
          <table:table-cell table:number-columns-repeated="16384"/>
        </table:table-row>
      </table:table>
      <table:named-expressions/>
      <table:database-ranges>
        <table:database-range table:name="__Anonymous_Sheet_DB__0" table:target-range-address="books.A1:books.I262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tests.A1:tests.I294" table:display-filter-buttons="true">
          <table:sort>
            <table:sort-by table:field-number="3" table:data-type="automatic"/>
          </table:sort>
        </table:database-range>
        <table:database-range table:name="__Anonymous_Sheet_DB__2" table:target-range-address="docs.A1:docs.G62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Cantarell" svg:font-family="Cantarell" style:font-family-generic="system" style:font-pitch="variable"/>
    <style:font-face style:name="Cantarell1" svg:font-family="Cantarell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Nastaliq Urdu" svg:font-family="'Noto Nastaliq Urdu'" style:font-family-generic="system" style:font-pitch="variable"/>
    <style:font-face style:name="Noto Sans CJK SC" svg:font-family="'Noto Sans CJK SC'" style:font-family-generic="swiss" style:font-pitch="variable"/>
    <style:font-face style:name="Noto Sans CJK SC1" svg:font-family="'Noto Sans CJK SC'" style:font-family-generic="system" style:font-pitch="variable"/>
    <style:font-face style:name="Noto Sans CJK SC2" svg:font-family="'Noto Sans CJK SC'" style:font-family-generic="swiss"/>
    <style:font-face style:name="Roboto" svg:font-family="Roboto" style:font-family-generic="system" style:font-pitch="variable"/>
    <style:font-face style:name="Roboto1" svg:font-family="Roboto" style:font-family-generic="swiss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1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oto Serif'" style:font-family-generic="roman" style:font-pitch="variable" fo:font-size="12pt" fo:language="en" fo:country="US" style:letter-kerning="true" style:font-name-asian="Cantarell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Calibri" fo:font-family="Calibri" style:font-family-generic="swiss" fo:font-size="11pt" style:font-name-asian="Noto Sans CJK SC1" style:font-family-asian="'Noto Sans CJK SC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2681in" fo:page-height="11.692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ffffff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7">00/00/0000</text:date>, <text:time style:data-style-name="N2" text:time-value="21:10:56.80457557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docs" style:display-name="PageStyle_doc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tests" style:display-name="PageStyle_test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ooks" style:display-name="PageStyle_book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6-05T18:17:20</meta:creation-date>
    <meta:initial-creator>cpp Husky</meta:initial-creator>
    <dc:language>en-SG</dc:language>
    <dc:date>2024-06-27T21:12:00.495320992</dc:date>
    <meta:editing-cycles>722</meta:editing-cycles>
    <meta:editing-duration>P4DT5H46M39S</meta:editing-duration>
    <meta:generator>LibreOffice/24.2.4.2$Linux_X86_64 LibreOffice_project/420$Build-2</meta:generator>
    <meta:document-statistic meta:table-count="3" meta:cell-count="4536" meta:object-count="0"/>
    <meta:user-defined meta:name="AppVersion">15.0000</meta:user-defined>
  </office:meta>
</office:document-meta>
</file>